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Times New Roman2" svg:font-family="'Times New Roman'" style:font-family-generic="roman" style:font-pitch="variable" style:font-charset="x-symbol"/>
    <style:font-face style:name="Helvetica1" svg:font-family="Helvetic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Impact" svg:font-family="Impact"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false" presentation:display-footer="fals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draw:fill-color="#99ff99" draw:textarea-horizontal-align="justify" draw:textarea-vertical-align="top" draw:auto-grow-height="true" fo:padding-top="0.13cm" fo:padding-bottom="0.13cm" fo:padding-left="0.25cm" fo:padding-right="0.25cm" fo:wrap-option="wrap" draw:shadow="hidden" draw:shadow-color="#ffcc99"/>
    </style:style>
    <style:style style:name="pr1" style:family="presentation" style:parent-style-name="Default-title">
      <style:graphic-properties draw:stroke="none" draw:fill="none" draw:fill-color="#99ff99" draw:textarea-horizontal-align="justify" draw:textarea-vertical-align="middle" draw:auto-grow-height="true" draw:auto-grow-width="false" fo:min-height="1.011cm" fo:min-width="0cm" fo:padding-top="0.13cm" fo:padding-bottom="0.13cm" fo:padding-left="0.25cm" fo:padding-right="0.25cm" fo:wrap-option="wrap" draw:shadow="hidden"/>
    </style:style>
    <style:style style:name="pr2" style:family="presentation" style:parent-style-name="Default-outline1">
      <style:graphic-properties draw:stroke="none" draw:fill="none" draw:fill-color="#99ff99" draw:textarea-horizontal-align="justify" draw:textarea-vertical-align="top" draw:auto-grow-height="true" draw:auto-grow-width="false" fo:min-height="14.046cm" fo:min-width="0cm" fo:padding-top="0.13cm" fo:padding-bottom="0.13cm" fo:padding-left="0.25cm" fo:padding-right="0.25cm" fo:wrap-option="wrap" draw:shadow="hidden" draw:shadow-color="#ffcc99"/>
    </style:style>
    <style:style style:name="pr3" style:family="presentation" style:parent-style-name="Default-notes">
      <style:graphic-properties draw:fill-color="#ffffff" fo:min-height="11.617cm"/>
    </style:style>
    <style:style style:name="pr4" style:family="presentation" style:parent-style-name="Default-notes">
      <style:graphic-properties draw:stroke="none" draw:fill="none" draw:fill-color="#ffffff" draw:auto-grow-height="true" fo:min-height="11.617cm" draw:shadow="hidden" draw:shadow-color="#808080"/>
    </style:style>
    <style:style style:name="pr5" style:family="presentation" style:parent-style-name="Default-notes">
      <style:graphic-properties draw:stroke="none" draw:fill="none" draw:fill-color="#ffffff" draw:textarea-horizontal-align="justify" draw:textarea-vertical-align="middle" draw:auto-grow-height="true" draw:auto-grow-width="false" fo:min-height="11.36cm" fo:min-width="0cm" fo:padding-top="0.128cm" fo:padding-bottom="0.128cm" fo:padding-left="0.256cm" fo:padding-right="0.256cm" fo:wrap-option="no-wrap" draw:shadow="hidden" draw:shadow-color="#808080"/>
    </style:style>
    <style:style style:name="P1" style:family="paragraph">
      <style:paragraph-properties fo:margin-left="0cm" fo:margin-right="0cm" fo:text-indent="0cm"/>
    </style:style>
    <style:style style:name="P2" style:family="paragraph">
      <style:paragraph-properties style:writing-mode="lr-tb" style:font-independent-line-spacing="true"/>
    </style:style>
    <style:style style:name="P3" style:family="paragraph">
      <style:paragraph-properties fo:margin-left="0cm" fo:margin-right="0cm" fo:margin-top="0.176cm" fo:margin-bottom="0cm" fo:text-indent="0cm"/>
    </style:style>
    <style:style style:name="P4" style:family="paragraph">
      <style:paragraph-properties fo:margin-left="0cm" fo:margin-right="0cm" fo:margin-top="0.158cm" fo:margin-bottom="0cm" fo:text-indent="0cm"/>
    </style:style>
    <style:style style:name="P5" style:family="paragraph">
      <style:paragraph-properties fo:margin-left="0cm" fo:margin-right="0cm" fo:margin-top="0.396cm" fo:margin-bottom="0cm" fo:line-height="50%" fo:text-align="center" fo:text-indent="0cm"/>
    </style:style>
    <style:style style:name="P6" style:family="paragraph">
      <style:paragraph-properties fo:margin-left="0cm" fo:margin-right="0cm" fo:line-height="100%" fo:text-indent="0cm"/>
    </style:style>
    <style:style style:name="P7" style:family="paragraph">
      <style:paragraph-properties fo:margin-left="0cm" fo:margin-right="0cm" fo:line-height="100%"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 style:family="paragraph">
      <style:paragraph-properties fo:margin-left="0cm" fo:margin-right="0cm" fo:margin-top="0.396cm" fo:margin-bottom="0cm" fo:line-height="90%" fo:text-align="center" fo:text-indent="0cm"/>
    </style:style>
    <style:style style:name="P9" style:family="paragraph">
      <style:paragraph-properties fo:margin-left="0cm" fo:margin-right="0cm" fo:margin-top="0.396cm" fo:margin-bottom="0cm" fo:line-height="60%" fo:text-align="center" fo:text-indent="0cm"/>
    </style:style>
    <style:style style:name="P10" style:family="paragraph">
      <style:paragraph-properties fo:margin-left="0cm" fo:margin-right="0cm" fo:line-height="110%"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1" style:family="paragraph">
      <style:paragraph-properties fo:margin-left="0cm" fo:margin-right="0cm" fo:line-height="110%" fo:text-indent="0cm"/>
    </style:style>
    <style:style style:name="P12" style:family="paragraph">
      <style:paragraph-properties fo:margin-left="0cm" fo:margin-right="0cm" fo:line-height="110%" fo:text-align="center" fo:text-indent="0cm"/>
    </style:style>
    <style:style style:name="P13" style:family="paragraph">
      <style:paragraph-properties fo:margin-left="1.27cm" fo:margin-right="0cm" fo:margin-top="0.396cm" fo:margin-bottom="0cm" fo:line-height="100%" fo:text-indent="-1.27cm"/>
    </style:style>
    <style:style style:name="P14" style:family="paragraph">
      <style:paragraph-properties fo:margin-left="0cm" fo:margin-right="0cm" fo:margin-top="0.396cm" fo:margin-bottom="0cm" fo:line-height="100%" fo:text-indent="0cm"/>
    </style:style>
    <style:style style:name="T1" style:family="text">
      <style:text-properties fo:color="#006600"/>
    </style:style>
    <style:style style:name="T2" style:family="text">
      <style:text-properties fo:color="#660066" fo:language="en" fo:country="US"/>
    </style:style>
    <style:style style:name="T3" style:family="text">
      <style:text-properties fo:color="#660066" fo:language="en" fo:country="US" style:text-underline-style="solid" style:text-underline-width="auto" style:text-underline-color="font-color"/>
    </style:style>
    <style:style style:name="T4" style:family="text">
      <style:text-properties fo:color="#006600" fo:language="en" fo:country="US"/>
    </style:style>
    <style:style style:name="T5" style:family="text">
      <style:text-properties fo:color="#660066" style:font-name="Helvetica" fo:font-size="18pt" style:font-size-asian="18pt" style:font-size-complex="18pt"/>
    </style:style>
    <style:style style:name="T6" style:family="text">
      <style:text-properties fo:color="#660066" style:font-name="Helvetica" fo:font-size="18pt" fo:language="en" fo:country="US" style:font-size-asian="18pt" style:font-size-complex="18pt"/>
    </style:style>
    <style:style style:name="T7" style:family="text">
      <style:text-properties fo:language="en" fo:country="US"/>
    </style:style>
    <text:list-style style:name="L1">
      <text:list-level-style-bullet text:level="1" text:bullet-char="•">
        <style:list-level-properties/>
        <style:text-properties style:font-name="Helvetica" fo:color="#0066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52cm"/>
        <style:text-properties fo:font-family="'Monotype Sorts'" style:font-pitch="variable" style:font-charset="x-symbol" fo:color="#006600" fo:font-size="90%"/>
      </text:list-level-style-bullet>
      <text:list-level-style-bullet text:level="2" text:bullet-char="">
        <style:list-level-properties text:space-before="1.27cm" text:min-label-width="0.793cm"/>
        <style:text-properties fo:font-family="'Monotype Sorts'" style:font-pitch="variable" style:font-charset="x-symbol" fo:color="#cc66ff" fo:font-size="90%"/>
      </text:list-level-style-bullet>
      <text:list-level-style-bullet text:level="3" text:bullet-char="">
        <style:list-level-properties text:space-before="2.54cm" text:min-label-width="0.635cm"/>
        <style:text-properties fo:font-family="'Monotype Sorts'" style:font-pitch="variable" style:font-charset="x-symbol" fo:color="#33cc33" fo:font-size="90%"/>
      </text:list-level-style-bullet>
      <text:list-level-style-bullet text:level="4" text:bullet-char="–">
        <style:list-level-properties text:space-before="3.81cm" text:min-label-width="0.635cm"/>
        <style:text-properties style:font-name="Helvetica" fo:color="#ff99cc" fo:font-size="100%"/>
      </text:list-level-style-bullet>
      <text:list-level-style-bullet text:level="5" text:bullet-char="»">
        <style:list-level-properties text:space-before="5.08cm" text:min-label-width="0.635cm"/>
        <style:text-properties style:font-name="Helvetica" fo:color="#660066" fo:font-size="100%"/>
      </text:list-level-style-bullet>
      <text:list-level-style-bullet text:level="6" text:bullet-char="»">
        <style:list-level-properties text:space-before="5.08cm" text:min-label-width="0.635cm"/>
        <style:text-properties style:font-name="Helvetica" fo:color="#660066" fo:font-size="100%"/>
      </text:list-level-style-bullet>
      <text:list-level-style-bullet text:level="7" text:bullet-char="»">
        <style:list-level-properties text:space-before="5.08cm" text:min-label-width="0.635cm"/>
        <style:text-properties style:font-name="Helvetica" fo:color="#660066" fo:font-size="100%"/>
      </text:list-level-style-bullet>
      <text:list-level-style-bullet text:level="8" text:bullet-char="»">
        <style:list-level-properties text:space-before="5.08cm" text:min-label-width="0.635cm"/>
        <style:text-properties style:font-name="Helvetica" fo:color="#660066" fo:font-size="100%"/>
      </text:list-level-style-bullet>
      <text:list-level-style-bullet text:level="9" text:bullet-char="»">
        <style:list-level-properties text:space-before="5.08cm" text:min-label-width="0.635cm"/>
        <style:text-properties style:font-name="Helvetica" fo:color="#660066" fo:font-size="100%"/>
      </text:list-level-style-bullet>
      <text:list-level-style-bullet text:level="10" text:bullet-char="»">
        <style:list-level-properties text:space-before="5.08cm" text:min-label-width="0.635cm"/>
        <style:text-properties style:font-name="Helvetica" fo:color="#660066" fo:font-size="100%"/>
      </text:list-level-style-bullet>
    </text:list-style>
    <text:list-style style:name="L3">
      <text:list-level-style-bullet text:level="1" text:bullet-char="»">
        <style:list-level-properties text:space-before="5.08cm" text:min-label-width="0.635cm"/>
        <style:text-properties style:font-name="Helvetica" fo:color="#006600" fo:font-size="100%"/>
      </text:list-level-style-bullet>
      <text:list-level-style-bullet text:level="2" text:bullet-char="">
        <style:list-level-properties text:space-before="1.27cm" text:min-label-width="0.793cm"/>
        <style:text-properties fo:font-family="'Monotype Sorts'" style:font-pitch="variable" style:font-charset="x-symbol" fo:color="#cc66ff" fo:font-size="90%"/>
      </text:list-level-style-bullet>
      <text:list-level-style-bullet text:level="3" text:bullet-char="">
        <style:list-level-properties text:space-before="2.54cm" text:min-label-width="0.635cm"/>
        <style:text-properties fo:font-family="'Monotype Sorts'" style:font-pitch="variable" style:font-charset="x-symbol" fo:color="#33cc33" fo:font-size="90%"/>
      </text:list-level-style-bullet>
      <text:list-level-style-bullet text:level="4" text:bullet-char="–">
        <style:list-level-properties text:space-before="3.81cm" text:min-label-width="0.635cm"/>
        <style:text-properties style:font-name="Helvetica" fo:color="#ff99cc" fo:font-size="100%"/>
      </text:list-level-style-bullet>
      <text:list-level-style-bullet text:level="5" text:bullet-char="»">
        <style:list-level-properties text:space-before="5.08cm" text:min-label-width="0.635cm"/>
        <style:text-properties style:font-name="Helvetica" fo:color="#660066" fo:font-size="100%"/>
      </text:list-level-style-bullet>
      <text:list-level-style-bullet text:level="6" text:bullet-char="»">
        <style:list-level-properties text:space-before="5.08cm" text:min-label-width="0.635cm"/>
        <style:text-properties style:font-name="Helvetica" fo:color="#660066" fo:font-size="100%"/>
      </text:list-level-style-bullet>
      <text:list-level-style-bullet text:level="7" text:bullet-char="»">
        <style:list-level-properties text:space-before="5.08cm" text:min-label-width="0.635cm"/>
        <style:text-properties style:font-name="Helvetica" fo:color="#660066" fo:font-size="100%"/>
      </text:list-level-style-bullet>
      <text:list-level-style-bullet text:level="8" text:bullet-char="»">
        <style:list-level-properties text:space-before="5.08cm" text:min-label-width="0.635cm"/>
        <style:text-properties style:font-name="Helvetica" fo:color="#660066" fo:font-size="100%"/>
      </text:list-level-style-bullet>
      <text:list-level-style-bullet text:level="9" text:bullet-char="»">
        <style:list-level-properties text:space-before="5.08cm" text:min-label-width="0.635cm"/>
        <style:text-properties style:font-name="Helvetica" fo:color="#660066" fo:font-size="100%"/>
      </text:list-level-style-bullet>
      <text:list-level-style-bullet text:level="10" text:bullet-char="»">
        <style:list-level-properties text:space-before="5.08cm" text:min-label-width="0.635cm"/>
        <style:text-properties style:font-name="Helvetica" fo:color="#660066" fo:font-size="100%"/>
      </text:list-level-style-bullet>
    </text:list-style>
    <text:list-style style:name="L4">
      <text:list-level-style-bullet text:level="1" text:bullet-char="•">
        <style:list-level-properties/>
        <style:text-properties style:font-name="Times New Roman" fo:color="#660066" fo:font-size="100%"/>
      </text:list-level-style-bullet>
      <text:list-level-style-bullet text:level="2" text:bullet-char="•">
        <style:list-level-properties text:space-before="1.27cm"/>
        <style:text-properties style:font-name="Times New Roman" fo:color="#660066" fo:font-size="100%"/>
      </text:list-level-style-bullet>
      <text:list-level-style-bullet text:level="3" text:bullet-char="•">
        <style:list-level-properties text:space-before="2.54cm"/>
        <style:text-properties style:font-name="Times New Roman" fo:color="#660066" fo:font-size="100%"/>
      </text:list-level-style-bullet>
      <text:list-level-style-bullet text:level="4" text:bullet-char="•">
        <style:list-level-properties text:space-before="3.81cm"/>
        <style:text-properties style:font-name="Times New Roman" fo:color="#660066" fo:font-size="100%"/>
      </text:list-level-style-bullet>
      <text:list-level-style-bullet text:level="5" text:bullet-char="•">
        <style:list-level-properties text:space-before="5.08cm"/>
        <style:text-properties style:font-name="Times New Roman" fo:color="#660066" fo:font-size="100%"/>
      </text:list-level-style-bullet>
      <text:list-level-style-bullet text:level="6" text:bullet-char="•">
        <style:list-level-properties text:space-before="5.08cm"/>
        <style:text-properties style:font-name="Times New Roman" fo:color="#660066" fo:font-size="100%"/>
      </text:list-level-style-bullet>
      <text:list-level-style-bullet text:level="7" text:bullet-char="•">
        <style:list-level-properties text:space-before="5.08cm"/>
        <style:text-properties style:font-name="Times New Roman" fo:color="#660066" fo:font-size="100%"/>
      </text:list-level-style-bullet>
      <text:list-level-style-bullet text:level="8" text:bullet-char="•">
        <style:list-level-properties text:space-before="5.08cm"/>
        <style:text-properties style:font-name="Times New Roman" fo:color="#660066" fo:font-size="100%"/>
      </text:list-level-style-bullet>
      <text:list-level-style-bullet text:level="9" text:bullet-char="•">
        <style:list-level-properties text:space-before="5.08cm"/>
        <style:text-properties style:font-name="Times New Roman" fo:color="#660066" fo:font-size="100%"/>
      </text:list-level-style-bullet>
      <text:list-level-style-bullet text:level="10" text:bullet-char="•">
        <style:list-level-properties text:space-before="5.08cm"/>
        <style:text-properties style:font-name="Times New Roman" fo:color="#660066" fo:font-size="100%"/>
      </text:list-level-style-bullet>
    </text:list-style>
    <text:list-style style:name="L5">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6">
      <text:list-level-style-number text:level="1" style:num-suffix=")" style:num-format="A">
        <style:list-level-properties text:min-label-width="1.27cm"/>
        <style:text-properties fo:color="#660066" fo:font-size="100%"/>
      </text:list-level-style-number>
      <text:list-level-style-number text:level="2" style:num-suffix=")" style:num-format="A">
        <style:list-level-properties text:space-before="1.27cm"/>
        <style:text-properties fo:color="#000000" fo:font-size="100%"/>
      </text:list-level-style-number>
      <text:list-level-style-number text:level="3" style:num-suffix=")" style:num-format="A">
        <style:list-level-properties text:space-before="2.54cm"/>
        <style:text-properties fo:color="#000000" fo:font-size="100%"/>
      </text:list-level-style-number>
      <text:list-level-style-number text:level="4" style:num-suffix=")" style:num-format="A">
        <style:list-level-properties text:space-before="3.81cm"/>
        <style:text-properties fo:color="#000000" fo:font-size="100%"/>
      </text:list-level-style-number>
      <text:list-level-style-number text:level="5" style:num-suffix=")" style:num-format="A">
        <style:list-level-properties text:space-before="5.08cm"/>
        <style:text-properties fo:color="#000000" fo:font-size="100%"/>
      </text:list-level-style-number>
      <text:list-level-style-number text:level="6" style:num-suffix=")" style:num-format="A">
        <style:list-level-properties text:space-before="5.08cm"/>
        <style:text-properties fo:color="#000000" fo:font-size="100%"/>
      </text:list-level-style-number>
      <text:list-level-style-number text:level="7" style:num-suffix=")" style:num-format="A">
        <style:list-level-properties text:space-before="5.08cm"/>
        <style:text-properties fo:color="#000000" fo:font-size="100%"/>
      </text:list-level-style-number>
      <text:list-level-style-number text:level="8" style:num-suffix=")" style:num-format="A">
        <style:list-level-properties text:space-before="5.08cm"/>
        <style:text-properties fo:color="#000000" fo:font-size="100%"/>
      </text:list-level-style-number>
      <text:list-level-style-number text:level="9" style:num-suffix=")" style:num-format="A">
        <style:list-level-properties text:space-before="5.08cm"/>
        <style:text-properties fo:color="#000000" fo:font-size="100%"/>
      </text:list-level-style-number>
      <text:list-level-style-number text:level="10" style:num-suffix=")" style:num-format="A">
        <style:list-level-properties text:space-before="5.08cm"/>
        <style:text-properties fo:color="#000000" fo:font-size="100%"/>
      </text:list-level-style-number>
    </text:list-style>
  </office:automatic-styles>
  <office:body>
    <office:presentation>
      <presentation:date-time-decl presentation:name="dtd1" presentation:source="current-date" style:data-style-name="D3"/>
      <draw:page draw:name="message queue" draw:style-name="dp1" draw:master-page-name="Default" presentation:presentation-page-layout-name="AL1T1" presentation:use-date-time-name="dtd1">
        <office:forms form:automatic-focus="false" form:apply-design-mode="false"/>
        <draw:frame presentation:style-name="pr1" draw:text-style-name="P2" draw:layer="layout" svg:width="22.781cm" svg:height="1.615cm" svg:x="2.618cm" svg:y="0.498cm" presentation:class="title" presentation:user-transformed="true">
          <draw:text-box>
            <text:p text:style-name="P1"><text:span text:style-name="T1">message queue</text:span></text:p>
          </draw:text-box>
        </draw:frame>
        <draw:frame presentation:style-name="pr2" draw:text-style-name="P2" draw:layer="layout" svg:width="19.527cm" svg:height="14.306cm" svg:x="2.887cm" svg:y="2.751cm" presentation:class="outline" presentation:user-transformed="true">
          <draw:text-box>
            <text:list text:style-name="L2">
              <text:list-item>
                <text:p text:style-name="P3"><text:span text:style-name="T2">A process may send or receive data with a predefined format from another process</text:span></text:p>
              </text:list-item>
              <text:list-item>
                <text:p text:style-name="P3"><text:span text:style-name="T2">Four system calls on message queues</text:span></text:p>
              </text:list-item>
            </text:list>
            <text:list text:style-name="L3">
              <text:list-item>
                <text:list>
                  <text:list-item>
                    <text:p text:style-name="P4"><text:span text:style-name="T2">msgget ( ) – allocates the queue where message objects are saved</text:span></text:p>
                  </text:list-item>
                  <text:list-item>
                    <text:p text:style-name="P4"><text:span text:style-name="T2">msgrcv ( ) – retrieves a message in </text:span><text:span text:style-name="T3">FIFO fashion according to the mtype value</text:span><text:span text:style-name="T2"> of the message. When a message to retrieve is not in the queue, the function may halt the execution of the process until the correct message is available</text:span></text:p>
                  </text:list-item>
                  <text:list-item>
                    <text:p text:style-name="P4"><text:span text:style-name="T2">msgsnd ( ) – puts a message in the queue. When the queue is full, the function may halt the execution of the process until space is available for the new message</text:span></text:p>
                  </text:list-item>
                  <text:list-item>
                    <text:p text:style-name="P4"><text:span text:style-name="T2">msgctl ( ) – deallocates the queue when the processes terminate (may use for various other operations also)</text:span></text:p>
                  </text:list-item>
                </text:list>
              </text:list-item>
            </text:list>
            <text:list text:style-name="L2">
              <text:list-header>
                <text:p text:style-name="P3"><text:span text:style-name="T2"/></text:p>
              </text:list-header>
            </text:list>
          </draw:text-box>
        </draw:frame>
        <presentation:notes draw:style-name="dp2">
          <draw:page-thumbnail draw:style-name="gr1" draw:layer="layout" svg:width="12.911cm" svg:height="9.685cm" svg:x="3.073cm" svg:y="1.94cm" draw:page-number="1" presentation:class="page"/>
          <draw:frame presentation:style-name="pr3" draw:layer="layout" svg:width="13.97cm" svg:height="11.873cm" svg:x="2.54cm" svg:y="12.267cm" presentation:class="notes" presentation:placeholder="true">
            <draw:text-box/>
          </draw:frame>
        </presentation:notes>
      </draw:page>
      <draw:page draw:name="msgQ_A.cpp" draw:style-name="dp1" draw:master-page-name="Default" presentation:presentation-page-layout-name="AL1T1" presentation:use-date-time-name="dtd1">
        <office:forms form:automatic-focus="false" form:apply-design-mode="false"/>
        <draw:frame presentation:style-name="pr1" draw:text-style-name="P2" draw:layer="layout" svg:width="22.781cm" svg:height="1.615cm" svg:x="2.618cm" svg:y="0.498cm" presentation:class="title" presentation:user-transformed="true">
          <draw:text-box>
            <text:p text:style-name="P1"><text:span text:style-name="T4">msgQ_A.cpp</text:span></text:p>
          </draw:text-box>
        </draw:frame>
        <draw:custom-shape draw:style-name="gr2" draw:text-style-name="P2" draw:layer="layout" svg:width="2.068cm" svg:height="11.901cm" svg:x="0cm" svg:y="4.132cm">
          <text:p text:style-name="P5"><text:span text:style-name="T5">1</text:span></text:p>
          <text:p text:style-name="P5"><text:span text:style-name="T5">2</text:span></text:p>
          <text:p text:style-name="P5"><text:span text:style-name="T5">3</text:span></text:p>
          <text:p text:style-name="P5"><text:span text:style-name="T5">4</text:span></text:p>
          <text:p text:style-name="P5"><text:span text:style-name="T5">5</text:span></text:p>
          <text:p text:style-name="P5"><text:span text:style-name="T5">6</text:span></text:p>
          <text:p text:style-name="P5"><text:span text:style-name="T5">7</text:span></text:p>
          <text:p text:style-name="P5"><text:span text:style-name="T5">8</text:span></text:p>
          <text:p text:style-name="P5"><text:span text:style-name="T5">9</text:span></text:p>
          <text:p text:style-name="P5"><text:span text:style-name="T5">10</text:span></text:p>
          <text:p text:style-name="P5"><text:span text:style-name="T5">1</text:span></text:p>
          <text:p text:style-name="P5"><text:span text:style-name="T5">2</text:span></text:p>
          <text:p text:style-name="P5"><text:span text:style-name="T5">3</text:span></text:p>
          <text:p text:style-name="P5"><text:span text:style-name="T5">4</text:span></text:p>
          <text:p text:style-name="P5"><text:span text:style-name="T5">5</text:span></text:p>
          <draw:enhanced-geometry svg:viewBox="0 0 21600 21600" draw:type="mso-spt202" draw:enhanced-path="M 0 0 L 21600 0 21600 21600 0 21600 0 0 Z N"/>
        </draw:custom-shape>
        <draw:custom-shape draw:style-name="gr2" draw:text-style-name="P2" draw:layer="layout" svg:width="22.644cm" svg:height="12.453cm" svg:x="1.733cm" svg:y="3.872cm">
          <text:p text:style-name="P6"><text:span text:style-name="T6">/* </text:span></text:p>
          <text:p text:style-name="P6"><text:span text:style-name="T6">This is a simple illustration of the use of:</text:span></text:p>
          <text:p text:style-name="P7"><text:span text:style-name="T6"><text:tab/></text:span><text:span text:style-name="T6">ftok, msgget, msgsnd, msgrcv</text:span></text:p>
          <text:p text:style-name="P6"><text:span text:style-name="T6"/></text:p>
          <text:p text:style-name="P6"><text:span text:style-name="T6">Program A will use a message queue created by Program B. </text:span></text:p>
          <text:p text:style-name="P6"><text:span text:style-name="T6"/></text:p>
          <text:p text:style-name="P6"><text:span text:style-name="T6">Program A sends the first message and reads the reply. Program A</text:span></text:p>
          <text:p text:style-name="P6"><text:span text:style-name="T6">also sends two "fake" messages to the msgQ.</text:span></text:p>
          <text:p text:style-name="P6"><text:span text:style-name="T6"/></text:p>
          <text:p text:style-name="P6"><text:span text:style-name="T6">This implementation does not contain error handling routines.</text:span></text:p>
          <text:p text:style-name="P6"><text:span text:style-name="T6"/></text:p>
          <text:p text:style-name="P6"><text:span text:style-name="T6">*/</text:span></text:p>
          <text:p text:style-name="P6"><text:span text:style-name="T6">#include &lt;sys/ipc.h&gt;</text:span></text:p>
          <text:p text:style-name="P6"><text:span text:style-name="T6">#include &lt;sys/msg.h&gt;</text:span></text:p>
          <text:p text:style-name="P6"><text:span text:style-name="T6">#include &lt;iostream&gt;</text:span></text:p>
          <text:p text:style-name="P6"><text:span text:style-name="T6">using namespace std;</text:span></text:p>
          <draw:enhanced-geometry svg:viewBox="0 0 21600 21600" draw:type="mso-spt202" draw:enhanced-path="M 0 0 L 21600 0 21600 21600 0 21600 0 0 Z N"/>
        </draw:custom-shape>
        <presentation:notes draw:style-name="dp2">
          <draw:page-thumbnail draw:style-name="gr1" draw:layer="layout" svg:width="12.911cm" svg:height="9.685cm" svg:x="3.073cm" svg:y="1.94cm" draw:page-number="2" presentation:class="page"/>
          <draw:frame presentation:style-name="pr3" draw:layer="layout" svg:width="13.97cm" svg:height="11.873cm" svg:x="2.54cm" svg:y="12.267cm" presentation:class="notes" presentation:placeholder="true">
            <draw:text-box/>
          </draw:frame>
        </presentation:notes>
      </draw:page>
      <draw:page draw:name="page3" draw:style-name="dp1" draw:master-page-name="Default" presentation:presentation-page-layout-name="AL1T1" presentation:use-date-time-name="dtd1">
        <office:forms form:automatic-focus="false" form:apply-design-mode="false"/>
        <draw:frame presentation:style-name="pr1" draw:text-style-name="P2" draw:layer="layout" svg:width="22.781cm" svg:height="1.615cm" svg:x="2.618cm" svg:y="0.498cm" presentation:class="title" presentation:user-transformed="true">
          <draw:text-box>
            <text:p text:style-name="P1"><text:span text:style-name="T4">msgQ_A.cpp</text:span></text:p>
          </draw:text-box>
        </draw:frame>
        <draw:custom-shape draw:style-name="gr2" draw:text-style-name="P2" draw:layer="layout" svg:width="2.068cm" svg:height="13.455cm" svg:x="0cm" svg:y="4.202cm">
          <text:p text:style-name="P5"><text:span text:style-name="T5">1</text:span></text:p>
          <text:p text:style-name="P5"><text:span text:style-name="T5">2</text:span></text:p>
          <text:p text:style-name="P5"><text:span text:style-name="T5">3</text:span></text:p>
          <text:p text:style-name="P5"><text:span text:style-name="T5">4</text:span></text:p>
          <text:p text:style-name="P5"><text:span text:style-name="T5">5</text:span></text:p>
          <text:p text:style-name="P5"><text:span text:style-name="T5">6</text:span></text:p>
          <text:p text:style-name="P5"><text:span text:style-name="T5">7</text:span></text:p>
          <text:p text:style-name="P5"><text:span text:style-name="T5">8</text:span></text:p>
          <text:p text:style-name="P5"><text:span text:style-name="T5">9</text:span></text:p>
          <text:p text:style-name="P5"><text:span text:style-name="T5">10</text:span></text:p>
          <text:p text:style-name="P5"><text:span text:style-name="T5">1</text:span></text:p>
          <text:p text:style-name="P5"><text:span text:style-name="T5">2</text:span></text:p>
          <text:p text:style-name="P5"><text:span text:style-name="T5">3</text:span></text:p>
          <text:p text:style-name="P5"><text:span text:style-name="T5">4</text:span></text:p>
          <text:p text:style-name="P5"><text:span text:style-name="T5">5</text:span></text:p>
          <text:p text:style-name="P5"><text:span text:style-name="T5">6</text:span></text:p>
          <text:p text:style-name="P5"><text:span text:style-name="T5">7</text:span></text:p>
          <draw:enhanced-geometry svg:viewBox="0 0 21600 21600" draw:type="mso-spt202" draw:enhanced-path="M 0 0 L 21600 0 21600 21600 0 21600 0 0 Z N"/>
        </draw:custom-shape>
        <draw:custom-shape draw:style-name="gr2" draw:text-style-name="P2" draw:layer="layout" svg:width="22.644cm" svg:height="13.215cm" svg:x="1.733cm" svg:y="3.872cm">
          <text:p text:style-name="P6"><text:span text:style-name="T6">int main( ) {</text:span></text:p>
          <text:p text:style-name="P7"><text:span text:style-name="T6"><text:tab/></text:span><text:span text:style-name="T6">int qid = msgget(ftok(".",'u'), 0);</text:span></text:p>
          <text:p text:style-name="P6"><text:span text:style-name="T6"/></text:p>
          <text:p text:style-name="P7"><text:span text:style-name="T6"><text:tab/></text:span><text:span text:style-name="T6">// declare my message buffer</text:span></text:p>
          <text:p text:style-name="P7"><text:span text:style-name="T6"><text:tab/></text:span><text:span text:style-name="T6">struct buf {</text:span></text:p>
          <text:p text:style-name="P7"><text:span text:style-name="T6"><text:tab/></text:span><text:span text:style-name="T6"><text:tab/></text:span><text:span text:style-name="T6">long mtype; // required</text:span></text:p>
          <text:p text:style-name="P7"><text:span text:style-name="T6"><text:tab/></text:span><text:span text:style-name="T6"><text:tab/></text:span><text:span text:style-name="T6">char greeting[50]; // mesg content</text:span></text:p>
          <text:p text:style-name="P7"><text:span text:style-name="T6"><text:tab/></text:span><text:span text:style-name="T6">}; buf msg;</text:span></text:p>
          <text:p text:style-name="P7"><text:span text:style-name="T6"><text:tab/></text:span><text:span text:style-name="T6">int size = sizeof(msg)-sizeof(long);</text:span></text:p>
          <text:p text:style-name="P6"><text:span text:style-name="T6"/></text:p>
          <text:p text:style-name="P7"><text:span text:style-name="T6"><text:tab/></text:span><text:span text:style-name="T6">msg.mtype = 111; </text:span><text:span text:style-name="T6"><text:tab/></text:span><text:span text:style-name="T6">// set message type mtype = 111</text:span></text:p>
          <text:p text:style-name="P7"><text:span text:style-name="T6"><text:tab/></text:span><text:span text:style-name="T6">strcpy(msg.greeting, "Fake message");</text:span></text:p>
          <text:p text:style-name="P7"><text:span text:style-name="T6"><text:tab/></text:span><text:span text:style-name="T6">msgsnd(qid, (struct msgbuf *)&amp;msg, size, 0);</text:span></text:p>
          <text:p text:style-name="P6"><text:span text:style-name="T6"/></text:p>
          <text:p text:style-name="P7"><text:span text:style-name="T6"><text:tab/></text:span><text:span text:style-name="T6">msg.mtype = 113;</text:span><text:span text:style-name="T6"><text:tab/></text:span><text:span text:style-name="T6"> </text:span><text:span text:style-name="T6"><text:tab/></text:span><text:span text:style-name="T6">// set message type mtype = 113</text:span></text:p>
          <text:p text:style-name="P7"><text:span text:style-name="T6"><text:tab/></text:span><text:span text:style-name="T6">strcpy(msg.greeting, "Another fake");</text:span></text:p>
          <text:p text:style-name="P7"><text:span text:style-name="T6"><text:tab/></text:span><text:span text:style-name="T6">msgsnd(qid, (struct msgbuf *)&amp;msg, size, 0);</text:span></text:p>
          <draw:enhanced-geometry svg:viewBox="0 0 21600 21600" draw:type="mso-spt202" draw:enhanced-path="M 0 0 L 21600 0 21600 21600 0 21600 0 0 Z N"/>
        </draw:custom-shape>
        <presentation:notes draw:style-name="dp3">
          <draw:page-thumbnail draw:layer="layout" svg:width="12.911cm" svg:height="9.684cm" svg:x="3.074cm" svg:y="1.94cm" draw:page-number="3"/>
          <draw:frame presentation:style-name="pr4" draw:layer="layout" svg:width="13.97cm" svg:height="11.873cm" svg:x="2.54cm" svg:y="12.267cm" presentation:class="notes" presentation:placeholder="true">
            <draw:text-box/>
          </draw:frame>
        </presentation:notes>
      </draw:page>
      <draw:page draw:name="page4" draw:style-name="dp1" draw:master-page-name="Default" presentation:presentation-page-layout-name="AL1T1" presentation:use-date-time-name="dtd1">
        <office:forms form:automatic-focus="false" form:apply-design-mode="false"/>
        <draw:frame presentation:style-name="pr1" draw:text-style-name="P2" draw:layer="layout" svg:width="22.781cm" svg:height="1.615cm" svg:x="2.618cm" svg:y="0.498cm" presentation:class="title" presentation:user-transformed="true">
          <draw:text-box>
            <text:p text:style-name="P1"><text:span text:style-name="T4">msgQ_A.cpp</text:span></text:p>
          </draw:text-box>
        </draw:frame>
        <draw:custom-shape draw:style-name="gr2" draw:text-style-name="P2" draw:layer="layout" svg:width="2.068cm" svg:height="12.965cm" svg:x="0cm" svg:y="3.956cm">
          <text:p text:style-name="P8"><text:span text:style-name="T5">1</text:span></text:p>
          <text:p text:style-name="P9"><text:span text:style-name="T5">2</text:span></text:p>
          <text:p text:style-name="P9"><text:span text:style-name="T5">3</text:span></text:p>
          <text:p text:style-name="P9"><text:span text:style-name="T5">4</text:span></text:p>
          <text:p text:style-name="P9"><text:span text:style-name="T5">5</text:span></text:p>
          <text:p text:style-name="P9"><text:span text:style-name="T5">6</text:span></text:p>
          <text:p text:style-name="P9"><text:span text:style-name="T5">7</text:span></text:p>
          <text:p text:style-name="P9"><text:span text:style-name="T5">8</text:span></text:p>
          <text:p text:style-name="P9"><text:span text:style-name="T5">9</text:span></text:p>
          <text:p text:style-name="P9"><text:span text:style-name="T5">10</text:span></text:p>
          <text:p text:style-name="P9"><text:span text:style-name="T5">1</text:span></text:p>
          <text:p text:style-name="P9"><text:span text:style-name="T5">2</text:span></text:p>
          <text:p text:style-name="P9"><text:span text:style-name="T5">3</text:span></text:p>
          <text:p text:style-name="P9"><text:span text:style-name="T5">4</text:span></text:p>
          <text:p text:style-name="P9"><text:span text:style-name="T5">5</text:span></text:p>
          <draw:enhanced-geometry svg:viewBox="0 0 21600 21600" draw:type="mso-spt202" draw:enhanced-path="M 0 0 L 21600 0 21600 21600 0 21600 0 0 Z N"/>
        </draw:custom-shape>
        <draw:custom-shape draw:style-name="gr2" draw:text-style-name="P2" draw:layer="layout" svg:width="22.644cm" svg:height="14.431cm" svg:x="1.733cm" svg:y="3.872cm">
          <text:p text:style-name="P10"><text:span text:style-name="T6"><text:tab/></text:span><text:span text:style-name="T6">// prepare my message to send</text:span></text:p>
          <text:p text:style-name="P10"><text:span text:style-name="T6"><text:tab/></text:span><text:span text:style-name="T6">strcpy(msg.greeting, "Hello there");</text:span></text:p>
          <text:p text:style-name="P10"><text:span text:style-name="T6"><text:tab/></text:span></text:p>
          <text:p text:style-name="P10"><text:span text:style-name="T6"><text:tab/></text:span><text:span text:style-name="T6">cout &lt;&lt; getpid( ) &lt;&lt; ": sends greeting" &lt;&lt; endl;</text:span></text:p>
          <text:p text:style-name="P10"><text:span text:style-name="T6"><text:tab/></text:span><text:span text:style-name="T6">msg.mtype = 117; </text:span><text:span text:style-name="T6"><text:tab/></text:span><text:span text:style-name="T6">// set message type mtype = 117</text:span><text:span text:style-name="T6"><text:tab/></text:span></text:p>
          <text:p text:style-name="P10"><text:span text:style-name="T6"><text:tab/></text:span><text:span text:style-name="T6">msgsnd(qid, (struct msgbuf *)&amp;msg, size, 0); // sending</text:span></text:p>
          <text:p text:style-name="P11"><text:span text:style-name="T6"/></text:p>
          <text:p text:style-name="P10"><text:span text:style-name="T6"><text:tab/></text:span><text:span text:style-name="T6">msgrcv(qid, (struct msgbuf *)&amp;msg, size, 314, 0); // why not 117?</text:span></text:p>
          <text:p text:style-name="P10"><text:span text:style-name="T6"><text:tab/></text:span><text:span text:style-name="T6">cout &lt;&lt; getpid( ) &lt;&lt; ": gets reply" &lt;&lt; endl;</text:span></text:p>
          <text:p text:style-name="P10"><text:span text:style-name="T6"><text:tab/></text:span><text:span text:style-name="T6">cout &lt;&lt; "reply: " &lt;&lt; msg.greeting &lt;&lt; endl;</text:span></text:p>
          <text:p text:style-name="P10"><text:span text:style-name="T6"><text:tab/></text:span><text:span text:style-name="T6">cout &lt;&lt; getpid( ) &lt;&lt; ": now exits" &lt;&lt; endl;</text:span></text:p>
          <text:p text:style-name="P11"><text:span text:style-name="T6"/></text:p>
          <text:p text:style-name="P10"><text:span text:style-name="T6"><text:tab/></text:span><text:span text:style-name="T6">msg.mtype = 117;</text:span></text:p>
          <text:p text:style-name="P10"><text:span text:style-name="T6"><text:tab/></text:span><text:span text:style-name="T6">msgsnd(qid, (struct msgbuf *)&amp;msg, size, 0);</text:span></text:p>
          <text:p text:style-name="P11"><text:span text:style-name="T6"/></text:p>
          <text:p text:style-name="P10"><text:span text:style-name="T6"><text:tab/></text:span><text:span text:style-name="T6">exit(0);</text:span></text:p>
          <text:p text:style-name="P11"><text:span text:style-name="T6">}</text:span></text:p>
          <draw:enhanced-geometry svg:viewBox="0 0 21600 21600" draw:type="mso-spt202" draw:enhanced-path="M 0 0 L 21600 0 21600 21600 0 21600 0 0 Z N"/>
        </draw:custom-shape>
        <presentation:notes draw:style-name="dp2">
          <draw:page-thumbnail draw:style-name="gr1" draw:layer="layout" svg:width="12.911cm" svg:height="9.685cm" svg:x="3.073cm" svg:y="1.94cm" draw:page-number="4" presentation:class="page"/>
          <draw:frame presentation:style-name="pr3" draw:layer="layout" svg:width="13.97cm" svg:height="11.873cm" svg:x="2.54cm" svg:y="12.267cm" presentation:class="notes" presentation:placeholder="true">
            <draw:text-box/>
          </draw:frame>
        </presentation:notes>
      </draw:page>
      <draw:page draw:name="msgQ_B.cpp" draw:style-name="dp1" draw:master-page-name="Default" presentation:presentation-page-layout-name="AL1T1" presentation:use-date-time-name="dtd1">
        <office:forms form:automatic-focus="false" form:apply-design-mode="false"/>
        <draw:frame presentation:style-name="pr1" draw:text-style-name="P2" draw:layer="layout" svg:width="22.781cm" svg:height="1.615cm" svg:x="2.618cm" svg:y="0.498cm" presentation:class="title" presentation:user-transformed="true">
          <draw:text-box>
            <text:p text:style-name="P1"><text:span text:style-name="T4">msgQ_B.cpp</text:span></text:p>
          </draw:text-box>
        </draw:frame>
        <draw:custom-shape draw:style-name="gr2" draw:text-style-name="P2" draw:layer="layout" svg:width="2.068cm" svg:height="12.965cm" svg:x="0cm" svg:y="3.956cm">
          <text:p text:style-name="P8"><text:span text:style-name="T5">1</text:span></text:p>
          <text:p text:style-name="P9"><text:span text:style-name="T5">2</text:span></text:p>
          <text:p text:style-name="P9"><text:span text:style-name="T5">3</text:span></text:p>
          <text:p text:style-name="P9"><text:span text:style-name="T5">4</text:span></text:p>
          <text:p text:style-name="P9"><text:span text:style-name="T5">5</text:span></text:p>
          <text:p text:style-name="P9"><text:span text:style-name="T5">6</text:span></text:p>
          <text:p text:style-name="P9"><text:span text:style-name="T5">7</text:span></text:p>
          <text:p text:style-name="P9"><text:span text:style-name="T5">8</text:span></text:p>
          <text:p text:style-name="P9"><text:span text:style-name="T5">9</text:span></text:p>
          <text:p text:style-name="P9"><text:span text:style-name="T5">10</text:span></text:p>
          <text:p text:style-name="P9"><text:span text:style-name="T5">1</text:span></text:p>
          <text:p text:style-name="P9"><text:span text:style-name="T5">2</text:span></text:p>
          <text:p text:style-name="P9"><text:span text:style-name="T5">3</text:span></text:p>
          <text:p text:style-name="P9"><text:span text:style-name="T5">4</text:span></text:p>
          <text:p text:style-name="P9"><text:span text:style-name="T5">5</text:span></text:p>
          <draw:enhanced-geometry svg:viewBox="0 0 21600 21600" draw:type="mso-spt202" draw:enhanced-path="M 0 0 L 21600 0 21600 21600 0 21600 0 0 Z N"/>
        </draw:custom-shape>
        <draw:custom-shape draw:style-name="gr2" draw:text-style-name="P2" draw:layer="layout" svg:width="22.644cm" svg:height="12.755cm" svg:x="1.733cm" svg:y="3.836cm">
          <text:p text:style-name="P11"><text:span text:style-name="T6">/* </text:span></text:p>
          <text:p text:style-name="P11"><text:span text:style-name="T6">This is a simple illustration of the use of:</text:span></text:p>
          <text:p text:style-name="P10"><text:span text:style-name="T6"><text:tab/></text:span><text:span text:style-name="T6">ftok, msgget, msgsnd, msgrcv, and wait</text:span></text:p>
          <text:p text:style-name="P11"><text:span text:style-name="T6"/></text:p>
          <text:p text:style-name="P11"><text:span text:style-name="T6">Program B creates a message queue to be shared with Program A.</text:span></text:p>
          <text:p text:style-name="P11"><text:span text:style-name="T6">Program B receives a message and reply to Program A. Also, Program B clears both messages from the queue.</text:span></text:p>
          <text:p text:style-name="P11"><text:span text:style-name="T6"/></text:p>
          <text:p text:style-name="P11"><text:span text:style-name="T6">This implementation does not contain error handling routines</text:span></text:p>
          <text:p text:style-name="P11"><text:span text:style-name="T6"/></text:p>
          <text:p text:style-name="P11"><text:span text:style-name="T6">*/</text:span></text:p>
          <text:p text:style-name="P11"><text:span text:style-name="T6">#include &lt;sys/ipc.h&gt;</text:span></text:p>
          <text:p text:style-name="P11"><text:span text:style-name="T6">#include &lt;sys/msg.h&gt;</text:span></text:p>
          <text:p text:style-name="P11"><text:span text:style-name="T6">#include &lt;iostream&gt;</text:span></text:p>
          <text:p text:style-name="P11"><text:span text:style-name="T6">using namespace std;</text:span></text:p>
          <draw:enhanced-geometry svg:viewBox="0 0 21600 21600" draw:type="mso-spt202" draw:enhanced-path="M 0 0 L 21600 0 21600 21600 0 21600 0 0 Z N"/>
        </draw:custom-shape>
        <presentation:notes draw:style-name="dp2">
          <draw:page-thumbnail draw:style-name="gr1" draw:layer="layout" svg:width="12.911cm" svg:height="9.685cm" svg:x="3.073cm" svg:y="1.94cm" draw:page-number="5" presentation:class="page"/>
          <draw:frame presentation:style-name="pr3" draw:layer="layout" svg:width="13.97cm" svg:height="11.873cm" svg:x="2.54cm" svg:y="12.267cm" presentation:class="notes" presentation:placeholder="true">
            <draw:text-box/>
          </draw:frame>
        </presentation:notes>
      </draw:page>
      <draw:page draw:name="page6" draw:style-name="dp1" draw:master-page-name="Default" presentation:presentation-page-layout-name="AL1T1" presentation:use-date-time-name="dtd1">
        <office:forms form:automatic-focus="false" form:apply-design-mode="false"/>
        <draw:frame presentation:style-name="pr1" draw:text-style-name="P2" draw:layer="layout" svg:width="22.781cm" svg:height="1.615cm" svg:x="2.618cm" svg:y="0.498cm" presentation:class="title" presentation:user-transformed="true">
          <draw:text-box>
            <text:p text:style-name="P1"><text:span text:style-name="T4">msgQ_B.cpp</text:span></text:p>
          </draw:text-box>
        </draw:frame>
        <draw:custom-shape draw:style-name="gr2" draw:text-style-name="P2" draw:layer="layout" svg:width="2.068cm" svg:height="12.965cm" svg:x="0cm" svg:y="3.956cm">
          <text:p text:style-name="P8"><text:span text:style-name="T5">1</text:span></text:p>
          <text:p text:style-name="P9"><text:span text:style-name="T5">2</text:span></text:p>
          <text:p text:style-name="P9"><text:span text:style-name="T5">3</text:span></text:p>
          <text:p text:style-name="P9"><text:span text:style-name="T5">4</text:span></text:p>
          <text:p text:style-name="P9"><text:span text:style-name="T5">5</text:span></text:p>
          <text:p text:style-name="P9"><text:span text:style-name="T5">6</text:span></text:p>
          <text:p text:style-name="P9"><text:span text:style-name="T5">7</text:span></text:p>
          <text:p text:style-name="P9"><text:span text:style-name="T5">8</text:span></text:p>
          <text:p text:style-name="P9"><text:span text:style-name="T5">9</text:span></text:p>
          <text:p text:style-name="P9"><text:span text:style-name="T5">10</text:span></text:p>
          <text:p text:style-name="P9"><text:span text:style-name="T5">1</text:span></text:p>
          <text:p text:style-name="P9"><text:span text:style-name="T5">2</text:span></text:p>
          <text:p text:style-name="P9"><text:span text:style-name="T5">3</text:span></text:p>
          <text:p text:style-name="P9"><text:span text:style-name="T5">4</text:span></text:p>
          <text:p text:style-name="P9"><text:span text:style-name="T5">5</text:span></text:p>
          <draw:enhanced-geometry svg:viewBox="0 0 21600 21600" draw:type="mso-spt202" draw:enhanced-path="M 0 0 L 21600 0 21600 21600 0 21600 0 0 Z N"/>
        </draw:custom-shape>
        <draw:custom-shape draw:style-name="gr2" draw:text-style-name="P2" draw:layer="layout" svg:width="22.644cm" svg:height="12.755cm" svg:x="1.733cm" svg:y="3.836cm">
          <text:p text:style-name="P11"><text:span text:style-name="T6">int main( ) {</text:span></text:p>
          <text:p text:style-name="P10"><text:span text:style-name="T6"><text:tab/></text:span><text:span text:style-name="T6">// create my msgQ with key value from ftok()</text:span></text:p>
          <text:p text:style-name="P10"><text:span text:style-name="T6"><text:tab/></text:span><text:span text:style-name="T6">int qid = msgget(ftok(".",'u'), IPC_EXCL|IPC_CREAT|0600);</text:span></text:p>
          <text:p text:style-name="P12"><text:span text:style-name="T6"/></text:p>
          <text:p text:style-name="P10"><text:span text:style-name="T6"><text:tab/></text:span><text:span text:style-name="T6">// declare my message buffer</text:span></text:p>
          <text:p text:style-name="P10"><text:span text:style-name="T6"><text:tab/></text:span><text:span text:style-name="T6">struct buf {</text:span></text:p>
          <text:p text:style-name="P10"><text:span text:style-name="T6"><text:tab/></text:span><text:span text:style-name="T6"><text:tab/></text:span><text:span text:style-name="T6">long mtype; // required</text:span></text:p>
          <text:p text:style-name="P10"><text:span text:style-name="T6"><text:tab/></text:span><text:span text:style-name="T6"><text:tab/></text:span><text:span text:style-name="T6">char greeting[50]; // mesg content</text:span></text:p>
          <text:p text:style-name="P10"><text:span text:style-name="T6"><text:tab/></text:span><text:span text:style-name="T6">}; buf msg;</text:span></text:p>
          <text:p text:style-name="P10"><text:span text:style-name="T6"><text:tab/></text:span><text:span text:style-name="T6">int size = sizeof(msg)-sizeof(long);</text:span></text:p>
          <text:p text:style-name="P11"><text:span text:style-name="T6"/></text:p>
          <text:p text:style-name="P10"><text:span text:style-name="T6"><text:tab/></text:span><text:span text:style-name="T6">msgrcv(qid, (struct msgbuf *)&amp;msg, size, 117, 0); // read real mesg</text:span></text:p>
          <text:p text:style-name="P10"><text:span text:style-name="T6"><text:tab/></text:span><text:span text:style-name="T6"><text:tab/></text:span><text:span text:style-name="T6"><text:tab/></text:span><text:span text:style-name="T6"><text:tab/></text:span><text:span text:style-name="T6"><text:tab/></text:span><text:span text:style-name="T6"><text:tab/></text:span><text:span text:style-name="T6">// don't read "fake" mesg</text:span></text:p>
          <text:p text:style-name="P10"><text:span text:style-name="T6"><text:tab/></text:span><text:span text:style-name="T6">cout &lt;&lt; getpid( ) &lt;&lt; ": gets message" &lt;&lt; endl;</text:span></text:p>
          <text:p text:style-name="P10"><text:span text:style-name="T6"><text:tab/></text:span><text:span text:style-name="T6">cout &lt;&lt; "message: " &lt;&lt; msg.greeting &lt;&lt; endl;</text:span></text:p>
          <draw:enhanced-geometry svg:viewBox="0 0 21600 21600" draw:type="mso-spt202" draw:enhanced-path="M 0 0 L 21600 0 21600 21600 0 21600 0 0 Z N"/>
        </draw:custom-shape>
        <presentation:notes draw:style-name="dp2">
          <draw:page-thumbnail draw:style-name="gr1" draw:layer="layout" svg:width="12.911cm" svg:height="9.685cm" svg:x="3.073cm" svg:y="1.94cm" draw:page-number="6" presentation:class="page"/>
          <draw:frame presentation:style-name="pr3" draw:layer="layout" svg:width="13.97cm" svg:height="11.873cm" svg:x="2.54cm" svg:y="12.267cm" presentation:class="notes" presentation:placeholder="true">
            <draw:text-box/>
          </draw:frame>
        </presentation:notes>
      </draw:page>
      <draw:page draw:name="page7" draw:style-name="dp1" draw:master-page-name="Default" presentation:presentation-page-layout-name="AL1T1" presentation:use-date-time-name="dtd1">
        <office:forms form:automatic-focus="false" form:apply-design-mode="false"/>
        <draw:frame presentation:style-name="pr1" draw:text-style-name="P2" draw:layer="layout" svg:width="22.781cm" svg:height="1.615cm" svg:x="2.618cm" svg:y="0.498cm" presentation:class="title" presentation:user-transformed="true">
          <draw:text-box>
            <text:p text:style-name="P1"><text:span text:style-name="T4">msgQ_B.cpp</text:span></text:p>
          </draw:text-box>
        </draw:frame>
        <draw:custom-shape draw:style-name="gr2" draw:text-style-name="P2" draw:layer="layout" svg:width="2.068cm" svg:height="12.965cm" svg:x="0cm" svg:y="3.956cm">
          <text:p text:style-name="P8"><text:span text:style-name="T5">1</text:span></text:p>
          <text:p text:style-name="P9"><text:span text:style-name="T5">2</text:span></text:p>
          <text:p text:style-name="P9"><text:span text:style-name="T5">3</text:span></text:p>
          <text:p text:style-name="P9"><text:span text:style-name="T5">4</text:span></text:p>
          <text:p text:style-name="P9"><text:span text:style-name="T5">5</text:span></text:p>
          <text:p text:style-name="P9"><text:span text:style-name="T5">6</text:span></text:p>
          <text:p text:style-name="P9"><text:span text:style-name="T5">7</text:span></text:p>
          <text:p text:style-name="P9"><text:span text:style-name="T5">8</text:span></text:p>
          <text:p text:style-name="P9"><text:span text:style-name="T5">9</text:span></text:p>
          <text:p text:style-name="P9"><text:span text:style-name="T5">10</text:span></text:p>
          <text:p text:style-name="P9"><text:span text:style-name="T5">1</text:span></text:p>
          <text:p text:style-name="P9"><text:span text:style-name="T5">2</text:span></text:p>
          <text:p text:style-name="P9"><text:span text:style-name="T5">3</text:span></text:p>
          <text:p text:style-name="P9"><text:span text:style-name="T5">4</text:span></text:p>
          <text:p text:style-name="P9"><text:span text:style-name="T5">5</text:span></text:p>
          <draw:enhanced-geometry svg:viewBox="0 0 21600 21600" draw:type="mso-spt202" draw:enhanced-path="M 0 0 L 21600 0 21600 21600 0 21600 0 0 Z N"/>
        </draw:custom-shape>
        <draw:custom-shape draw:style-name="gr2" draw:text-style-name="P2" draw:layer="layout" svg:width="22.644cm" svg:height="13.593cm" svg:x="1.733cm" svg:y="3.836cm">
          <text:p text:style-name="P10"><text:span text:style-name="T6"><text:tab/></text:span><text:span text:style-name="T6">strcat(msg.greeting, " and Adios.");</text:span></text:p>
          <text:p text:style-name="P10"><text:span text:style-name="T6"><text:tab/></text:span><text:span text:style-name="T6">cout &lt;&lt; getpid( ) &lt;&lt; ": sends reply" &lt;&lt; endl;</text:span></text:p>
          <text:p text:style-name="P10"><text:span text:style-name="T6"><text:tab/></text:span><text:span text:style-name="T6">msg.mtype = 314; // only reading mesg with type mtype = 314</text:span></text:p>
          <text:p text:style-name="P10"><text:span text:style-name="T6"><text:tab/></text:span><text:span text:style-name="T6">msgsnd(qid, (struct msgbuf *)&amp;msg, size, 0);</text:span></text:p>
          <text:p text:style-name="P10"><text:span text:style-name="T6"><text:tab/></text:span><text:span text:style-name="T6">cout &lt;&lt; getpid( ) &lt;&lt; ": now exits" &lt;&lt; endl;</text:span></text:p>
          <text:p text:style-name="P11"><text:span text:style-name="T6"/></text:p>
          <text:p text:style-name="P10"><text:span text:style-name="T6"><text:tab/></text:span><text:span text:style-name="T6">msgrcv(qid, (struct msgbuf *)&amp;msg, size, -112, 0);</text:span></text:p>
          <text:p text:style-name="P10"><text:span text:style-name="T6"><text:tab/></text:span><text:span text:style-name="T6">msgrcv(qid, (struct msgbuf *)&amp;msg, size, 0, 0);</text:span></text:p>
          <text:p text:style-name="P11"><text:span text:style-name="T6"/></text:p>
          <text:p text:style-name="P10"><text:span text:style-name="T6"><text:tab/></text:span><text:span text:style-name="T6">msgrcv(qid, (struct msgbuf *)&amp;msg, size, 117, 0);</text:span></text:p>
          <text:p text:style-name="P11"><text:span text:style-name="T6"/></text:p>
          <text:p text:style-name="P10"><text:span text:style-name="T6"><text:tab/></text:span><text:span text:style-name="T6">//now safe to delete mesg queue</text:span></text:p>
          <text:p text:style-name="P10"><text:span text:style-name="T6"><text:tab/></text:span><text:span text:style-name="T6">msgctl(qid, IPC_RMID, NULL);</text:span></text:p>
          <text:p text:style-name="P11"><text:span text:style-name="T6"/></text:p>
          <text:p text:style-name="P10"><text:span text:style-name="T6"><text:tab/></text:span><text:span text:style-name="T6">exit(0);</text:span></text:p>
          <text:p text:style-name="P11"><text:span text:style-name="T6">}</text:span></text:p>
          <draw:enhanced-geometry svg:viewBox="0 0 21600 21600" draw:type="mso-spt202" draw:enhanced-path="M 0 0 L 21600 0 21600 21600 0 21600 0 0 Z N"/>
        </draw:custom-shape>
        <presentation:notes draw:style-name="dp3">
          <draw:page-thumbnail draw:layer="layout" svg:width="12.911cm" svg:height="9.684cm" svg:x="3.074cm" svg:y="1.94cm" draw:page-number="7"/>
          <draw:frame presentation:style-name="pr5" draw:text-style-name="P2" draw:layer="layout" svg:width="13.97cm" svg:height="11.616cm" svg:x="2.54cm" svg:y="12.267cm" presentation:class="notes" presentation:user-transformed="true">
            <draw:text-box>
              <text:p text:style-name="P4"><text:span text:style-name="T7">-112: first remaining mesg placed in queue with mtype &lt;= this absolute value</text:span></text:p>
              <text:p text:style-name="P4"><text:span text:style-name="T7">0: first remaining message placed in queue</text:span></text:p>
            </draw:text-box>
          </draw:frame>
        </presentation:notes>
      </draw:page>
      <draw:page draw:name="page8" draw:style-name="dp1" draw:master-page-name="Default" presentation:presentation-page-layout-name="AL1T1" presentation:use-date-time-name="dtd1">
        <office:forms form:automatic-focus="false" form:apply-design-mode="false"/>
        <draw:custom-shape draw:style-name="gr2" draw:text-style-name="P2" draw:layer="layout" svg:width="23.081cm" svg:height="8.123cm" svg:x="1.777cm" svg:y="2.505cm">
          <text:p text:style-name="P13"><text:span text:style-name="T6">To execute the programs in lab</text:span></text:p>
          <text:list text:style-name="L6">
            <text:list-item text:start-value="1">
              <text:p text:style-name="P14"><text:span text:style-name="T6">Compile: g++ msgQ_A.cpp -o a.out</text:span></text:p>
            </text:list-item>
            <text:list-item>
              <text:p text:style-name="P14"><text:span text:style-name="T6">Compile: g++ msgQ_B.cpp -o b.out</text:span></text:p>
            </text:list-item>
            <text:list-item>
              <text:p text:style-name="P14"><text:span text:style-name="T6">First execute: b.out</text:span></text:p>
            </text:list-item>
            <text:list-item>
              <text:p text:style-name="P14"><text:span text:style-name="T6">Open another terminal window to execute: a.out</text:span></text:p>
            </text:list-item>
          </text:list>
          <text:list text:style-name="L4">
            <text:list-header>
              <text:p text:style-name="P13"><text:span text:style-name="T6"/></text:p>
            </text:list-header>
          </text:list>
          <text:p text:style-name="P13"><text:span text:style-name="T6">Online man pages: man &lt;function&gt; (e.g., man msgrcv)</text:span></text:p>
          <draw:enhanced-geometry svg:viewBox="0 0 21600 21600" draw:type="mso-spt202" draw:enhanced-path="M 0 0 L 21600 0 21600 21600 0 21600 0 0 Z N"/>
        </draw:custom-shape>
        <presentation:notes draw:style-name="dp2">
          <draw:page-thumbnail draw:style-name="gr1" draw:layer="layout" svg:width="12.911cm" svg:height="9.685cm" svg:x="3.073cm" svg:y="1.94cm" draw:page-number="8" presentation:class="page"/>
          <draw:frame presentation:style-name="pr3" draw:layer="layout" svg:width="13.97cm" svg:height="11.873cm" svg:x="2.54cm" svg:y="12.26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Times New Roman2" svg:font-family="'Times New Roman'" style:font-family-generic="roman" style:font-pitch="variable" style:font-charset="x-symbol"/>
    <style:font-face style:name="Helvetica1" svg:font-family="Helvetic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Impact" svg:font-family="Impact"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draw:gradient draw:name="Gradient_20_10" draw:display-name="Gradient 10" draw:style="linear" draw:start-color="#ffcc99" draw:end-color="#ff99cc" draw:start-intensity="100%" draw:end-intensity="100%" draw:angle="2700" draw:border="0%"/>
    <draw:gradient draw:name="Gradient_20_7" draw:display-name="Gradient 7" draw:style="linear" draw:start-color="#99ccff" draw:end-color="#ffcc99" draw:start-intensity="100%" draw:end-intensity="100%" draw:angle="0" draw:border="0%"/>
    <draw:gradient draw:name="Gradient_20_8" draw:display-name="Gradient 8" draw:style="linear" draw:start-color="#ff99cc" draw:end-color="#ffcc99" draw:start-intensity="100%" draw:end-intensity="100%" draw:angle="0" draw:border="0%"/>
    <draw:gradient draw:name="Gradient_20_9" draw:display-name="Gradient 9" draw:style="linear" draw:start-color="#ffcc99" draw:end-color="#ffffff" draw:start-intensity="100%" draw:end-intensity="100%" draw:angle="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 Unicode MS"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Times New Roman" fo:color="#660066" fo:font-size="100%"/>
          </text:list-level-style-bullet>
          <text:list-level-style-bullet text:level="2" text:bullet-char="•">
            <style:list-level-properties text:space-before="1.27cm"/>
            <style:text-properties style:font-name="Times New Roman" fo:color="#660066" fo:font-size="100%"/>
          </text:list-level-style-bullet>
          <text:list-level-style-bullet text:level="3" text:bullet-char="•">
            <style:list-level-properties text:space-before="2.54cm"/>
            <style:text-properties style:font-name="Times New Roman" fo:color="#660066" fo:font-size="100%"/>
          </text:list-level-style-bullet>
          <text:list-level-style-bullet text:level="4" text:bullet-char="•">
            <style:list-level-properties text:space-before="3.81cm"/>
            <style:text-properties style:font-name="Times New Roman" fo:color="#660066" fo:font-size="100%"/>
          </text:list-level-style-bullet>
          <text:list-level-style-bullet text:level="5" text:bullet-char="•">
            <style:list-level-properties text:space-before="5.08cm"/>
            <style:text-properties style:font-name="Times New Roman" fo:color="#660066" fo:font-size="100%"/>
          </text:list-level-style-bullet>
          <text:list-level-style-bullet text:level="6" text:bullet-char="•">
            <style:list-level-properties text:space-before="5.08cm"/>
            <style:text-properties style:font-name="Times New Roman" fo:color="#660066" fo:font-size="100%"/>
          </text:list-level-style-bullet>
          <text:list-level-style-bullet text:level="7" text:bullet-char="•">
            <style:list-level-properties text:space-before="5.08cm"/>
            <style:text-properties style:font-name="Times New Roman" fo:color="#660066" fo:font-size="100%"/>
          </text:list-level-style-bullet>
          <text:list-level-style-bullet text:level="8" text:bullet-char="•">
            <style:list-level-properties text:space-before="5.08cm"/>
            <style:text-properties style:font-name="Times New Roman" fo:color="#660066" fo:font-size="100%"/>
          </text:list-level-style-bullet>
          <text:list-level-style-bullet text:level="9" text:bullet-char="•">
            <style:list-level-properties text:space-before="5.08cm"/>
            <style:text-properties style:font-name="Times New Roman" fo:color="#660066" fo:font-size="100%"/>
          </text:list-level-style-bullet>
          <text:list-level-style-bullet text:level="10" text:bullet-char="•">
            <style:list-level-properties text:space-before="5.08cm"/>
            <style:text-properties style:font-name="Times New Roman" fo:color="#660066"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60066"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draw:shadow-offset-x="0.212cm" draw:shadow-offset-y="0.212cm" draw:shadow-color="#000000"/>
      <style:paragraph-properties fo:text-align="center"/>
    </style:style>
    <style:style style:name="Default-backgroundobjects" style:family="presentation">
      <style:graphic-properties fo:padding-top="0.128cm" fo:padding-bottom="0.128cm" fo:padding-left="0.256cm" fo:padding-right="0.256cm" draw:shadow="hidden" draw:shadow-offset-x="0.3cm" draw:shadow-offset-y="0.3cm" draw:shadow-color="#808080">
        <text:list-style style:name="Default-backgroundobject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fo:padding-top="0.128cm" fo:padding-bottom="0.128cm" fo:padding-left="0.256cm" fo:padding-right="0.256cm">
        <text:list-style style:name="Default-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Arial Unicode MS" style:font-family-asian="'Arial Unicode MS'" style:font-family-generic-asian="system" style:font-pitch-asian="variable" style:font-size-asian="12pt" style:font-style-asian="normal" style:font-weight-asian="normal" style:font-name-complex="Tahoma"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fo:padding-top="0.13cm" fo:padding-bottom="0.13cm" fo:padding-left="0.25cm" fo:padding-right="0.25cm">
        <text:list-style style:name="Default-outline1">
          <text:list-level-style-bullet text:level="1" text:bullet-char="">
            <style:list-level-properties text:min-label-width="0.952cm"/>
            <style:text-properties fo:font-family="'Monotype Sorts'" style:font-pitch="variable" style:font-charset="x-symbol" fo:color="#006600" fo:font-size="90%"/>
          </text:list-level-style-bullet>
          <text:list-level-style-bullet text:level="2" text:bullet-char="">
            <style:list-level-properties text:space-before="1.27cm" text:min-label-width="0.793cm"/>
            <style:text-properties fo:font-family="'Monotype Sorts'" style:font-pitch="variable" style:font-charset="x-symbol" fo:color="#cc66ff" fo:font-size="90%"/>
          </text:list-level-style-bullet>
          <text:list-level-style-bullet text:level="3" text:bullet-char="">
            <style:list-level-properties text:space-before="2.54cm" text:min-label-width="0.635cm"/>
            <style:text-properties fo:font-family="'Monotype Sorts'" style:font-pitch="variable" style:font-charset="x-symbol" fo:color="#33cc33" fo:font-size="90%"/>
          </text:list-level-style-bullet>
          <text:list-level-style-bullet text:level="4" text:bullet-char="–">
            <style:list-level-properties text:space-before="3.81cm" text:min-label-width="0.635cm"/>
            <style:text-properties style:font-name="Helvetica" fo:color="#ff99cc" fo:font-size="100%"/>
          </text:list-level-style-bullet>
          <text:list-level-style-bullet text:level="5" text:bullet-char="»">
            <style:list-level-properties text:space-before="5.08cm" text:min-label-width="0.635cm"/>
            <style:text-properties style:font-name="Helvetica" fo:color="#660066" fo:font-size="100%"/>
          </text:list-level-style-bullet>
          <text:list-level-style-bullet text:level="6" text:bullet-char="»">
            <style:list-level-properties text:space-before="5.08cm" text:min-label-width="0.635cm"/>
            <style:text-properties style:font-name="Helvetica" fo:color="#660066" fo:font-size="100%"/>
          </text:list-level-style-bullet>
          <text:list-level-style-bullet text:level="7" text:bullet-char="»">
            <style:list-level-properties text:space-before="5.08cm" text:min-label-width="0.635cm"/>
            <style:text-properties style:font-name="Helvetica" fo:color="#660066" fo:font-size="100%"/>
          </text:list-level-style-bullet>
          <text:list-level-style-bullet text:level="8" text:bullet-char="»">
            <style:list-level-properties text:space-before="5.08cm" text:min-label-width="0.635cm"/>
            <style:text-properties style:font-name="Helvetica" fo:color="#660066" fo:font-size="100%"/>
          </text:list-level-style-bullet>
          <text:list-level-style-bullet text:level="9" text:bullet-char="»">
            <style:list-level-properties text:space-before="5.08cm" text:min-label-width="0.635cm"/>
            <style:text-properties style:font-name="Helvetica" fo:color="#660066" fo:font-size="100%"/>
          </text:list-level-style-bullet>
          <text:list-level-style-bullet text:level="10" text:bullet-char="»">
            <style:list-level-properties text:space-before="5.08cm" text:min-label-width="0.635cm"/>
            <style:text-properties style:font-name="Helvetica" fo:color="#660066" fo:font-size="100%"/>
          </text:list-level-style-bullet>
        </text:list-style>
      </style:graphic-properties>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660066" style:text-outline="false" style:text-line-through-style="none" style:text-line-through-type="none" style:text-position="0% 100%" style:font-name="Helvetica" fo:font-family="Helvetica" style:font-family-generic="swiss" style:font-pitch="variable" fo:font-size="20pt" fo:font-style="normal" fo:text-shadow="none" style:text-underline-style="none" fo:font-weight="normal" style:font-name-asian="Arial Unicode MS" style:font-family-asian="'Arial Unicode MS'"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660066" style:text-line-through-style="none" style:text-line-through-type="none" style:text-position="0% 100%" style:font-name="Helvetica" fo:font-family="Helvetic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3" style:family="presentation" style:parent-style-name="Default-outline2">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660066" style:text-line-through-style="none" style:text-line-through-type="none" style:text-position="0% 100%" style:font-name="Helvetica" fo:font-family="Helvetic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4" style:family="presentation" style:parent-style-name="Default-outline3">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660066" style:text-line-through-style="none" style:text-line-through-type="none" style:text-position="0% 100%" style:font-name="Helvetica" fo:font-family="Helvetic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5" style:family="presentation" style:parent-style-name="Default-outline4">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660066" style:text-line-through-style="none" style:text-line-through-type="none" style:text-position="0% 100%" style:font-name="Helvetica" fo:font-family="Helvetic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6" style:family="presentation" style:parent-style-name="Default-outline5">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660066" style:text-line-through-style="none" style:text-line-through-type="none" style:text-position="0% 100%" style:font-name="Helvetica" fo:font-family="Helvetic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7" style:family="presentation" style:parent-style-name="Default-outline6">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660066" style:text-line-through-style="none" style:text-line-through-type="none" style:text-position="0% 100%" style:font-name="Helvetica" fo:font-family="Helvetic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8" style:family="presentation" style:parent-style-name="Default-outline7">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660066" style:text-line-through-style="none" style:text-line-through-type="none" style:text-position="0% 100%" style:font-name="Helvetica" fo:font-family="Helvetic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9" style:family="presentation" style:parent-style-name="Default-outline8">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660066" style:text-line-through-style="none" style:text-line-through-type="none" style:text-position="0% 100%" style:font-name="Helvetica" fo:font-family="Helvetic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Monotype Sorts'" style:font-pitch="variable" style:font-charset="x-symbol" fo:color="#006600" fo:font-size="90%"/>
          </text:list-level-style-bullet>
          <text:list-level-style-bullet text:level="2" text:bullet-char="">
            <style:list-level-properties text:space-before="1.27cm"/>
            <style:text-properties fo:font-family="'Monotype Sorts'" style:font-pitch="variable" style:font-charset="x-symbol" fo:color="#cc66ff" fo:font-size="90%"/>
          </text:list-level-style-bullet>
          <text:list-level-style-bullet text:level="3" text:bullet-char="">
            <style:list-level-properties text:space-before="2.54cm"/>
            <style:text-properties fo:font-family="'Monotype Sorts'" style:font-pitch="variable" style:font-charset="x-symbol" fo:color="#33cc33" fo:font-size="90%"/>
          </text:list-level-style-bullet>
          <text:list-level-style-bullet text:level="4" text:bullet-char="–">
            <style:list-level-properties text:space-before="3.81cm"/>
            <style:text-properties style:font-name="Helvetica" fo:color="#ff99cc" fo:font-size="100%"/>
          </text:list-level-style-bullet>
          <text:list-level-style-bullet text:level="5" text:bullet-char="»">
            <style:list-level-properties text:space-before="5.08cm"/>
            <style:text-properties style:font-name="Helvetica" fo:color="#660066" fo:font-size="100%"/>
          </text:list-level-style-bullet>
          <text:list-level-style-bullet text:level="6" text:bullet-char="»">
            <style:list-level-properties text:space-before="5.08cm"/>
            <style:text-properties style:font-name="Helvetica" fo:color="#660066" fo:font-size="100%"/>
          </text:list-level-style-bullet>
          <text:list-level-style-bullet text:level="7" text:bullet-char="»">
            <style:list-level-properties text:space-before="5.08cm"/>
            <style:text-properties style:font-name="Helvetica" fo:color="#660066" fo:font-size="100%"/>
          </text:list-level-style-bullet>
          <text:list-level-style-bullet text:level="8" text:bullet-char="»">
            <style:list-level-properties text:space-before="5.08cm"/>
            <style:text-properties style:font-name="Helvetica" fo:color="#660066" fo:font-size="100%"/>
          </text:list-level-style-bullet>
          <text:list-level-style-bullet text:level="9" text:bullet-char="»">
            <style:list-level-properties text:space-before="5.08cm"/>
            <style:text-properties style:font-name="Helvetica" fo:color="#660066" fo:font-size="100%"/>
          </text:list-level-style-bullet>
          <text:list-level-style-bullet text:level="10" text:bullet-char="»">
            <style:list-level-properties text:space-before="5.08cm"/>
            <style:text-properties style:font-name="Helvetica" fo:color="#660066" fo:font-size="100%"/>
          </text:list-level-style-bullet>
        </text:list-style>
      </style:graphic-properties>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60066" style:text-outline="false" style:text-line-through-style="none" style:text-line-through-type="none" style:text-position="0% 100%" style:font-name="Helvetica" fo:font-family="Helvetica" style:font-family-generic="swiss" style:font-pitch="variable" fo:font-size="20pt" fo:font-style="normal" fo:text-shadow="none" style:text-underline-style="none" fo:font-weight="normal" style:font-name-asian="Arial Unicode MS" style:font-family-asian="'Arial Unicode MS'"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style:font-name="Helvetica" fo:color="#0066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00" style:text-outline="false" style:text-line-through-style="none" style:text-line-through-type="none" style:text-position="0% 100%" style:font-name="Helvetica" fo:font-family="Helvetica" style:font-family-generic="swiss" style:font-pitch="variable" fo:font-size="32pt" fo:font-style="normal" fo:text-shadow="none" style:text-underline-style="none" fo:font-weight="bold" style:font-name-asian="Arial Unicode MS" style:font-family-asian="'Arial Unicode MS'" style:font-family-generic-asian="system" style:font-pitch-asian="variable" style:font-size-asian="32pt" style:font-style-asian="normal" style:font-weight-asian="bold" style:font-name-complex="Tahoma" style:font-family-complex="Tahoma"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hidden" draw:shadow-offset-x="0.212cm" draw:shadow-offset-y="0.212cm" draw:shadow-color="#000000"/>
      <style:paragraph-properties fo:text-align="center"/>
    </style:style>
    <style:style style:name="Title1-backgroundobjects" style:family="presentation">
      <style:graphic-properties fo:padding-top="0.13cm" fo:padding-bottom="0.13cm" fo:padding-left="0.25cm" fo:padding-right="0.25cm"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style:font-name-asian="Arial Unicode MS" style:font-family-asian="'Arial Unicode MS'" style:font-family-generic-asian="system" style:font-pitch-asian="variable" style:font-size-asian="12pt" style:font-style-asian="normal" style:font-weight-asian="normal" style:font-name-complex="Tahoma"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Monotype Sorts'" style:font-pitch="variable" style:font-charset="x-symbol" fo:color="#006600" fo:font-size="90%"/>
          </text:list-level-style-bullet>
          <text:list-level-style-bullet text:level="2" text:bullet-char="">
            <style:list-level-properties text:space-before="1.27cm" text:min-label-width="0.793cm"/>
            <style:text-properties fo:font-family="'Monotype Sorts'" style:font-pitch="variable" style:font-charset="x-symbol" fo:color="#cc66ff" fo:font-size="90%"/>
          </text:list-level-style-bullet>
          <text:list-level-style-bullet text:level="3" text:bullet-char="">
            <style:list-level-properties text:space-before="2.54cm" text:min-label-width="0.635cm"/>
            <style:text-properties fo:font-family="'Monotype Sorts'" style:font-pitch="variable" style:font-charset="x-symbol" fo:color="#33cc33" fo:font-size="90%"/>
          </text:list-level-style-bullet>
          <text:list-level-style-bullet text:level="4" text:bullet-char="–">
            <style:list-level-properties text:space-before="3.81cm" text:min-label-width="0.635cm"/>
            <style:text-properties style:font-name="Helvetica" fo:color="#ff99cc" fo:font-size="100%"/>
          </text:list-level-style-bullet>
          <text:list-level-style-bullet text:level="5" text:bullet-char="»">
            <style:list-level-properties text:space-before="5.08cm" text:min-label-width="0.635cm"/>
            <style:text-properties style:font-name="Helvetica" fo:color="#003300" fo:font-size="100%"/>
          </text:list-level-style-bullet>
          <text:list-level-style-bullet text:level="6" text:bullet-char="»">
            <style:list-level-properties text:space-before="5.08cm" text:min-label-width="0.635cm"/>
            <style:text-properties style:font-name="Helvetica" fo:color="#003300" fo:font-size="100%"/>
          </text:list-level-style-bullet>
          <text:list-level-style-bullet text:level="7" text:bullet-char="»">
            <style:list-level-properties text:space-before="5.08cm" text:min-label-width="0.635cm"/>
            <style:text-properties style:font-name="Helvetica" fo:color="#003300" fo:font-size="100%"/>
          </text:list-level-style-bullet>
          <text:list-level-style-bullet text:level="8" text:bullet-char="»">
            <style:list-level-properties text:space-before="5.08cm" text:min-label-width="0.635cm"/>
            <style:text-properties style:font-name="Helvetica" fo:color="#003300" fo:font-size="100%"/>
          </text:list-level-style-bullet>
          <text:list-level-style-bullet text:level="9" text:bullet-char="»">
            <style:list-level-properties text:space-before="5.08cm" text:min-label-width="0.635cm"/>
            <style:text-properties style:font-name="Helvetica" fo:color="#003300" fo:font-size="100%"/>
          </text:list-level-style-bullet>
          <text:list-level-style-bullet text:level="10" text:bullet-char="»">
            <style:list-level-properties text:space-before="5.08cm" text:min-label-width="0.635cm"/>
            <style:text-properties style:font-name="Helvetica" fo:color="#003300" fo:font-size="100%"/>
          </text:list-level-style-bullet>
        </text:list-style>
      </style:graphic-properties>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3300" style:text-outline="false" style:text-line-through-style="none" style:text-line-through-type="none" style:text-position="0% 100%" style:font-name="Helvetica" fo:font-family="Helvetica" style:font-family-generic="swiss"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00" style:text-line-through-style="none" style:text-line-through-type="none" style:text-position="0% 100%" style:font-name="Helvetica" fo:font-family="Helvetic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3" style:family="presentation" style:parent-style-name="Title1-outline2">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3300" style:text-line-through-style="none" style:text-line-through-type="none" style:text-position="0% 100%" style:font-name="Helvetica" fo:font-family="Helvetic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4" style:family="presentation" style:parent-style-name="Title1-outline3">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3300" style:text-line-through-style="none" style:text-line-through-type="none" style:text-position="0% 100%" style:font-name="Helvetica" fo:font-family="Helvetic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5" style:family="presentation" style:parent-style-name="Title1-outline4">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3300" style:text-line-through-style="none" style:text-line-through-type="none" style:text-position="0% 100%" style:font-name="Helvetica" fo:font-family="Helvetic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6" style:family="presentation" style:parent-style-name="Title1-outline5">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3300" style:text-line-through-style="none" style:text-line-through-type="none" style:text-position="0% 100%" style:font-name="Helvetica" fo:font-family="Helvetic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7" style:family="presentation" style:parent-style-name="Title1-outline6">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3300" style:text-line-through-style="none" style:text-line-through-type="none" style:text-position="0% 100%" style:font-name="Helvetica" fo:font-family="Helvetic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8" style:family="presentation" style:parent-style-name="Title1-outline7">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3300" style:text-line-through-style="none" style:text-line-through-type="none" style:text-position="0% 100%" style:font-name="Helvetica" fo:font-family="Helvetic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9" style:family="presentation" style:parent-style-name="Title1-outline8">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3300" style:text-line-through-style="none" style:text-line-through-type="none" style:text-position="0% 100%" style:font-name="Helvetica" fo:font-family="Helvetic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Monotype Sorts'" style:font-pitch="variable" style:font-charset="x-symbol" fo:color="#006600" fo:font-size="90%"/>
          </text:list-level-style-bullet>
          <text:list-level-style-bullet text:level="2" text:bullet-char="">
            <style:list-level-properties text:space-before="1.27cm"/>
            <style:text-properties fo:font-family="'Monotype Sorts'" style:font-pitch="variable" style:font-charset="x-symbol" fo:color="#cc66ff" fo:font-size="90%"/>
          </text:list-level-style-bullet>
          <text:list-level-style-bullet text:level="3" text:bullet-char="">
            <style:list-level-properties text:space-before="2.54cm"/>
            <style:text-properties fo:font-family="'Monotype Sorts'" style:font-pitch="variable" style:font-charset="x-symbol" fo:color="#33cc33" fo:font-size="90%"/>
          </text:list-level-style-bullet>
          <text:list-level-style-bullet text:level="4" text:bullet-char="–">
            <style:list-level-properties text:space-before="3.81cm"/>
            <style:text-properties style:font-name="Helvetica" fo:color="#ff99cc" fo:font-size="100%"/>
          </text:list-level-style-bullet>
          <text:list-level-style-bullet text:level="5" text:bullet-char="»">
            <style:list-level-properties text:space-before="5.08cm"/>
            <style:text-properties style:font-name="Helvetica" fo:color="#003300" fo:font-size="100%"/>
          </text:list-level-style-bullet>
          <text:list-level-style-bullet text:level="6" text:bullet-char="»">
            <style:list-level-properties text:space-before="5.08cm"/>
            <style:text-properties style:font-name="Helvetica" fo:color="#003300" fo:font-size="100%"/>
          </text:list-level-style-bullet>
          <text:list-level-style-bullet text:level="7" text:bullet-char="»">
            <style:list-level-properties text:space-before="5.08cm"/>
            <style:text-properties style:font-name="Helvetica" fo:color="#003300" fo:font-size="100%"/>
          </text:list-level-style-bullet>
          <text:list-level-style-bullet text:level="8" text:bullet-char="»">
            <style:list-level-properties text:space-before="5.08cm"/>
            <style:text-properties style:font-name="Helvetica" fo:color="#003300" fo:font-size="100%"/>
          </text:list-level-style-bullet>
          <text:list-level-style-bullet text:level="9" text:bullet-char="»">
            <style:list-level-properties text:space-before="5.08cm"/>
            <style:text-properties style:font-name="Helvetica" fo:color="#003300" fo:font-size="100%"/>
          </text:list-level-style-bullet>
          <text:list-level-style-bullet text:level="10" text:bullet-char="»">
            <style:list-level-properties text:space-before="5.08cm"/>
            <style:text-properties style:font-name="Helvetica" fo:color="#003300" fo:font-size="100%"/>
          </text:list-level-style-bullet>
        </text:list-style>
      </style:graphic-properties>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3300" style:text-outline="false" style:text-line-through-style="none" style:text-line-through-type="none" style:text-position="0% 100%" style:font-name="Helvetica" fo:font-family="Helvetica" style:font-family-generic="swiss"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vertical-align="middle" fo:padding-top="0.13cm" fo:padding-bottom="0.13cm" fo:padding-left="0.25cm" fo:padding-right="0.25cm">
        <text:list-style style:name="Title1-title">
          <text:list-level-style-bullet text:level="1" text:bullet-char="•">
            <style:list-level-properties/>
            <style:text-properties style:font-name="Helvetica" fo:color="#0000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line-through-style="none" style:text-line-through-type="none" style:text-position="0% 100%" style:font-name="Helvetica" fo:font-family="Helvetica" style:font-family-generic="swiss" style:font-pitch="variable" fo:font-size="32pt" fo:font-style="normal" fo:text-shadow="none" style:text-underline-style="none" fo:font-weight="bold" style:letter-kerning="true" style:font-name-asian="Arial Unicode MS" style:font-family-asian="'Arial Unicode MS'" style:font-family-generic-asian="system" style:font-pitch-asian="variable" style:font-size-asian="32pt" style:font-style-asian="normal" style:font-weight-asian="bold" style:font-name-complex="Tahoma" style:font-family-complex="Tahoma" style:font-family-generic-complex="system" style:font-pitch-complex="variable" style:font-size-complex="32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82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number:time-style style:name="T2">
      <number:hours/>
      <number:text>:</number:text>
      <number:minutes/>
    </number:time-style>
    <style:style style:name="Mgr1" style:family="graphic" style:parent-style-name="standard">
      <style:graphic-properties draw:stroke="none" draw:fill="none" draw:fill-color="#ffffff" draw:auto-grow-height="false" fo:min-height="1.291cm"/>
    </style:style>
    <style:style style:name="Mgr2" style:family="graphic" style:parent-style-name="standard">
      <style:graphic-properties draw:stroke="none" draw:fill="none" draw:fill-color="#ffffff" draw:textarea-vertical-align="bottom" draw:auto-grow-height="false" fo:min-height="1.291cm"/>
    </style:style>
    <style:style style:name="Mgr3" style:family="graphic" style:parent-style-name="standard">
      <style:graphic-properties draw:stroke="solid" svg:stroke-width="0.026cm" svg:stroke-color="#660066" draw:stroke-linejoin="miter" draw:fill="gradient" draw:fill-color="#99ccff" draw:fill-gradient-name="Gradient_20_7" draw:textarea-horizontal-align="left" draw:textarea-vertical-align="middle" draw:auto-grow-height="false" fo:padding-top="0.13cm" fo:padding-bottom="0.13cm" fo:padding-left="0.25cm" fo:padding-right="0.25cm" fo:wrap-option="no-wrap" draw:shadow="hidden" draw:shadow-color="#ffcc99"/>
    </style:style>
    <style:style style:name="Mgr4" style:family="graphic" style:parent-style-name="standard">
      <style:graphic-properties draw:stroke="none" draw:fill="none" draw:fill-color="#99ff99" draw:textarea-horizontal-align="justify" draw:textarea-vertical-align="top" draw:auto-grow-height="false" fo:padding-top="0.13cm" fo:padding-bottom="0.13cm" fo:padding-left="0.25cm" fo:padding-right="0.25cm" fo:wrap-option="wrap" draw:shadow="hidden" draw:shadow-color="#ffcc99"/>
    </style:style>
    <style:style style:name="Mgr5" style:family="graphic" style:parent-style-name="standard">
      <style:graphic-properties draw:stroke="none" draw:fill="none" draw:fill-color="#ffffff" draw:textarea-horizontal-align="justify" draw:textarea-vertical-align="middle" draw:auto-grow-height="true" fo:padding-top="0.13cm" fo:padding-bottom="0.13cm" fo:padding-left="0.25cm" fo:padding-right="0.25cm" fo:wrap-option="no-wrap" draw:shadow="hidden" draw:shadow-color="#ffcc99"/>
    </style:style>
    <style:style style:name="Mgr6" style:family="graphic" style:parent-style-name="standard">
      <style:graphic-properties draw:stroke="none" draw:fill="solid" draw:fill-color="#995933" draw:textarea-horizontal-align="left" draw:textarea-vertical-align="top" draw:auto-grow-height="false" fo:padding-top="0.13cm" fo:padding-bottom="0.13cm" fo:padding-left="0.25cm" fo:padding-right="0.25cm" fo:wrap-option="wrap" draw:shadow="hidden"/>
    </style:style>
    <style:style style:name="Mgr7" style:family="graphic" style:parent-style-name="standard">
      <style:graphic-properties draw:stroke="none" draw:fill="solid" draw:fill-color="#bfa07c" draw:textarea-horizontal-align="left" draw:textarea-vertical-align="top" draw:auto-grow-height="false" fo:padding-top="0.13cm" fo:padding-bottom="0.13cm" fo:padding-left="0.25cm" fo:padding-right="0.25cm" fo:wrap-option="wrap" draw:shadow="hidden"/>
    </style:style>
    <style:style style:name="Mgr8" style:family="graphic" style:parent-style-name="standard">
      <style:graphic-properties draw:stroke="none" draw:fill="solid" draw:fill-color="#260000" draw:textarea-horizontal-align="left" draw:textarea-vertical-align="top" draw:auto-grow-height="false" fo:padding-top="0.13cm" fo:padding-bottom="0.13cm" fo:padding-left="0.25cm" fo:padding-right="0.25cm" fo:wrap-option="wrap" draw:shadow="hidden"/>
    </style:style>
    <style:style style:name="Mgr9" style:family="graphic" style:parent-style-name="standard">
      <style:graphic-properties draw:stroke="none" draw:fill="solid" draw:fill-color="#284c70" draw:textarea-horizontal-align="left" draw:textarea-vertical-align="top" draw:auto-grow-height="false" fo:padding-top="0.13cm" fo:padding-bottom="0.13cm" fo:padding-left="0.25cm" fo:padding-right="0.25cm" fo:wrap-option="wrap" draw:shadow="hidden"/>
    </style:style>
    <style:style style:name="Mgr10" style:family="graphic" style:parent-style-name="standard">
      <style:graphic-properties draw:stroke="none" draw:fill="solid" draw:fill-color="#bfccd8" draw:textarea-horizontal-align="left" draw:textarea-vertical-align="top" draw:auto-grow-height="false" fo:padding-top="0.13cm" fo:padding-bottom="0.13cm" fo:padding-left="0.25cm" fo:padding-right="0.25cm" fo:wrap-option="wrap" draw:shadow="hidden"/>
    </style:style>
    <style:style style:name="Mgr11" style:family="graphic" style:parent-style-name="standard">
      <style:graphic-properties draw:stroke="none" draw:fill="solid" draw:fill-color="#7f99b2" draw:textarea-horizontal-align="left" draw:textarea-vertical-align="top" draw:auto-grow-height="false" fo:padding-top="0.13cm" fo:padding-bottom="0.13cm" fo:padding-left="0.25cm" fo:padding-right="0.25cm" fo:wrap-option="wrap" draw:shadow="hidden"/>
    </style:style>
    <style:style style:name="Mgr12" style:family="graphic" style:parent-style-name="standard">
      <style:graphic-properties draw:stroke="none" draw:fill="solid" draw:fill-color="#c68c8c" draw:textarea-horizontal-align="left" draw:textarea-vertical-align="top" draw:auto-grow-height="false" fo:padding-top="0.13cm" fo:padding-bottom="0.13cm" fo:padding-left="0.25cm" fo:padding-right="0.25cm" fo:wrap-option="wrap" draw:shadow="hidden"/>
    </style:style>
    <style:style style:name="Mgr13" style:family="graphic" style:parent-style-name="standard">
      <style:graphic-properties draw:stroke="none" draw:fill="solid" draw:fill-color="#b55959" draw:textarea-horizontal-align="left" draw:textarea-vertical-align="top" draw:auto-grow-height="false" fo:padding-top="0.13cm" fo:padding-bottom="0.13cm" fo:padding-left="0.25cm" fo:padding-right="0.25cm" fo:wrap-option="wrap" draw:shadow="hidden"/>
    </style:style>
    <style:style style:name="Mgr14" style:family="graphic" style:parent-style-name="standard">
      <style:graphic-properties draw:stroke="none" draw:fill="solid" draw:fill-color="#000000" draw:textarea-horizontal-align="left" draw:textarea-vertical-align="top" draw:auto-grow-height="false" fo:padding-top="0.13cm" fo:padding-bottom="0.13cm" fo:padding-left="0.25cm" fo:padding-right="0.25cm" fo:wrap-option="wrap" draw:shadow="hidden"/>
    </style:style>
    <style:style style:name="Mgr15" style:family="graphic" style:parent-style-name="standard">
      <style:graphic-properties draw:stroke="none" draw:fill="solid" draw:fill-color="#995933" draw:opacity="50%" draw:textarea-horizontal-align="left" draw:textarea-vertical-align="top" draw:auto-grow-height="false" fo:padding-top="0.13cm" fo:padding-bottom="0.13cm" fo:padding-left="0.25cm" fo:padding-right="0.25cm" fo:wrap-option="wrap" draw:shadow="hidden"/>
    </style:style>
    <style:style style:name="Mgr16" style:family="graphic" style:parent-style-name="standard">
      <style:graphic-properties draw:stroke="none" draw:fill="solid" draw:fill-color="#bfa07c" draw:opacity="50%" draw:textarea-horizontal-align="left" draw:textarea-vertical-align="top" draw:auto-grow-height="false" fo:padding-top="0.13cm" fo:padding-bottom="0.13cm" fo:padding-left="0.25cm" fo:padding-right="0.25cm" fo:wrap-option="wrap" draw:shadow="hidden"/>
    </style:style>
    <style:style style:name="Mgr17" style:family="graphic" style:parent-style-name="standard">
      <style:graphic-properties draw:stroke="none" draw:fill="solid" draw:fill-color="#7f99b2" draw:opacity="50%" draw:textarea-horizontal-align="left" draw:textarea-vertical-align="top" draw:auto-grow-height="false" fo:padding-top="0.13cm" fo:padding-bottom="0.13cm" fo:padding-left="0.25cm" fo:padding-right="0.25cm" fo:wrap-option="wrap" draw:shadow="hidden"/>
    </style:style>
    <style:style style:name="Mgr18" style:family="graphic" style:parent-style-name="standard">
      <style:graphic-properties draw:stroke="none" draw:fill="solid" draw:fill-color="#284c70" draw:opacity="50%" draw:textarea-horizontal-align="left" draw:textarea-vertical-align="top" draw:auto-grow-height="false" fo:padding-top="0.13cm" fo:padding-bottom="0.13cm" fo:padding-left="0.25cm" fo:padding-right="0.25cm" fo:wrap-option="wrap" draw:shadow="hidden"/>
    </style:style>
    <style:style style:name="Mgr19" style:family="graphic" style:parent-style-name="standard">
      <style:graphic-properties draw:stroke="none" draw:fill="solid" draw:fill-color="#bfccd8" draw:opacity="50%" draw:textarea-horizontal-align="left" draw:textarea-vertical-align="top" draw:auto-grow-height="false" fo:padding-top="0.13cm" fo:padding-bottom="0.13cm" fo:padding-left="0.25cm" fo:padding-right="0.25cm" fo:wrap-option="wrap" draw:shadow="hidden"/>
    </style:style>
    <style:style style:name="Mgr20" style:family="graphic" style:parent-style-name="standard">
      <style:graphic-properties draw:stroke="none" draw:fill="solid" draw:fill-color="#540054" draw:opacity="50%" draw:textarea-horizontal-align="left" draw:textarea-vertical-align="top" draw:auto-grow-height="false" fo:padding-top="0.13cm" fo:padding-bottom="0.13cm" fo:padding-left="0.25cm" fo:padding-right="0.25cm" fo:wrap-option="wrap" draw:shadow="hidden"/>
    </style:style>
    <style:style style:name="Mgr21" style:family="graphic" style:parent-style-name="standard">
      <style:graphic-properties draw:stroke="none" draw:fill="solid" draw:fill-color="#ffffff" draw:textarea-horizontal-align="center" draw:textarea-vertical-align="middle" draw:shadow="hidden" style:protect="position size"/>
    </style:style>
    <style:style style:name="Mgr22" style:family="graphic" style:parent-style-name="standard">
      <style:graphic-properties draw:stroke="none" draw:fill="gradient" draw:fill-color="#ff99cc" draw:fill-gradient-name="Gradient_20_8" draw:textarea-horizontal-align="left" draw:textarea-vertical-align="middle" draw:auto-grow-height="false" fo:padding-top="0.13cm" fo:padding-bottom="0.13cm" fo:padding-left="0.25cm" fo:padding-right="0.25cm" fo:wrap-option="no-wrap" draw:shadow="hidden"/>
    </style:style>
    <style:style style:name="Mgr23" style:family="graphic" style:parent-style-name="standard">
      <style:graphic-properties draw:stroke="none" draw:fill="gradient" draw:fill-color="#ffcc99" draw:fill-gradient-name="Gradient_20_9" draw:textarea-horizontal-align="left" draw:textarea-vertical-align="middle" draw:auto-grow-height="false" fo:padding-top="0.13cm" fo:padding-bottom="0.13cm" fo:padding-left="0.25cm" fo:padding-right="0.25cm" fo:wrap-option="no-wrap" draw:shadow="hidden"/>
    </style:style>
    <style:style style:name="Mgr24" style:family="graphic" style:parent-style-name="standard">
      <style:graphic-properties draw:stroke="none" draw:fill="gradient" draw:fill-color="#ff99cc" draw:fill-gradient-name="Gradient_20_10"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Default-backgroundobjects" style:list-style-name="ML2">
      <style:graphic-properties draw:stroke="none" draw:fill="none" draw:fill-color="#99ff99" draw:textarea-horizontal-align="justify" draw:textarea-vertical-align="top" draw:auto-grow-height="false" draw:auto-grow-width="false" fo:min-height="0.893cm" fo:min-width="0cm" fo:padding-top="0.13cm" fo:padding-bottom="0.13cm" fo:padding-left="0.25cm" fo:padding-right="0.25cm" fo:wrap-option="wrap" draw:shadow="hidden" draw:shadow-color="#ffcc99"/>
    </style:style>
    <style:style style:name="Mpr2" style:family="presentation" style:parent-style-name="Default-backgroundobjects">
      <style:graphic-properties draw:stroke="none" draw:fill="none" draw:fill-color="#ffffff" draw:textarea-horizontal-align="justify" draw:textarea-vertical-align="middle" draw:auto-grow-height="false" draw:auto-grow-width="false" fo:min-height="1.29cm" fo:min-width="0cm" fo:padding-top="0.128cm" fo:padding-bottom="0.128cm" fo:padding-left="0.256cm" fo:padding-right="0.256cm" fo:wrap-option="no-wrap" draw:shadow="hidden" draw:shadow-color="#808080"/>
    </style:style>
    <style:style style:name="Mpr3" style:family="presentation" style:parent-style-name="Default-backgroundobjects">
      <style:graphic-properties draw:stroke="none" draw:fill="none" draw:fill-color="#ffffff" draw:textarea-horizontal-align="justify" draw:textarea-vertical-align="bottom" draw:auto-grow-height="false" draw:auto-grow-width="false" fo:min-height="1.289cm" fo:min-width="0cm" fo:padding-top="0.128cm" fo:padding-bottom="0.128cm" fo:padding-left="0.256cm" fo:padding-right="0.256cm" fo:wrap-option="no-wrap" draw:shadow="hidden" draw:shadow-color="#808080"/>
    </style:style>
    <style:style style:name="Mpr4" style:family="presentation" style:parent-style-name="Title1-backgroundobjects" style:list-style-name="ML4">
      <style:graphic-properties draw:stroke="none" draw:fill="none" draw:fill-color="#99ff99" draw:textarea-horizontal-align="justify" draw:textarea-vertical-align="top" draw:auto-grow-height="false" draw:auto-grow-width="false" fo:min-height="1.272cm" fo:min-width="0cm" fo:padding-top="0.13cm" fo:padding-bottom="0.13cm" fo:padding-left="0.25cm" fo:padding-right="0.25cm" fo:wrap-option="wrap" draw:shadow="hidden"/>
    </style:style>
    <style:style style:name="Mpr5" style:family="presentation" style:parent-style-name="Title1-backgroundobjects" style:list-style-name="ML4">
      <style:graphic-properties draw:stroke="none" draw:fill="none" draw:fill-color="#99ff99" draw:textarea-horizontal-align="justify" draw:textarea-vertical-align="top" draw:auto-grow-height="false" draw:auto-grow-width="false" fo:min-height="1.272cm" fo:min-width="0cm" fo:padding-top="0.13cm" fo:padding-bottom="0.13cm" fo:padding-left="0.25cm" fo:padding-right="0.25cm" fo:wrap-option="wrap" draw:shadow="hidden"/>
    </style:style>
    <style:style style:name="Mpr6" style:family="presentation" style:parent-style-name="Title1-backgroundobjects" style:list-style-name="ML4">
      <style:graphic-properties draw:stroke="none" draw:fill="none" draw:fill-color="#99ff99" draw:textarea-horizontal-align="justify" draw:textarea-vertical-align="top" draw:auto-grow-height="false" draw:auto-grow-width="false" fo:min-height="1.272cm" fo:min-width="0cm" fo:padding-top="0.13cm" fo:padding-bottom="0.13cm" fo:padding-left="0.25cm" fo:padding-right="0.25cm" fo:wrap-option="wrap" draw:shadow="hidden"/>
    </style:style>
    <style:style style:name="Mpr7" style:family="presentation" style:parent-style-name="Title1-backgroundobjects">
      <style:graphic-properties draw:stroke="none" draw:fill="none" draw:fill-color="#ffffff" draw:textarea-horizontal-align="justify" draw:textarea-vertical-align="middle" draw:auto-grow-height="false" draw:auto-grow-width="false" fo:min-height="1.29cm" fo:min-width="0cm" fo:padding-top="0.128cm" fo:padding-bottom="0.128cm" fo:padding-left="0.256cm" fo:padding-right="0.256cm" fo:wrap-option="no-wrap" draw:shadow="hidden" draw:shadow-color="#808080"/>
    </style:style>
    <style:style style:name="Mpr8" style:family="presentation" style:parent-style-name="Title1-backgroundobjects">
      <style:graphic-properties draw:stroke="none" draw:fill="none" draw:fill-color="#ffffff" draw:textarea-horizontal-align="justify" draw:textarea-vertical-align="bottom" draw:auto-grow-height="false" draw:auto-grow-width="false" fo:min-height="1.289cm" fo:min-width="0cm" fo:padding-top="0.128cm" fo:padding-bottom="0.128cm" fo:padding-left="0.256cm" fo:padding-right="0.256cm" fo:wrap-option="no-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margin-left="0cm" fo:margin-right="0cm" fo:line-height="100%" fo:text-align="center" fo:text-indent="0cm"/>
    </style:style>
    <style:style style:name="MP5" style:family="paragraph">
      <style:paragraph-properties fo:margin-left="0cm" fo:margin-right="0cm" fo:margin-top="0.22cm" fo:margin-bottom="0cm" fo:line-height="100%" fo:text-align="center" fo:text-indent="0cm"/>
    </style:style>
    <style:style style:name="MP6" style:family="paragraph">
      <style:paragraph-properties fo:margin-left="0cm" fo:margin-right="0cm" fo:line-height="100%" fo:text-indent="0cm" style:writing-mode="lr-tb"/>
    </style:style>
    <style:style style:name="MP7" style:family="paragraph">
      <style:paragraph-properties fo:margin-left="0cm" fo:margin-right="0cm" fo:line-height="100%" fo:text-indent="0cm" style:writing-mode="lr-tb" style:font-independent-line-spacing="true"/>
    </style:style>
    <style:style style:name="MP8" style:family="paragraph">
      <style:paragraph-properties fo:text-align="center"/>
    </style:style>
    <style:style style:name="MP9" style:family="paragraph">
      <style:paragraph-properties fo:margin-left="0cm" fo:margin-right="0cm" fo:text-indent="0cm" style:writing-mode="lr-tb"/>
    </style:style>
    <style:style style:name="MP10" style:family="paragraph">
      <style:paragraph-properties fo:margin-left="0cm" fo:margin-right="0cm" fo:text-indent="0cm" style:writing-mode="lr-tb" style:font-independent-line-spacing="true"/>
    </style:style>
    <style:style style:name="MP11" style:family="paragraph">
      <style:paragraph-properties fo:margin-left="0cm" fo:margin-right="0cm" fo:text-align="end" fo:text-indent="0cm" style:writing-mode="lr-tb"/>
    </style:style>
    <style:style style:name="MP12" style:family="paragraph">
      <style:paragraph-properties fo:margin-left="0cm" fo:margin-right="0cm" fo:text-align="end" fo:text-indent="0cm" style:writing-mode="lr-tb" style:font-independent-line-spacing="true"/>
    </style:style>
    <style:style style:name="MP13" style:family="paragraph">
      <style:paragraph-properties fo:margin-left="0cm" fo:margin-right="0cm" fo:margin-top="0.308cm" fo:margin-bottom="0cm" fo:line-height="100%" fo:text-indent="0cm" style:writing-mode="lr-tb"/>
    </style:style>
    <style:style style:name="MP14" style:family="paragraph">
      <style:paragraph-properties fo:margin-left="0cm" fo:margin-right="0cm" fo:margin-top="0.308cm" fo:margin-bottom="0cm" fo:line-height="100%" fo:text-indent="0cm" style:writing-mode="lr-tb" style:font-independent-line-spacing="true"/>
    </style:style>
    <style:style style:name="MP15" style:family="paragraph">
      <style:paragraph-properties fo:margin-left="0cm" fo:margin-right="0cm" fo:margin-top="0.308cm" fo:margin-bottom="0cm" fo:line-height="100%" fo:text-align="center" fo:text-indent="0cm" style:writing-mode="lr-tb"/>
    </style:style>
    <style:style style:name="MP16" style:family="paragraph">
      <style:paragraph-properties fo:margin-left="0cm" fo:margin-right="0cm" fo:margin-top="0.308cm" fo:margin-bottom="0cm" fo:line-height="100%" fo:text-align="center" fo:text-indent="0cm" style:writing-mode="lr-tb" style:font-independent-line-spacing="true"/>
    </style:style>
    <style:style style:name="MP17" style:family="paragraph">
      <style:paragraph-properties fo:margin-left="0cm" fo:margin-right="0cm" fo:margin-top="0.308cm" fo:margin-bottom="0cm" fo:line-height="100%" fo:text-align="end" fo:text-indent="0cm" style:writing-mode="lr-tb"/>
    </style:style>
    <style:style style:name="MP18" style:family="paragraph">
      <style:paragraph-properties fo:margin-left="0cm" fo:margin-right="0cm" fo:margin-top="0.308cm" fo:margin-bottom="0cm" fo:line-height="100%"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660066" style:font-name="Helvetica" fo:font-size="10pt" style:font-size-asian="10pt" style:font-size-complex="10pt"/>
    </style:style>
    <style:style style:name="MT3" style:family="text">
      <style:text-properties fo:color="#660066" style:font-name="Symbol" fo:font-size="10pt" style:font-size-asian="10pt" style:font-size-complex="10pt"/>
    </style:style>
    <style:style style:name="MT4" style:family="text">
      <style:text-properties fo:font-size="12pt" fo:language="en" fo:country="US" style:font-size-asian="12pt" style:font-size-complex="12pt"/>
    </style:style>
    <style:style style:name="MT5" style:family="text">
      <style:text-properties fo:color="#660066" style:font-name="Impact" fo:font-size="14pt" style:font-size-asian="14pt" style:font-size-complex="14pt"/>
    </style:style>
    <text:list-style style:name="ML1">
      <text:list-level-style-bullet text:level="1" text:bullet-char="•">
        <style:list-level-properties/>
        <style:text-properties style:font-name="Times New Roman" fo:color="#660066" fo:font-size="100%"/>
      </text:list-level-style-bullet>
      <text:list-level-style-bullet text:level="2" text:bullet-char="•">
        <style:list-level-properties text:space-before="1.27cm"/>
        <style:text-properties style:font-name="Times New Roman" fo:color="#660066" fo:font-size="100%"/>
      </text:list-level-style-bullet>
      <text:list-level-style-bullet text:level="3" text:bullet-char="•">
        <style:list-level-properties text:space-before="2.54cm"/>
        <style:text-properties style:font-name="Times New Roman" fo:color="#660066" fo:font-size="100%"/>
      </text:list-level-style-bullet>
      <text:list-level-style-bullet text:level="4" text:bullet-char="•">
        <style:list-level-properties text:space-before="3.81cm"/>
        <style:text-properties style:font-name="Times New Roman" fo:color="#660066" fo:font-size="100%"/>
      </text:list-level-style-bullet>
      <text:list-level-style-bullet text:level="5" text:bullet-char="•">
        <style:list-level-properties text:space-before="5.08cm"/>
        <style:text-properties style:font-name="Times New Roman" fo:color="#660066" fo:font-size="100%"/>
      </text:list-level-style-bullet>
      <text:list-level-style-bullet text:level="6" text:bullet-char="•">
        <style:list-level-properties text:space-before="5.08cm"/>
        <style:text-properties style:font-name="Times New Roman" fo:color="#660066" fo:font-size="100%"/>
      </text:list-level-style-bullet>
      <text:list-level-style-bullet text:level="7" text:bullet-char="•">
        <style:list-level-properties text:space-before="5.08cm"/>
        <style:text-properties style:font-name="Times New Roman" fo:color="#660066" fo:font-size="100%"/>
      </text:list-level-style-bullet>
      <text:list-level-style-bullet text:level="8" text:bullet-char="•">
        <style:list-level-properties text:space-before="5.08cm"/>
        <style:text-properties style:font-name="Times New Roman" fo:color="#660066" fo:font-size="100%"/>
      </text:list-level-style-bullet>
      <text:list-level-style-bullet text:level="9" text:bullet-char="•">
        <style:list-level-properties text:space-before="5.08cm"/>
        <style:text-properties style:font-name="Times New Roman" fo:color="#660066" fo:font-size="100%"/>
      </text:list-level-style-bullet>
      <text:list-level-style-bullet text:level="10" text:bullet-char="•">
        <style:list-level-properties text:space-before="5.08cm"/>
        <style:text-properties style:font-name="Times New Roman" fo:color="#660066" fo:font-size="100%"/>
      </text:list-level-style-bullet>
    </text:list-style>
    <text:list-style style:name="ML2">
      <text:list-level-style-bullet text:level="1" text:bullet-char="•">
        <style:list-level-properties/>
        <style:text-properties style:font-name="Helvetica" fo:color="#660066"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3">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4">
      <text:list-level-style-bullet text:level="1" text:bullet-char="•">
        <style:list-level-properties/>
        <style:text-properties style:font-name="Impact" fo:color="#660066"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88cm" draw:page-number="1"/>
      <draw:page-thumbnail draw:layer="backgroundobjects" svg:width="8.024cm" svg:height="6.017cm" svg:x="1cm" svg:y="9.9cm"/>
      <draw:page-thumbnail draw:layer="backgroundobjects" svg:width="8.024cm" svg:height="6.017cm" svg:x="1cm" svg:y="17.312cm"/>
      <draw:page-thumbnail draw:layer="backgroundobjects" svg:width="8.024cm" svg:height="6.017cm" svg:x="10.025cm" svg:y="2.488cm"/>
      <draw:page-thumbnail draw:layer="backgroundobjects" svg:width="8.024cm" svg:height="6.017cm" svg:x="10.025cm" svg:y="9.9cm"/>
      <draw:page-thumbnail draw:layer="backgroundobjects" svg:width="8.024cm" svg:height="6.017cm" svg:x="10.025cm" svg:y="17.312cm"/>
      <draw:frame draw:style-name="Mgr1" draw:text-style-name="MP1" draw:layer="backgroundobjects" svg:width="8.266cm" svg:height="1.29cm" svg:x="0cm" svg:y="0cm" presentation:class="header">
        <draw:text-box>
          <text:p text:style-name="MP1"><text:span text:style-name="MT1"><presentation:header/></text:span></text:p>
        </draw:text-box>
      </draw:frame>
      <draw:frame draw:style-name="Mgr1" draw:text-style-name="MP2" draw:layer="backgroundobjects" svg:width="8.266cm" svg:height="1.29cm" svg:x="10.783cm" svg:y="0cm" presentation:class="date-time">
        <draw:text-box>
          <text:p text:style-name="MP2"><text:span text:style-name="MT1"><presentation:date-time/></text:span></text:p>
        </draw:text-box>
      </draw:frame>
      <draw:frame draw:style-name="Mgr2" draw:text-style-name="MP1" draw:layer="backgroundobjects" svg:width="8.266cm" svg:height="1.29cm" svg:x="0cm" svg:y="24.529cm" presentation:class="footer">
        <draw:text-box>
          <text:p text:style-name="MP1"><text:span text:style-name="MT1"><presentation:footer/></text:span></text:p>
        </draw:text-box>
      </draw:frame>
      <draw:frame draw:style-name="Mgr2" draw:text-style-name="MP2" draw:layer="backgroundobjects" svg:width="8.266cm" svg:height="1.29cm" svg:x="10.783cm" svg:y="24.529cm" presentation:class="page-number">
        <draw:text-box>
          <text:p text:style-name="MP2"><text:span text:style-name="MT1"><text:page-number>&lt;number&gt;</text:page-number></text:span></text:p>
        </draw:text-box>
      </draw:frame>
    </style:handout-master>
    <style:master-page style:name="Default" style:page-layout-name="PM1" draw:style-name="Mdp1">
      <draw:custom-shape draw:style-name="Mgr3" draw:text-style-name="MP3" draw:layer="backgroundobjects" svg:width="25.4cm" svg:height="19.05cm" svg:x="0cm" svg:y="0cm">
        <text:p/>
        <draw:enhanced-geometry svg:viewBox="0 0 21600 21600" draw:type="rectangle" draw:enhanced-path="M 0 0 L 21600 0 21600 21600 0 21600 0 0 Z N"/>
      </draw:custom-shape>
      <draw:frame presentation:style-name="Default-title" draw:layer="backgroundobjects" svg:width="20.669cm" svg:height="2.347cm" svg:x="3.253cm" svg:y="0cm" presentation:class="title" presentation:placeholder="true">
        <draw:text-box/>
      </draw:frame>
      <draw:custom-shape draw:style-name="Mgr4" draw:text-style-name="MP3" draw:layer="backgroundobjects" svg:width="8.043cm" svg:height="0.891cm" svg:x="14.874cm" svg:y="18.159cm">
        <text:p text:style-name="MP4"><text:span text:style-name="MT2">Silberschatz, Galvin and <text:s/>Gagne </text:span><text:span text:style-name="MT3"></text:span><text:span text:style-name="MT2">2002</text:span></text:p>
        <draw:enhanced-geometry svg:viewBox="0 0 21600 21600" draw:type="rectangle" draw:enhanced-path="M 0 0 L 21600 0 21600 21600 0 21600 0 0 Z N"/>
      </draw:custom-shape>
      <draw:custom-shape draw:style-name="Mgr5" draw:text-style-name="MP3" draw:layer="backgroundobjects" svg:width="2.39cm" svg:height="0.769cm" svg:x="11.135cm" svg:y="18.142cm">
        <text:p text:style-name="MP5"><text:span text:style-name="MT2">3.</text:span><text:span text:style-name="MT2"><text:page-number>&lt;number&gt;</text:page-number></text:span></text:p>
        <draw:enhanced-geometry svg:viewBox="0 0 21600 21600" draw:type="mso-spt202" draw:enhanced-path="M 0 0 L 21600 0 21600 21600 0 21600 0 0 Z N"/>
      </draw:custom-shape>
      <draw:frame presentation:style-name="Mpr1" draw:text-style-name="MP7" draw:layer="backgroundobjects" svg:width="8.043cm" svg:height="0.892cm" svg:x="0.149cm" svg:y="18.158cm" presentation:class="footer">
        <draw:text-box>
          <text:p text:style-name="MP6"><text:span text:style-name="MT2"><presentation:footer/></text:span><text:span text:style-name="MT2">Operating System Concepts</text:span></text:p>
        </draw:text-box>
      </draw:frame>
      <draw:g>
        <draw:custom-shape draw:style-name="Mgr6" draw:text-style-name="MP3" draw:layer="backgroundobjects" svg:width="3.203cm" svg:height="2.883cm" svg:x="22.19cm" svg:y="16.073cm">
          <text:p/>
          <draw:enhanced-geometry svg:viewBox="0 0 2188 1713" draw:mirror-horizontal="true" draw:type="non-primitive" draw:enhanced-path="M 2188 1713 L 2188 1568 2178 1568 2165 1563 2149 1555 2129 1544 2107 1530 2083 1514 2057 1495 2029 1475 1999 1454 1968 1431 1937 1409 1905 1386 1872 1363 1839 1340 1808 1319 1776 1298 1763 1291 1749 1286 1734 1281 1720 1278 1705 1275 1690 1273 1675 1271 1660 1270 1646 1267 1633 1265 1620 1263 1608 1258 1597 1253 1588 1246 1578 1240 1572 1229 1559 1208 1546 1188 1534 1168 1521 1150 1507 1131 1494 1114 1481 1097 1467 1082 1453 1068 1438 1055 1424 1044 1409 1035 1394 1026 1379 1020 1363 1016 1347 1014 1331 1009 1317 1000 1304 987 1294 972 1282 957 1273 942 1263 930 1254 922 1247 916 1242 907 1237 896 1234 885 1231 874 1228 864 1224 856 1219 851 1214 848 1210 843 1204 838 1199 832 1195 826 1191 821 1188 817 1184 815 1166 803 1152 786 1141 764 1130 739 1120 713 1108 688 1093 667 1075 651 1070 649 1065 644 1057 639 1047 635 1037 629 1027 624 1016 621 1007 618 1000 614 990 609 978 603 964 595 949 588 933 582 917 577 902 575 899 574 894 570 891 565 885 559 879 552 871 544 862 538 849 532 846 525 842 512 839 492 835 474 832 469 825 464 818 460 811 457 798 442 792 416 787 391 778 377 762 369 743 356 721 340 698 323 674 305 651 290 629 278 611 271 605 266 597 257 588 244 578 229 569 216 561 203 554 194 550 190 539 187 528 181 516 174 505 165 494 157 484 150 477 144 471 142 448 138 429 133 410 127 395 120 383 114 371 107 362 103 353 100 330 93 306 84 285 73 263 61 242 51 222 42 205 35 191 32 180 32 167 32 153 32 139 31 126 30 113 29 101 27 91 24 78 20 65 15 52 11 39 6 28 2 16 0 7 0 0 2 0 1713 2188 1713 Z N"/>
        </draw:custom-shape>
        <draw:custom-shape draw:style-name="Mgr7" draw:text-style-name="MP3" draw:layer="backgroundobjects" svg:width="3.203cm" svg:height="1.595cm" svg:x="22.19cm" svg:y="17.341cm">
          <text:p/>
          <draw:enhanced-geometry svg:viewBox="0 0 2188 1109" draw:mirror-horizontal="true" draw:type="non-primitive" draw:enhanced-path="M 2094 387 L 2079 386 2068 382 2059 378 2051 373 2044 367 2038 361 2030 355 2021 349 2009 345 1992 344 1970 344 1947 345 1923 346 1902 348 1885 346 1876 345 1870 345 1863 350 1855 356 1847 364 1839 372 1831 380 1825 384 1822 386 1803 381 1787 380 1773 382 1762 387 1750 391 1740 396 1729 401 1717 402 1712 403 1708 406 1701 411 1695 416 1687 420 1680 424 1671 426 1663 425 1656 424 1644 422 1631 422 1617 421 1600 421 1583 421 1567 421 1551 421 1544 421 1530 420 1514 420 1494 419 1475 417 1454 414 1436 412 1421 408 1416 408 1407 410 1395 413 1383 416 1370 418 1360 418 1350 416 1347 410 1341 406 1327 401 1307 394 1284 387 1260 381 1240 375 1225 371 1217 368 1209 367 1202 368 1197 372 1193 376 1189 381 1184 384 1180 387 1174 386 1158 381 1138 376 1115 372 1091 367 1066 363 1043 359 1020 355 1001 351 995 349 991 344 985 340 981 333 975 327 970 321 966 318 962 315 955 314 946 312 932 307 916 303 899 296 879 290 860 282 839 275 818 268 798 261 780 254 763 249 749 244 737 239 729 237 725 236 703 231 684 224 669 215 657 205 646 196 637 186 629 181 621 177 607 174 591 169 571 162 550 155 527 146 501 137 476 128 451 117 425 108 401 99 378 91 356 83 338 77 321 72 309 69 301 68 286 67 266 64 242 60 217 55 191 50 168 46 150 41 137 38 122 33 104 29 84 24 65 18 45 14 27 9 12 4 0 0 0 1109 2188 1109 2188 398 2172 399 2157 399 2143 398 2132 396 2120 393 2111 390 2102 388 2094 387 Z N"/>
        </draw:custom-shape>
        <draw:custom-shape draw:style-name="Mgr8" draw:text-style-name="MP3" draw:layer="backgroundobjects" svg:width="0.688cm" svg:height="1.524cm" svg:x="24.712cm" svg:y="15.897cm">
          <text:p/>
          <draw:enhanced-geometry svg:viewBox="0 0 470 725" draw:mirror-horizontal="true" draw:type="non-primitive" draw:enhanced-path="M 251 725 L 244 719 236 711 226 702 214 691 203 682 194 673 187 666 182 661 174 639 165 613 158 591 154 582 146 583 139 586 131 592 121 604 119 604 114 602 108 601 103 599 108 593 114 589 120 583 127 578 133 574 138 571 144 569 150 568 149 561 147 556 147 554 147 553 136 552 136 547 147 538 146 533 143 520 139 501 134 480 128 459 121 440 115 427 111 422 104 424 99 429 97 434 97 437 84 438 91 424 96 414 97 407 97 404 97 404 94 403 90 404 82 406 70 411 53 419 30 432 1 449 9 440 21 430 33 419 47 409 61 400 74 392 85 386 94 382 94 381 96 378 97 372 96 364 94 354 90 340 82 324 71 304 70 305 65 306 58 309 48 312 38 316 25 319 14 323 1 326 8 320 15 315 24 309 33 303 43 298 52 294 60 289 68 287 65 277 60 260 54 242 47 222 40 203 33 187 28 176 23 172 15 173 7 174 2 175 0 176 0 168 2 167 8 164 15 161 23 160 18 138 12 115 5 95 0 81 0 0 8 17 16 35 23 51 29 66 33 78 37 90 38 99 39 105 40 112 45 115 48 119 51 123 54 133 61 153 70 181 82 213 93 244 104 273 111 294 115 304 127 302 142 300 160 297 179 294 197 291 213 290 226 289 234 289 241 283 245 278 249 274 250 273 256 281 259 279 267 274 275 272 280 273 281 279 283 285 286 288 290 289 294 289 300 288 305 287 312 287 319 286 325 285 328 285 330 285 368 266 384 270 366 272 342 288 381 291 398 270 398 264 398 250 399 235 401 227 404 222 411 215 417 209 419 206 421 202 424 192 429 183 436 176 432 187 431 196 429 203 426 207 422 213 416 221 410 229 408 233 408 258 409 257 414 253 419 249 427 244 436 239 445 234 454 230 462 229 456 233 449 237 444 242 437 245 431 250 425 255 422 258 418 262 426 260 434 260 442 259 449 258 456 258 462 257 467 256 470 255 462 260 453 265 444 268 440 270 409 273 395 293 414 296 407 308 381 305 358 304 338 302 319 301 304 300 293 300 285 300 280 300 277 301 272 303 267 304 262 306 255 309 247 310 240 311 232 311 221 311 209 312 195 315 179 317 164 320 149 323 136 326 127 330 138 351 145 369 149 382 151 392 151 399 151 404 152 408 153 411 164 434 174 463 182 494 187 520 190 532 197 551 206 573 218 599 228 628 237 659 245 691 251 725 Z N"/>
        </draw:custom-shape>
        <draw:custom-shape draw:style-name="Mgr9" draw:text-style-name="MP3" draw:layer="backgroundobjects" svg:width="0.116cm" svg:height="0.063cm" svg:x="24.725cm" svg:y="18.553cm">
          <text:p/>
          <draw:enhanced-geometry svg:viewBox="0 0 79 29" draw:mirror-horizontal="true" draw:type="non-primitive" draw:enhanced-path="M 21 24 L 26 25 34 26 42 27 51 28 59 29 68 29 72 29 76 27 78 23 79 19 79 16 79 15 74 13 65 11 55 9 47 6 40 3 31 1 21 0 15 2 9 8 3 13 0 18 1 21 5 23 11 23 17 24 21 24 Z N"/>
        </draw:custom-shape>
        <draw:custom-shape draw:style-name="Mgr9" draw:text-style-name="MP3" draw:layer="backgroundobjects" svg:width="0.167cm" svg:height="0.118cm" svg:x="24.571cm" svg:y="18.62cm">
          <text:p/>
          <draw:enhanced-geometry svg:viewBox="0 0 114 54" draw:mirror-horizontal="true" draw:type="non-primitive" draw:enhanced-path="M 61 0 L 57 0 50 1 43 2 36 5 28 7 22 10 17 14 14 17 11 24 7 28 4 30 1 32 0 36 0 41 3 47 8 49 16 49 27 48 36 48 42 48 44 49 46 51 49 53 54 54 59 54 66 54 75 54 84 54 94 53 102 51 107 48 112 45 114 37 113 30 110 22 103 15 94 9 83 5 73 2 61 0 Z N"/>
        </draw:custom-shape>
        <draw:custom-shape draw:style-name="Mgr10" draw:text-style-name="MP3" draw:layer="backgroundobjects" svg:width="0.096cm" svg:height="0.058cm" svg:x="24.745cm" svg:y="18.553cm">
          <text:p/>
          <draw:enhanced-geometry svg:viewBox="0 0 64 27" draw:mirror-horizontal="true" draw:type="non-primitive" draw:enhanced-path="M 47 6 L 40 3 31 1 21 0 15 2 9 8 3 13 0 18 1 21 5 23 11 23 17 24 21 24 26 25 32 26 39 26 46 27 51 27 57 26 62 26 64 24 64 21 63 17 57 11 47 6 Z N"/>
        </draw:custom-shape>
        <draw:custom-shape draw:style-name="Mgr10" draw:text-style-name="MP3" draw:layer="backgroundobjects" svg:width="0.149cm" svg:height="0.109cm" svg:x="22.846cm" svg:y="18.422cm">
          <text:p/>
          <draw:enhanced-geometry svg:viewBox="0 0 103 53" draw:mirror-horizontal="true" draw:type="non-primitive" draw:enhanced-path="M 82 52 L 79 53 73 52 64 51 53 50 43 48 34 45 27 43 22 41 18 38 14 36 8 36 0 36 5 34 10 31 13 28 18 23 22 19 28 14 33 10 38 5 44 1 51 0 57 0 64 3 70 5 75 7 81 11 86 14 93 20 99 26 103 30 98 31 90 33 85 35 82 42 82 52 Z N"/>
        </draw:custom-shape>
        <draw:g>
          <draw:custom-shape draw:style-name="Mgr9" draw:text-style-name="MP3" draw:layer="backgroundobjects" svg:width="0.357cm" svg:height="0.547cm" svg:x="25.005cm" svg:y="18.009cm">
            <text:p/>
            <draw:enhanced-geometry svg:viewBox="0 0 243 260" draw:mirror-horizontal="true" draw:type="non-primitive" draw:enhanced-path="M 0 16 L 3 13 12 6 21 0 29 0 33 2 39 4 46 5 54 5 62 5 70 6 77 7 82 9 86 13 94 20 104 27 114 35 124 43 134 50 142 54 147 57 154 58 158 59 161 60 164 62 166 65 172 69 180 76 188 83 197 91 205 97 212 102 217 104 217 118 215 131 212 143 206 148 202 150 196 153 190 156 184 157 179 159 174 161 172 165 173 167 177 173 184 178 191 182 199 184 204 186 210 184 214 184 219 184 225 189 234 199 241 211 243 222 230 227 225 233 221 239 219 241 206 242 192 243 177 247 164 250 151 254 139 256 129 258 122 259 113 259 100 260 84 260 66 260 46 259 29 257 13 254 0 249 0 16 Z N"/>
          </draw:custom-shape>
          <draw:custom-shape draw:style-name="Mgr9" draw:text-style-name="MP3" draw:layer="backgroundobjects" svg:width="0.199cm" svg:height="0.223cm" svg:x="24.783cm" svg:y="18.316cm">
            <text:p/>
            <draw:enhanced-geometry svg:viewBox="0 0 135 106" draw:mirror-horizontal="true" draw:type="non-primitive" draw:enhanced-path="M 4 21 L 2 31 0 47 0 63 0 72 6 72 13 73 21 73 28 74 36 74 42 76 46 77 49 78 51 80 55 84 60 88 66 93 72 98 76 102 81 104 83 106 87 104 93 100 101 94 109 87 116 81 123 74 127 70 129 66 131 62 133 54 135 47 135 42 132 35 124 23 114 11 108 4 104 3 98 2 90 2 82 1 73 1 65 0 58 0 53 1 49 2 42 4 34 8 26 11 18 15 11 18 6 20 4 21 Z N"/>
          </draw:custom-shape>
          <draw:g>
            <draw:custom-shape draw:style-name="Mgr11" draw:text-style-name="MP3" draw:layer="backgroundobjects" svg:width="0.462cm" svg:height="0.656cm" svg:x="24.907cm" svg:y="17.517cm">
              <text:p/>
              <draw:enhanced-geometry svg:viewBox="0 0 317 313" draw:mirror-horizontal="true" draw:type="non-primitive" draw:enhanced-path="M 0 59 L 14 57 27 53 39 50 51 47 60 43 68 41 75 38 78 37 84 35 89 32 94 29 100 26 105 24 108 21 112 19 114 19 115 13 116 7 119 3 122 2 126 2 133 0 139 0 147 0 157 0 165 0 173 0 179 2 188 5 202 10 218 15 234 24 250 30 264 37 274 42 279 45 286 57 294 73 301 91 304 105 305 129 308 169 310 207 312 229 317 241 317 249 313 255 306 257 295 260 285 262 275 265 267 269 260 272 253 276 248 278 243 280 235 283 224 288 207 294 189 301 169 307 150 311 131 313 115 310 100 307 84 305 68 302 52 302 36 302 22 303 9 306 0 308 0 59 Z N"/>
            </draw:custom-shape>
            <draw:custom-shape draw:style-name="Mgr9" draw:text-style-name="MP3" draw:layer="backgroundobjects" svg:width="0.353cm" svg:height="0.656cm" svg:x="24.901cm" svg:y="17.517cm">
              <text:p/>
              <draw:enhanced-geometry svg:viewBox="0 0 243 313" draw:mirror-horizontal="true" draw:type="non-primitive" draw:enhanced-path="M 41 310 L 57 313 76 311 95 307 115 301 133 294 150 288 161 283 169 280 174 278 179 276 186 272 193 269 201 265 211 262 221 260 232 257 239 255 243 249 243 241 238 229 236 207 234 169 231 129 230 105 227 91 220 73 212 57 205 45 200 42 190 37 176 30 160 24 144 15 128 10 114 5 105 2 99 0 91 0 83 0 73 0 65 0 59 0 52 2 48 2 46 4 46 6 48 7 50 9 55 10 61 12 67 14 70 17 77 21 87 30 97 40 100 45 95 53 86 65 76 79 71 89 69 103 68 123 65 141 62 151 57 154 50 157 41 161 31 165 20 170 11 174 6 178 2 181 1 188 0 200 0 217 1 235 4 256 12 277 24 295 41 310 Z N"/>
            </draw:custom-shape>
            <draw:custom-shape draw:style-name="Mgr9" draw:text-style-name="MP3" draw:layer="backgroundobjects" svg:width="0.257cm" svg:height="0.109cm" svg:x="22.707cm" svg:y="18.745cm">
              <text:p/>
              <draw:enhanced-geometry svg:viewBox="0 0 177 53" draw:mirror-horizontal="true" draw:type="non-primitive" draw:enhanced-path="M 177 44 L 172 38 169 35 164 31 159 28 155 27 150 25 146 25 140 25 134 25 127 25 119 25 112 23 104 22 97 20 91 18 86 14 81 11 75 7 70 4 64 1 57 0 51 0 44 1 38 5 33 10 28 14 22 19 18 23 13 28 10 31 5 34 0 36 8 36 14 36 18 38 22 41 27 43 34 45 43 48 53 50 64 51 73 52 79 53 82 52 83 50 85 46 88 43 94 42 99 42 109 43 120 43 133 44 146 44 158 45 169 44 177 44 Z N"/>
            </draw:custom-shape>
            <draw:custom-shape draw:style-name="Mgr10" draw:text-style-name="MP3" draw:layer="backgroundobjects" svg:width="0.268cm" svg:height="0.547cm" svg:x="25.101cm" svg:y="18.009cm">
              <text:p/>
              <draw:enhanced-geometry svg:viewBox="0 0 184 260" draw:mirror-horizontal="true" draw:type="non-primitive" draw:enhanced-path="M 122 259 L 113 259 100 260 84 260 66 260 46 259 29 257 13 254 0 249 0 16 3 13 12 6 21 0 29 0 33 4 39 8 46 13 52 16 58 21 63 24 66 28 67 30 65 38 61 50 59 64 59 76 66 100 74 111 80 115 84 121 90 131 99 145 109 158 118 164 123 165 131 169 142 174 153 181 165 187 174 194 181 201 184 205 184 213 181 218 175 222 167 225 162 227 158 232 152 236 145 243 139 249 133 255 127 258 122 259 Z N"/>
            </draw:custom-shape>
            <draw:custom-shape draw:style-name="Mgr10" draw:text-style-name="MP3" draw:layer="backgroundobjects" svg:width="0.268cm" svg:height="0.206cm" svg:x="25.101cm" svg:y="18.35cm">
              <text:p/>
              <draw:enhanced-geometry svg:viewBox="0 0 184 96" draw:mirror-horizontal="true" draw:type="non-primitive" draw:enhanced-path="M 118 0 L 123 1 131 5 142 10 153 17 165 23 174 30 181 37 184 41 184 49 181 54 175 58 167 61 162 63 158 68 152 72 145 79 139 85 133 91 127 94 122 95 113 95 100 96 84 96 66 96 46 95 29 93 13 90 0 85 0 29 6 27 13 26 21 24 30 22 38 19 45 17 52 16 56 15 61 14 67 11 74 9 82 5 91 3 100 1 108 0 118 0 Z N"/>
            </draw:custom-shape>
            <draw:custom-shape draw:style-name="Mgr10" draw:text-style-name="MP3" draw:layer="backgroundobjects" svg:width="0.137cm" svg:height="0.193cm" svg:x="24.845cm" svg:y="18.345cm">
              <text:p/>
              <draw:enhanced-geometry svg:viewBox="0 0 95 94" draw:mirror-horizontal="true" draw:type="non-primitive" draw:enhanced-path="M 83 94 L 81 92 76 90 72 86 66 81 60 76 55 72 51 68 49 66 46 65 42 64 36 62 28 62 21 61 13 61 6 60 0 60 0 51 0 35 2 19 4 9 8 7 14 5 20 4 26 1 32 1 35 0 38 0 40 1 44 4 52 5 61 7 67 9 72 13 78 19 83 27 85 35 86 42 88 47 90 52 93 56 95 61 95 72 91 83 83 94 Z N"/>
            </draw:custom-shape>
            <draw:custom-shape draw:style-name="Mgr10" draw:text-style-name="MP3" draw:layer="backgroundobjects" svg:width="0.108cm" svg:height="0.105cm" svg:x="24.606cm" svg:y="18.943cm">
              <text:p/>
              <draw:enhanced-geometry svg:viewBox="0 0 74 49" draw:mirror-horizontal="true" draw:type="non-primitive" draw:enhanced-path="M 61 0 L 57 0 50 1 43 2 36 5 28 7 22 10 17 14 14 17 11 24 7 28 4 30 1 32 0 36 0 41 3 47 8 49 16 49 27 48 36 48 42 48 49 46 57 41 64 36 69 29 74 21 74 14 70 6 61 0 Z N"/>
            </draw:custom-shape>
            <draw:custom-shape draw:style-name="Mgr10" draw:text-style-name="MP3" draw:layer="backgroundobjects" svg:width="0.313cm" svg:height="0.231cm" svg:x="22.189cm" svg:y="18.614cm">
              <text:p/>
              <draw:enhanced-geometry svg:viewBox="0 0 213 112" draw:mirror-horizontal="true" draw:type="non-primitive" draw:enhanced-path="M 213 112 L 204 110 190 106 172 101 151 97 131 93 114 91 100 90 92 90 87 91 76 91 63 90 50 89 35 87 21 84 9 82 0 78 13 62 29 54 30 53 31 49 34 44 36 37 39 31 43 27 46 23 50 21 53 20 59 17 66 14 75 9 83 6 91 2 97 0 100 0 105 2 113 8 123 16 135 24 148 34 158 40 167 46 172 49 179 51 188 53 196 55 201 58 201 63 201 74 202 85 204 92 207 96 211 101 213 107 213 112 Z N"/>
            </draw:custom-shape>
          </draw:g>
        </draw:g>
        <draw:g>
          <draw:custom-shape draw:style-name="Mgr9" draw:text-style-name="MP3" draw:layer="backgroundobjects" svg:width="0.761cm" svg:height="0.585cm" svg:x="22.234cm" svg:y="18.061cm">
            <text:p/>
            <draw:enhanced-geometry svg:viewBox="0 0 520 277" draw:mirror-horizontal="true" draw:type="non-primitive" draw:enhanced-path="M 520 42 L 514 41 506 40 493 36 480 34 462 31 445 27 426 23 407 19 387 16 368 11 351 9 334 5 320 3 308 1 299 0 294 0 287 0 278 1 267 1 256 1 246 2 237 3 230 4 225 5 222 8 217 11 211 15 205 18 200 21 195 25 190 27 188 30 184 32 178 35 171 39 165 42 162 46 157 50 152 57 146 63 140 70 133 77 128 81 124 85 118 87 109 91 97 95 84 99 72 103 60 107 51 110 46 112 43 116 36 122 29 130 21 138 13 146 6 152 2 156 0 159 18 167 37 173 58 182 78 188 96 194 111 199 122 202 129 202 137 200 146 199 154 198 159 198 164 199 174 201 188 205 203 208 218 212 232 214 242 216 247 218 252 222 256 224 262 226 268 228 275 229 284 230 291 231 293 232 286 241 295 245 307 247 321 250 336 252 349 253 362 254 373 254 378 253 386 253 400 254 417 256 437 260 458 264 476 269 490 273 499 275 506 276 513 277 518 277 520 277 520 42 Z N"/>
          </draw:custom-shape>
          <draw:custom-shape draw:style-name="Mgr10" draw:text-style-name="MP3" draw:layer="backgroundobjects" svg:width="0.562cm" svg:height="0.302cm" svg:x="22.44cm" svg:y="18.237cm">
            <text:p/>
            <draw:enhanced-geometry svg:viewBox="0 0 384 143" draw:mirror-horizontal="true" draw:type="non-primitive" draw:enhanced-path="M 124 0 L 118 2 109 6 97 10 84 14 72 18 60 22 51 25 46 27 43 31 36 37 29 45 21 53 13 61 6 67 2 71 0 74 18 82 37 88 58 97 78 103 96 109 111 114 122 117 129 117 137 115 146 114 154 113 159 113 164 114 174 116 188 120 203 123 218 127 232 129 242 131 247 133 252 137 256 139 262 141 268 143 276 141 284 140 291 139 294 138 300 136 306 132 310 128 314 123 316 117 320 108 324 100 330 94 334 92 341 88 349 85 359 82 367 79 375 77 381 75 384 74 382 62 376 55 368 49 361 46 356 44 349 39 341 34 332 29 324 24 316 19 309 17 306 16 302 17 296 19 290 22 281 25 275 30 269 33 263 38 261 42 255 45 248 48 241 50 234 53 227 54 222 55 218 55 216 54 215 49 211 42 208 36 204 32 201 31 194 27 185 23 175 17 165 11 156 7 149 3 144 2 139 1 134 0 128 0 124 0 Z N"/>
          </draw:custom-shape>
        </draw:g>
      </draw:g>
      <draw:g>
        <draw:custom-shape draw:style-name="Mgr12" draw:text-style-name="MP3" draw:layer="backgroundobjects" svg:width="2.01cm" svg:height="1.169cm" draw:transform="rotate (0.299323966717027) translate (23.177cm 17.839cm)">
          <text:p/>
          <draw:enhanced-geometry svg:viewBox="0 0 1714 792" draw:mirror-horizontal="true" draw:type="non-primitive" draw:enhanced-path="M 0 663 L 1 622 5 588 14 558 25 534 32 523 39 513 48 504 56 495 65 488 75 481 85 474 95 468 107 462 118 457 129 452 142 448 153 443 165 439 178 435 190 430 209 424 228 420 247 417 266 415 286 414 306 415 325 416 345 418 365 422 384 426 405 431 424 437 445 443 466 450 486 457 507 466 489 481 473 495 457 510 442 522 426 535 412 547 398 557 384 568 375 564 362 560 349 558 334 556 316 555 298 556 281 557 262 559 245 564 228 569 214 576 200 584 189 593 180 606 174 619 172 635 173 639 175 643 179 646 185 649 192 650 201 651 212 650 225 649 239 645 255 641 273 634 291 625 312 614 335 601 358 585 384 568 388 566 392 562 395 559 400 556 406 551 413 546 420 541 427 535 437 527 446 519 455 511 466 503 475 493 485 484 497 475 507 466 532 443 558 420 584 398 611 377 639 356 668 336 696 315 725 295 755 277 784 258 812 240 841 222 870 206 899 189 928 174 956 158 983 144 1010 130 1036 117 1061 104 1086 93 1110 82 1131 71 1153 62 1173 54 1191 47 1209 39 1224 33 1239 28 1251 24 1261 20 1271 18 1332 5 1387 0 1438 1 1483 8 1525 22 1561 38 1593 60 1619 85 1643 112 1664 141 1680 170 1693 200 1703 230 1709 259 1713 286 1714 311 1713 321 1711 337 1707 355 1700 376 1691 399 1679 424 1665 450 1648 475 1629 500 1606 521 1580 542 1551 558 1518 571 1482 578 1443 580 1400 576 1355 569 1312 560 1272 553 1231 547 1194 541 1159 535 1126 529 1094 524 1065 520 1039 516 1015 513 993 511 974 510 958 509 945 510 934 511 940 512 947 514 952 517 956 520 960 523 963 526 964 528 965 529 950 531 932 534 913 537 892 541 869 545 845 551 822 557 796 565 770 572 744 581 719 590 694 600 669 610 644 621 621 633 600 645 573 660 546 677 519 691 492 706 466 719 440 733 413 745 386 755 360 766 334 774 308 780 281 786 255 789 229 792 204 792 178 789 162 787 146 783 130 779 116 773 100 767 86 760 72 752 60 743 48 735 37 724 27 715 19 705 12 695 6 684 2 673 0 663 Z N"/>
        </draw:custom-shape>
        <draw:custom-shape draw:style-name="Mgr12" draw:text-style-name="MP3" draw:layer="backgroundobjects" svg:width="0.485cm" svg:height="0.282cm" draw:transform="rotate (0.299323966717027) translate (23.954cm 18.464cm)">
          <text:p/>
          <draw:enhanced-geometry svg:viewBox="0 0 414 192" draw:mirror-horizontal="true" draw:type="non-primitive" draw:enhanced-path="M 414 192 L 403 190 386 184 367 177 344 167 319 154 292 140 265 125 236 110 208 93 180 77 154 61 129 47 108 32 90 20 76 9 65 0 56 5 48 8 40 12 31 16 23 20 15 23 8 27 0 30 9 36 20 43 37 51 56 61 80 72 105 84 134 96 162 109 194 121 226 134 258 146 291 157 323 169 355 178 385 186 414 192 Z N"/>
        </draw:custom-shape>
        <draw:custom-shape draw:style-name="Mgr13" draw:text-style-name="MP3" draw:layer="backgroundobjects" svg:width="0.175cm" svg:height="0.287cm" draw:transform="rotate (0.299323966717027) translate (22.604cm 18.125cm)">
          <text:p/>
          <draw:enhanced-geometry svg:viewBox="0 0 152 192" draw:mirror-horizontal="true" draw:type="non-primitive" draw:enhanced-path="M 48 0 L 41 1 33 3 26 6 19 10 13 15 8 22 5 29 3 37 1 50 0 59 1 68 1 78 3 97 4 117 4 136 3 148 1 159 4 169 10 177 22 183 26 184 30 185 36 186 41 186 47 188 53 188 60 188 68 186 72 189 77 191 82 192 87 192 92 192 95 191 97 188 97 184 103 186 109 188 114 188 119 186 123 185 126 183 128 180 127 177 138 180 146 179 151 174 152 166 150 160 147 150 142 141 136 134 135 126 133 116 128 108 123 102 120 94 119 82 118 70 117 61 117 55 116 47 114 37 109 26 101 15 88 7 72 2 48 0 Z N"/>
        </draw:custom-shape>
        <draw:custom-shape draw:style-name="Mgr14" draw:text-style-name="MP3" draw:layer="backgroundobjects" svg:width="0.087cm" svg:height="0.27cm" draw:transform="rotate (0.299323966717027) translate (22.69cm 18.125cm)">
          <text:p/>
          <draw:enhanced-geometry svg:viewBox="0 0 76 183" draw:mirror-horizontal="true" draw:type="non-primitive" draw:enhanced-path="M 22 183 L 10 177 4 169 1 159 3 148 4 136 4 117 3 97 1 78 1 68 0 59 1 50 3 37 5 29 8 22 13 15 19 10 26 6 33 3 41 1 48 0 39 4 29 12 22 22 18 35 19 46 26 55 44 62 71 64 68 65 62 67 57 68 52 69 46 69 40 70 35 70 29 69 26 69 26 70 29 72 36 74 43 77 51 80 61 82 72 83 75 84 76 85 73 86 69 87 63 88 56 90 50 90 43 88 31 88 26 94 26 102 33 112 29 113 23 118 17 127 12 137 9 148 9 161 13 172 22 183 Z N"/>
        </draw:custom-shape>
        <draw:custom-shape draw:style-name="Mgr14" draw:text-style-name="MP3" draw:layer="backgroundobjects" svg:width="0.042cm" svg:height="0.066cm" draw:transform="rotate (0.299323966717027) translate (22.668cm 18.312cm)">
          <text:p/>
          <draw:enhanced-geometry svg:viewBox="0 0 35 47" draw:mirror-horizontal="true" draw:type="non-primitive" draw:enhanced-path="M 6 41 L 10 44 15 46 20 47 25 47 30 47 33 46 35 43 35 39 31 27 25 14 17 3 8 0 1 6 0 18 2 31 6 41 Z N"/>
        </draw:custom-shape>
        <draw:custom-shape draw:style-name="Mgr14" draw:text-style-name="MP3" draw:layer="backgroundobjects" svg:width="0.034cm" svg:height="0.066cm" draw:transform="rotate (0.299323966717027) translate (22.614cm 18.274cm)">
          <text:p/>
          <draw:enhanced-geometry svg:viewBox="0 0 31 47" draw:mirror-horizontal="true" draw:type="non-primitive" draw:enhanced-path="M 6 44 L 17 47 25 46 30 41 31 33 29 27 26 17 21 8 15 1 8 0 2 6 0 20 6 44 Z N"/>
        </draw:custom-shape>
        <draw:custom-shape draw:style-name="Mgr14" draw:text-style-name="MP3" draw:layer="backgroundobjects" svg:width="0.042cm" svg:height="0.071cm" draw:transform="rotate (0.299323966717027) translate (22.636cm 18.289cm)">
          <text:p/>
          <draw:enhanced-geometry svg:viewBox="0 0 38 51" draw:mirror-horizontal="true" draw:type="non-primitive" draw:enhanced-path="M 7 47 L 13 49 19 51 24 51 29 49 33 48 36 46 38 43 37 40 32 28 26 14 18 4 7 0 1 5 0 19 3 34 7 47 Z N"/>
        </draw:custom-shape>
        <draw:custom-shape draw:style-name="Mgr13" draw:text-style-name="MP3" draw:layer="backgroundobjects" svg:width="0.15cm" svg:height="0.363cm" draw:transform="rotate (0.299323966717028) translate (22.715cm 17.866cm)">
          <text:p/>
          <draw:enhanced-geometry svg:viewBox="0 0 128 244" draw:mirror-horizontal="true" draw:type="non-primitive" draw:enhanced-path="M 0 67 L 2 81 4 99 7 116 10 130 14 145 17 165 19 186 20 202 20 210 23 219 27 226 32 233 39 238 48 242 61 244 74 244 79 244 88 243 98 241 107 238 116 233 124 226 128 216 128 202 124 173 121 147 120 124 122 100 125 77 126 60 125 44 122 28 117 21 112 14 105 9 97 5 88 3 77 1 67 0 56 0 44 2 34 6 24 12 14 21 7 30 2 41 0 54 0 67 Z N"/>
        </draw:custom-shape>
        <draw:custom-shape draw:style-name="Mgr14" draw:text-style-name="MP3" draw:layer="backgroundobjects" svg:width="0.087cm" svg:height="0.362cm" draw:transform="rotate (0.299323966717027) translate (22.767cm 17.866cm)">
          <text:p/>
          <draw:enhanced-geometry svg:viewBox="0 0 74 244" draw:mirror-horizontal="true" draw:type="non-primitive" draw:enhanced-path="M 74 244 L 61 244 48 242 39 238 32 233 27 226 23 219 20 210 20 202 19 186 17 165 14 145 10 130 7 116 4 99 2 81 0 67 0 54 2 41 7 30 14 21 24 12 34 6 44 2 56 0 49 3 42 8 34 13 27 21 19 28 15 35 13 43 15 51 25 61 32 67 37 77 35 100 33 119 33 139 35 161 39 184 45 204 52 223 63 236 74 244 Z N"/>
        </draw:custom-shape>
        <draw:custom-shape draw:style-name="Mgr13" draw:text-style-name="MP3" draw:layer="backgroundobjects" svg:width="0.2cm" svg:height="0.235cm" draw:transform="rotate (0.299323966717027) translate (23.211cm 18.337cm)">
          <text:p/>
          <draw:enhanced-geometry svg:viewBox="0 0 172 160" draw:mirror-horizontal="true" draw:type="non-primitive" draw:enhanced-path="M 79 0 L 69 0 60 0 50 1 41 3 32 7 25 13 21 19 19 27 18 47 18 55 15 59 10 67 3 85 0 107 1 130 10 144 16 148 21 151 25 153 29 155 33 156 40 157 47 158 56 158 64 158 71 157 75 156 76 156 80 158 84 159 89 160 95 159 100 159 105 157 109 154 111 151 116 152 121 153 127 153 132 152 138 151 143 149 146 147 147 144 156 145 164 144 170 138 172 132 169 121 164 108 159 98 153 89 148 82 140 69 131 56 126 44 125 38 124 32 122 25 119 19 114 13 106 6 94 2 79 0 Z N"/>
        </draw:custom-shape>
        <draw:custom-shape draw:style-name="Mgr14" draw:text-style-name="MP3" draw:layer="backgroundobjects" svg:width="0.091cm" svg:height="0.23cm" draw:transform="rotate (0.299323966717027) translate (23.309cm 18.337cm)">
          <text:p/>
          <draw:enhanced-geometry svg:viewBox="0 0 80 158" draw:mirror-horizontal="true" draw:type="non-primitive" draw:enhanced-path="M 56 158 L 47 158 40 157 33 156 29 155 25 153 21 151 16 148 10 144 1 130 0 107 3 85 10 67 15 59 18 55 18 47 19 27 21 19 25 13 32 7 41 3 50 1 60 0 69 0 79 0 67 3 55 12 44 24 35 38 33 53 39 65 53 75 80 80 75 83 68 85 62 86 56 87 49 87 43 87 36 86 30 84 34 93 42 99 50 103 57 104 49 106 41 112 34 118 29 126 28 134 32 144 41 152 56 158 Z N"/>
        </draw:custom-shape>
        <draw:custom-shape draw:style-name="Mgr14" draw:text-style-name="MP3" draw:layer="backgroundobjects" svg:width="0.042cm" svg:height="0.058cm" draw:transform="rotate (0.299323966717027) translate (23.271cm 18.48cm)">
          <text:p/>
          <draw:enhanced-geometry svg:viewBox="0 0 35 38" draw:mirror-horizontal="true" draw:type="non-primitive" draw:enhanced-path="M 35 29 L 33 32 29 35 24 37 19 37 13 38 8 37 4 36 0 34 0 26 1 17 4 8 8 2 13 0 19 2 26 11 35 29 Z N"/>
        </draw:custom-shape>
        <draw:custom-shape draw:style-name="Mgr14" draw:text-style-name="MP3" draw:layer="backgroundobjects" svg:width="0.031cm" svg:height="0.052cm" draw:transform="rotate (0.299323966717027) translate (23.211cm 18.44cm)">
          <text:p/>
          <draw:enhanced-geometry svg:viewBox="0 0 28 35" draw:mirror-horizontal="true" draw:type="non-primitive" draw:enhanced-path="M 28 22 L 26 28 20 34 12 35 3 34 0 24 0 15 1 7 4 2 8 0 13 2 20 9 28 22 Z N"/>
        </draw:custom-shape>
        <draw:custom-shape draw:style-name="Mgr14" draw:text-style-name="MP3" draw:layer="backgroundobjects" svg:width="0.045cm" svg:height="0.059cm" draw:transform="rotate (0.299323966717027) translate (23.24cm 18.46cm)">
          <text:p/>
          <draw:enhanced-geometry svg:viewBox="0 0 37 38" draw:mirror-horizontal="true" draw:type="non-primitive" draw:enhanced-path="M 37 29 L 36 32 33 34 28 36 22 37 17 38 11 38 6 37 1 36 0 27 1 16 4 8 8 2 14 0 20 3 29 12 37 29 Z N"/>
        </draw:custom-shape>
        <draw:custom-shape draw:style-name="Mgr13" draw:text-style-name="MP3" draw:layer="backgroundobjects" svg:width="0.218cm" svg:height="0.518cm" draw:transform="rotate (0.299323966717028) translate (23.299cm 17.954cm)">
          <text:p/>
          <draw:enhanced-geometry svg:viewBox="0 0 184 350" draw:mirror-horizontal="true" draw:type="non-primitive" draw:enhanced-path="M 165 26 L 159 19 151 14 142 9 132 5 119 2 106 0 89 2 72 5 58 10 43 19 28 32 15 49 5 68 0 89 0 112 8 137 24 172 38 202 48 228 55 251 62 271 65 288 68 303 71 317 72 324 75 332 78 337 83 342 91 346 102 349 115 350 132 350 151 347 165 340 175 329 180 315 183 301 184 284 184 268 183 252 182 210 179 158 177 111 178 84 179 75 178 60 174 43 165 26 Z N"/>
        </draw:custom-shape>
        <draw:custom-shape draw:style-name="Mgr14" draw:text-style-name="MP3" draw:layer="backgroundobjects" svg:width="0.154cm" svg:height="0.509cm" draw:transform="rotate (0.299323966717027) translate (23.361cm 17.963cm)">
          <text:p/>
          <draw:enhanced-geometry svg:viewBox="0 0 132 345" draw:mirror-horizontal="true" draw:type="non-primitive" draw:enhanced-path="M 71 312 L 68 298 65 283 62 266 55 246 48 223 38 197 24 167 8 132 0 107 0 84 5 63 15 44 28 27 43 14 58 5 72 0 59 10 48 20 39 30 32 40 26 50 23 60 23 73 25 85 30 99 34 112 39 126 44 140 49 152 54 165 58 175 62 183 68 204 75 233 80 263 85 285 87 296 90 306 95 316 100 325 106 332 113 338 122 343 132 345 115 345 102 343 91 341 83 337 78 332 75 327 72 319 71 312 Z N"/>
        </draw:custom-shape>
        <draw:custom-shape draw:style-name="Mgr12" draw:text-style-name="MP3" draw:layer="backgroundobjects" svg:width="1.339cm" svg:height="1.025cm" draw:transform="rotate (0.299323966717027) translate (22.578cm 17.349cm)">
          <text:p/>
          <draw:enhanced-geometry svg:viewBox="0 0 1141 695" draw:mirror-horizontal="true" draw:type="non-primitive" draw:enhanced-path="M 652 668 L 646 670 637 672 629 674 619 677 606 679 593 682 578 684 561 686 542 688 521 691 498 693 472 694 445 695 414 695 381 694 346 693 299 688 257 682 219 673 186 661 159 647 134 632 112 615 95 599 79 581 67 564 57 546 49 531 43 516 38 503 34 491 31 483 24 465 16 438 9 406 3 369 0 329 0 287 5 246 15 205 26 176 40 150 54 127 71 106 89 87 109 70 130 56 151 44 174 33 197 24 221 17 245 11 270 7 296 3 321 1 345 0 370 0 394 1 419 3 441 7 465 10 487 14 508 18 529 23 548 27 566 32 583 37 598 43 612 47 624 51 633 55 642 58 648 60 657 63 666 67 679 72 691 76 705 82 720 89 735 97 753 107 774 119 796 131 820 144 843 157 864 167 884 178 898 184 910 188 922 191 934 194 947 196 959 199 973 202 986 205 1000 209 1012 213 1025 218 1038 224 1049 231 1062 241 1072 251 1082 263 1091 278 1100 293 1108 312 1117 335 1126 360 1133 387 1138 415 1141 443 1141 471 1140 486 1137 501 1133 514 1127 526 1119 539 1110 549 1100 558 1086 566 1052 582 1025 596 1007 606 992 614 983 620 976 626 969 630 962 635 955 640 946 644 937 648 925 651 913 654 898 655 883 654 864 652 854 651 843 650 830 649 817 649 803 649 788 650 774 650 758 651 744 652 729 654 715 655 700 658 687 660 675 663 662 665 652 668 Z N"/>
        </draw:custom-shape>
        <draw:custom-shape draw:style-name="Mgr12" draw:text-style-name="MP3" draw:layer="backgroundobjects" svg:width="1.142cm" svg:height="1.173cm" draw:transform="rotate (0.299323966717027) translate (21.789cm 16.701cm)">
          <text:p/>
          <draw:enhanced-geometry svg:viewBox="0 0 974 796" draw:mirror-horizontal="true" draw:type="non-primitive" draw:enhanced-path="M 897 128 L 909 128 922 127 933 124 944 120 954 114 961 105 968 96 972 85 974 72 974 61 971 50 967 38 960 29 952 21 941 14 930 9 920 7 907 4 892 2 875 1 857 0 836 1 814 2 792 5 779 7 766 10 751 15 736 20 719 27 702 34 684 43 666 53 646 65 627 78 606 92 585 108 565 126 544 145 522 165 502 188 481 212 462 234 444 256 426 278 409 299 392 319 376 339 359 356 343 374 327 389 310 405 293 418 276 429 257 440 239 449 218 456 183 466 159 473 143 476 131 477 124 476 116 475 105 475 91 476 74 480 56 489 39 503 24 520 12 543 3 570 0 602 4 638 6 647 8 657 12 668 16 678 25 701 35 720 46 738 57 752 68 765 81 774 92 782 104 787 116 792 128 795 139 796 150 796 160 795 170 792 179 789 187 786 203 777 222 764 242 748 261 731 281 712 299 693 316 677 330 662 345 647 360 629 376 610 390 588 405 567 418 544 431 520 442 496 446 487 452 476 461 461 471 445 483 426 497 407 511 386 526 364 543 343 561 320 579 298 599 277 618 256 638 236 658 218 678 201 693 191 706 181 718 171 730 163 742 156 752 150 764 144 775 139 788 135 800 132 812 129 827 128 842 127 859 126 877 127 897 128 Z N"/>
        </draw:custom-shape>
        <draw:custom-shape draw:style-name="Mgr12" draw:text-style-name="MP3" draw:layer="backgroundobjects" svg:width="0.21cm" svg:height="0.194cm" draw:transform="rotate (0.299323966717027) translate (21.991cm 16.407cm)">
          <text:p/>
          <draw:enhanced-geometry svg:viewBox="0 0 180 134" draw:mirror-horizontal="true" draw:type="non-primitive" draw:enhanced-path="M 63 7 L 59 4 55 2 50 1 46 0 41 0 36 1 32 4 29 9 25 18 22 26 18 34 14 42 8 52 1 66 0 82 9 93 10 102 12 113 18 122 29 127 36 128 44 128 50 128 56 127 62 126 67 126 72 125 76 125 80 125 84 125 88 125 92 126 96 126 99 127 104 128 107 129 110 130 115 131 120 132 125 132 130 133 136 133 141 134 145 134 153 134 160 132 164 128 165 122 170 122 173 119 176 116 179 111 180 106 180 99 179 93 176 87 174 80 172 71 171 62 169 55 167 51 164 48 161 45 157 42 153 40 148 37 143 35 137 33 128 31 121 28 115 25 109 20 103 15 97 11 91 8 85 8 80 9 75 10 70 10 63 7 Z N"/>
        </draw:custom-shape>
        <draw:custom-shape draw:style-name="Mgr14" draw:text-style-name="MP3" draw:layer="backgroundobjects" svg:width="0.192cm" svg:height="0.181cm" draw:transform="rotate (0.299323966717027) translate (22.001cm 16.419cm)">
          <text:p/>
          <draw:enhanced-geometry svg:viewBox="0 0 165 125" draw:mirror-horizontal="true" draw:type="non-primitive" draw:enhanced-path="M 29 0 L 29 8 29 14 28 21 25 27 20 37 16 47 15 57 19 65 25 66 29 62 31 56 32 53 32 48 32 37 34 25 41 19 40 26 42 36 46 43 54 48 48 55 44 63 44 69 51 71 57 70 65 68 74 66 82 64 90 62 97 60 104 62 109 64 103 64 92 65 81 67 70 70 57 74 48 80 41 88 39 100 40 103 44 106 50 107 57 107 65 107 73 107 80 106 85 105 89 104 94 104 99 104 104 104 109 105 113 106 117 107 121 109 128 112 136 115 143 116 150 117 156 117 160 116 163 115 165 113 164 119 160 123 153 125 145 125 141 125 136 124 130 124 125 123 120 123 115 122 110 121 107 120 104 119 99 118 96 117 92 117 88 116 84 116 80 116 76 116 72 116 67 117 62 117 56 118 50 119 44 119 36 119 29 118 18 113 12 104 10 93 9 84 0 73 1 57 8 43 14 33 18 25 22 17 25 9 29 0 Z N"/>
        </draw:custom-shape>
        <draw:custom-shape draw:style-name="Mgr14" draw:text-style-name="MP3" draw:layer="backgroundobjects" svg:width="0.017cm" svg:height="0.022cm" draw:transform="rotate (0.299323966717027) translate (22.042cm 16.444cm)">
          <text:p/>
          <draw:enhanced-geometry svg:viewBox="0 0 15 15" draw:mirror-horizontal="true" draw:type="non-primitive" draw:enhanced-path="M 14 15 L 15 13 13 7 10 3 5 0 0 0 0 3 2 6 5 10 8 12 10 14 11 15 14 15 Z N"/>
        </draw:custom-shape>
        <draw:custom-shape draw:style-name="Mgr14" draw:text-style-name="MP3" draw:layer="backgroundobjects" svg:width="0.028cm" svg:height="0.022cm" draw:transform="rotate (0.299323966717027) translate (22.111cm 16.44cm)">
          <text:p/>
          <draw:enhanced-geometry svg:viewBox="0 0 22 13" draw:mirror-horizontal="true" draw:type="non-primitive" draw:enhanced-path="M 0 6 L 0 3 3 1 6 1 10 0 14 0 17 2 18 5 20 7 22 9 21 11 19 12 16 13 12 13 7 12 2 10 0 6 Z N"/>
        </draw:custom-shape>
        <draw:custom-shape draw:style-name="Mgr14" draw:text-style-name="MP3" draw:layer="backgroundobjects" svg:width="0.091cm" svg:height="0.044cm" draw:transform="rotate (0.299323966717027) translate (22.014cm 16.503cm)">
          <text:p/>
          <draw:enhanced-geometry svg:viewBox="0 0 78 31" draw:mirror-horizontal="true" draw:type="non-primitive" draw:enhanced-path="M 78 31 L 75 29 71 27 65 26 60 25 54 24 48 21 40 17 35 15 31 13 27 11 20 10 11 13 3 14 0 10 0 6 6 3 13 1 19 0 23 0 27 2 31 5 35 8 40 11 46 15 51 16 55 17 60 17 64 18 69 20 73 22 76 26 78 31 Z N"/>
        </draw:custom-shape>
        <draw:custom-shape draw:style-name="Mgr14" draw:text-style-name="MP3" draw:layer="backgroundobjects" svg:width="0.116cm" svg:height="0.051cm" draw:transform="rotate (0.299323966717027) translate (22.056cm 16.409cm)">
          <text:p/>
          <draw:enhanced-geometry svg:viewBox="0 0 98 35" draw:mirror-horizontal="true" draw:type="non-primitive" draw:enhanced-path="M 0 16 L 2 14 6 12 12 10 21 9 29 9 36 9 43 11 48 15 54 24 61 28 69 30 76 31 84 31 90 31 95 32 98 35 96 31 92 27 86 24 78 23 74 23 70 20 66 18 61 16 57 13 53 11 49 8 46 6 43 4 37 2 31 1 23 0 16 1 8 4 3 9 0 16 Z N"/>
        </draw:custom-shape>
        <draw:custom-shape draw:style-name="Mgr12" draw:text-style-name="MP3" draw:layer="backgroundobjects" svg:width="0.541cm" svg:height="0.234cm" draw:transform="rotate (0.299323966717027) translate (23.952cm 18.527cm)">
          <text:p/>
          <draw:enhanced-geometry svg:viewBox="0 0 462 159" draw:mirror-horizontal="true" draw:type="non-primitive" draw:enhanced-path="M 55 0 L 62 6 74 13 91 21 109 30 132 42 158 53 185 64 214 77 244 89 276 102 308 114 340 125 372 136 403 145 433 153 462 159 432 156 400 152 366 145 331 138 295 128 259 119 224 109 189 97 156 87 124 76 94 65 68 56 44 48 25 41 10 34 0 30 55 0 Z N"/>
        </draw:custom-shape>
        <draw:custom-shape draw:style-name="Mgr12" draw:text-style-name="MP3" draw:layer="backgroundobjects" svg:width="0.316cm" svg:height="0.189cm" draw:transform="rotate (0.299323966717027) translate (24.692cm 18.5cm)">
          <text:p/>
          <draw:enhanced-geometry svg:viewBox="0 0 270 129" draw:mirror-horizontal="true" draw:type="non-primitive" draw:enhanced-path="M 243 50 L 249 45 256 40 263 35 270 29 254 20 233 13 211 7 186 3 160 1 133 0 107 2 83 5 60 11 40 19 23 31 10 44 2 61 0 80 3 103 15 129 11 116 12 104 17 92 23 80 33 70 44 61 59 52 75 46 93 40 113 36 132 34 154 33 176 34 198 37 220 43 243 50 Z N"/>
        </draw:custom-shape>
        <draw:custom-shape draw:style-name="Mgr14" draw:text-style-name="MP3" draw:layer="backgroundobjects" svg:width="2.01cm" svg:height="0.82cm" draw:transform="rotate (0.299323966717027) translate (23.176cm 18.172cm)">
          <text:p/>
          <draw:enhanced-geometry svg:viewBox="0 0 1714 557" draw:mirror-horizontal="true" draw:type="non-primitive" draw:enhanced-path="M 98 493 L 119 502 141 509 162 514 185 517 209 519 231 519 255 518 278 515 300 512 321 507 343 502 362 495 381 488 399 480 414 473 427 465 441 456 456 447 471 439 486 432 503 423 519 415 535 407 551 400 568 391 584 383 600 376 615 368 631 359 645 351 659 343 672 335 684 326 698 317 711 309 725 302 738 293 750 286 764 280 777 274 790 269 801 265 812 260 824 257 834 256 843 255 853 255 860 257 868 259 875 260 883 259 890 258 897 255 905 252 916 249 926 245 935 242 941 240 945 239 943 238 941 236 936 234 929 229 921 224 915 218 914 214 917 211 922 209 929 209 937 210 946 213 952 217 957 221 962 224 967 227 973 231 980 234 989 238 1000 242 1014 247 1027 252 1036 255 1043 258 1047 259 1051 261 1056 261 1063 262 1072 264 1082 264 1087 262 1088 260 1087 256 1084 252 1078 247 1071 241 1065 235 1059 226 1051 215 1043 201 1034 185 1027 169 1020 154 1015 141 1012 131 1011 123 1012 117 1014 113 1018 112 1023 114 1028 118 1033 125 1037 135 1043 147 1050 161 1060 178 1071 195 1084 213 1096 229 1108 244 1119 255 1132 266 1150 276 1168 284 1186 290 1198 292 1204 289 1198 279 1181 260 1159 238 1143 215 1131 192 1123 172 1118 153 1115 137 1112 122 1109 111 1107 95 1108 73 1111 46 1115 22 1120 5 1124 0 1126 13 1127 47 1128 80 1132 111 1140 140 1150 167 1163 190 1180 212 1197 231 1219 248 1242 262 1267 276 1292 286 1321 294 1350 301 1381 305 1413 307 1446 307 1478 304 1508 298 1535 288 1561 276 1583 261 1604 245 1623 227 1640 209 1655 189 1668 171 1679 151 1690 133 1698 116 1705 101 1710 87 1714 76 1713 86 1711 102 1707 120 1700 141 1691 164 1679 189 1665 215 1648 240 1629 265 1606 286 1580 307 1551 323 1518 336 1482 343 1443 345 1400 341 1355 334 1312 325 1272 318 1231 312 1194 306 1159 300 1126 294 1094 289 1065 285 1039 281 1015 278 993 276 974 275 958 274 945 275 934 276 940 277 947 279 952 282 956 285 960 288 963 291 964 293 965 294 950 296 932 299 913 302 892 306 869 310 845 316 822 322 796 330 770 337 744 346 719 355 694 365 669 375 644 386 621 398 600 410 573 425 546 442 519 456 492 471 466 484 440 498 413 510 386 520 360 531 334 539 308 545 281 551 255 554 229 557 204 557 178 554 162 552 146 548 130 544 116 538 100 532 86 525 72 517 60 508 48 500 37 489 27 480 19 470 12 460 6 449 2 438 0 428 1 387 5 353 14 323 25 299 20 316 17 338 15 363 18 389 26 417 40 445 64 470 98 493 Z N"/>
        </draw:custom-shape>
        <draw:custom-shape draw:style-name="Mgr14" draw:text-style-name="MP3" draw:layer="backgroundobjects" svg:width="0.274cm" svg:height="0.141cm" draw:transform="rotate (0.299323966717027) translate (24.716cm 18.544cm)">
          <text:p/>
          <draw:enhanced-geometry svg:viewBox="0 0 232 96" draw:mirror-horizontal="true" draw:type="non-primitive" draw:enhanced-path="M 232 17 L 229 19 224 22 218 27 212 31 205 36 200 40 194 43 191 45 182 41 172 38 158 34 145 32 129 30 114 29 98 28 83 29 68 32 53 35 40 40 28 47 18 57 11 67 6 80 4 96 0 83 1 71 6 59 12 47 22 37 33 28 48 19 64 13 82 7 102 3 121 1 143 0 165 1 187 4 209 10 232 17 Z N"/>
        </draw:custom-shape>
        <draw:custom-shape draw:style-name="Mgr14" draw:text-style-name="MP3" draw:layer="backgroundobjects" svg:width="0.576cm" svg:height="0.195cm" draw:transform="rotate (0.299323966717027) translate (23.95cm 18.58cm)">
          <text:p/>
          <draw:enhanced-geometry svg:viewBox="0 0 494 131" draw:mirror-horizontal="true" draw:type="non-primitive" draw:enhanced-path="M 494 131 L 472 126 445 120 416 114 385 106 352 97 318 89 284 80 250 71 216 60 183 51 152 42 123 32 96 23 73 15 54 8 38 0 37 0 33 3 26 8 18 12 10 16 4 20 0 22 0 22 10 26 26 31 46 38 71 45 100 53 131 61 165 71 201 80 239 88 278 97 316 106 354 113 392 119 428 125 462 129 494 131 Z N"/>
        </draw:custom-shape>
        <draw:custom-shape draw:style-name="Mgr14" draw:text-style-name="MP3" draw:layer="backgroundobjects" svg:width="1.304cm" svg:height="0.673cm" draw:transform="rotate (0.299323966717028) translate (22.601cm 17.698cm)">
          <text:p/>
          <draw:enhanced-geometry svg:viewBox="0 0 1113 452" draw:mirror-horizontal="true" draw:type="non-primitive" draw:enhanced-path="M 30 279 L 33 285 37 294 42 305 49 319 59 333 71 349 87 364 107 380 132 395 162 410 197 423 238 433 287 443 341 449 404 452 476 451 503 449 530 447 555 445 577 441 597 437 616 433 632 429 647 424 659 420 671 416 679 413 685 409 689 407 692 403 692 402 690 401 678 399 669 395 663 391 660 386 659 380 660 373 662 367 664 361 665 358 666 361 669 368 673 378 680 387 693 394 713 398 740 397 751 395 762 393 774 391 784 389 794 388 805 389 816 391 826 395 839 400 853 404 869 407 884 409 900 409 914 409 925 409 934 408 941 405 949 403 960 400 970 397 980 394 990 390 1001 387 1009 384 1035 371 1057 358 1074 346 1089 332 1099 321 1106 312 1110 305 1112 302 1113 240 1111 173 1104 114 1092 73 1094 86 1095 102 1095 123 1093 148 1090 173 1084 201 1077 229 1069 257 1058 283 1044 307 1029 329 1011 347 992 359 969 366 943 367 915 361 901 351 883 329 863 300 841 266 821 232 805 198 793 170 788 151 784 164 784 181 788 198 793 217 800 235 806 252 810 267 810 279 811 293 814 301 813 303 801 301 772 294 746 284 723 270 704 256 686 240 672 224 658 207 647 190 638 174 630 159 623 144 618 132 614 122 610 115 607 110 603 110 598 117 596 128 596 143 597 161 601 180 609 198 617 213 628 224 665 256 689 287 702 316 706 343 705 365 703 384 700 396 703 401 693 402 682 402 669 403 655 402 642 402 629 400 619 398 612 394 607 390 600 387 593 384 587 382 580 381 574 381 566 383 559 386 547 390 538 388 536 381 538 371 541 366 543 360 542 354 539 349 535 346 528 347 519 352 505 362 490 373 473 383 457 389 440 393 424 396 410 397 400 399 393 400 375 405 360 409 345 412 331 413 319 414 307 414 296 413 287 411 276 409 268 405 259 403 251 399 242 396 234 393 226 390 218 387 201 382 194 381 191 380 190 379 186 375 176 364 158 348 127 321 77 271 44 220 23 169 12 122 9 78 10 43 13 16 15 0 5 41 0 83 0 125 3 164 9 201 16 233 23 260 30 279 Z N"/>
        </draw:custom-shape>
        <draw:custom-shape draw:style-name="Mgr14" draw:text-style-name="MP3" draw:layer="backgroundobjects" svg:width="0.991cm" svg:height="1.121cm" draw:transform="rotate (0.299323966717027) translate (21.777cm 16.721cm)">
          <text:p/>
          <draw:enhanced-geometry svg:viewBox="0 0 846 758" draw:mirror-horizontal="true" draw:type="non-primitive" draw:enhanced-path="M 11 728 L 14 725 20 722 27 720 36 717 45 714 52 711 58 709 61 707 62 705 69 700 80 693 93 684 108 672 123 659 138 645 149 632 153 627 158 622 163 617 166 612 169 608 168 605 163 602 155 600 141 587 138 565 143 545 155 541 162 545 170 548 177 553 184 555 191 557 199 557 209 555 218 551 228 541 241 525 252 504 262 481 272 459 279 437 283 421 283 410 282 403 282 396 283 388 287 379 292 371 300 363 310 356 321 349 333 343 341 337 348 331 353 323 359 314 365 304 373 293 382 279 395 265 409 249 426 235 442 218 461 202 480 185 500 167 519 147 539 129 559 113 577 101 595 90 611 83 627 77 640 73 652 69 668 59 675 47 678 34 680 22 684 14 689 9 696 5 707 0 698 19 694 36 695 50 699 59 704 64 710 61 714 50 717 32 719 21 723 13 730 6 738 3 732 18 731 38 734 55 741 66 758 71 774 73 789 72 802 70 815 66 826 61 836 56 846 52 839 61 833 67 826 73 819 78 809 81 798 83 784 83 767 82 757 81 746 80 736 79 724 79 711 79 699 80 686 82 671 85 657 89 641 95 626 101 610 109 594 119 576 131 559 144 541 160 524 176 507 192 492 207 476 221 462 237 447 251 433 267 419 283 406 301 392 318 379 337 365 358 350 380 336 404 320 430 305 458 276 509 252 547 234 575 219 594 208 607 196 617 187 625 176 634 171 639 163 646 156 656 146 667 136 678 124 692 112 704 99 717 86 728 73 738 60 747 47 753 34 757 22 758 11 756 0 750 0 746 4 738 9 731 11 728 Z N"/>
        </draw:custom-shape>
        <draw:custom-shape draw:style-name="Mgr12" draw:text-style-name="MP3" draw:layer="backgroundobjects" svg:width="0.21cm" svg:height="0.324cm" draw:transform="rotate (0.299323966717027) translate (22.835cm 18.176cm)">
          <text:p/>
          <draw:enhanced-geometry svg:viewBox="0 0 178 219" draw:mirror-horizontal="true" draw:type="non-primitive" draw:enhanced-path="M 156 9 L 150 4 142 1 133 0 125 0 116 3 107 6 97 12 88 20 80 28 70 37 61 48 53 58 45 67 37 76 30 84 25 89 20 93 15 98 10 103 5 109 1 116 0 123 0 131 3 139 7 148 13 156 17 164 22 172 28 180 34 186 42 192 50 197 53 203 58 208 63 213 68 215 74 216 79 215 82 212 83 206 86 212 91 216 96 218 101 219 107 219 110 216 112 212 112 204 119 211 125 211 129 205 129 197 135 195 139 180 141 160 141 144 144 131 149 118 154 106 160 95 165 85 171 75 175 66 178 57 178 46 175 35 167 23 156 9 Z N"/>
        </draw:custom-shape>
        <draw:custom-shape draw:style-name="Mgr14" draw:text-style-name="MP3" draw:layer="backgroundobjects" svg:width="0.15cm" svg:height="0.177cm" draw:transform="rotate (0.299323966717028) translate (22.927cm 18.201cm)">
          <text:p/>
          <draw:enhanced-geometry svg:viewBox="0 0 129 119" draw:mirror-horizontal="true" draw:type="non-primitive" draw:enhanced-path="M 88 0 L 80 8 70 17 61 28 53 38 45 47 37 56 30 64 25 69 20 73 15 78 10 83 5 89 1 96 0 103 0 111 3 119 5 110 10 103 16 98 23 94 27 91 30 89 33 88 37 87 41 87 45 89 50 94 56 100 52 91 50 81 49 72 50 63 52 69 55 75 60 81 65 87 70 93 77 99 84 103 90 107 85 97 78 81 71 65 69 51 70 44 74 43 78 48 83 60 86 66 89 71 94 75 100 79 108 82 115 84 122 86 129 86 122 81 113 74 102 64 93 51 86 39 82 25 82 12 88 0 Z N"/>
        </draw:custom-shape>
        <draw:custom-shape draw:style-name="Mgr14" draw:text-style-name="MP3" draw:layer="backgroundobjects" svg:width="0.038cm" svg:height="0.074cm" draw:transform="rotate (0.299323966717028) translate (22.944cm 18.391cm)">
          <text:p/>
          <draw:enhanced-geometry svg:viewBox="0 0 33 50" draw:mirror-horizontal="true" draw:type="non-primitive" draw:enhanced-path="M 33 40 L 32 46 29 49 24 50 18 49 13 47 8 42 3 37 0 31 0 19 4 9 11 2 19 0 26 3 29 13 31 26 33 40 Z N"/>
        </draw:custom-shape>
        <draw:custom-shape draw:style-name="Mgr14" draw:text-style-name="MP3" draw:layer="backgroundobjects" svg:width="0.02cm" svg:height="0.071cm" draw:transform="rotate (0.299323966717027) translate (22.896cm 18.366cm)">
          <text:p/>
          <draw:enhanced-geometry svg:viewBox="0 0 19 47" draw:mirror-horizontal="true" draw:type="non-primitive" draw:enhanced-path="M 19 33 L 19 41 15 47 9 47 2 40 1 28 0 16 2 4 7 0 14 4 18 12 19 24 19 33 Z N"/>
        </draw:custom-shape>
        <draw:custom-shape draw:style-name="Mgr14" draw:text-style-name="MP3" draw:layer="backgroundobjects" svg:width="0.034cm" svg:height="0.066cm" draw:transform="rotate (0.299323966717027) translate (22.909cm 18.393cm)">
          <text:p/>
          <draw:enhanced-geometry svg:viewBox="0 0 29 45" draw:mirror-horizontal="true" draw:type="non-primitive" draw:enhanced-path="M 29 30 L 29 38 27 42 24 45 18 45 13 44 8 42 3 38 0 32 3 14 9 0 18 2 29 30 Z N"/>
        </draw:custom-shape>
        <draw:custom-shape draw:style-name="Mgr12" draw:text-style-name="MP3" draw:layer="backgroundobjects" svg:width="0.144cm" svg:height="0.332cm" draw:transform="rotate (0.299323966717027) translate (22.887cm 17.944cm)">
          <text:p/>
          <draw:enhanced-geometry svg:viewBox="0 0 124 223" draw:mirror-horizontal="true" draw:type="non-primitive" draw:enhanced-path="M 64 0 L 53 1 41 2 30 5 20 10 11 16 5 24 1 34 0 46 4 74 9 102 16 126 18 144 18 152 19 163 21 175 26 188 32 200 42 211 56 219 73 223 91 223 104 220 113 215 118 207 121 197 122 186 122 175 122 164 122 139 122 109 123 82 124 61 124 52 121 43 116 33 109 22 100 13 90 6 77 2 64 0 Z N"/>
        </draw:custom-shape>
        <draw:custom-shape draw:style-name="Mgr14" draw:text-style-name="MP3" draw:layer="backgroundobjects" svg:width="0.084cm" svg:height="0.332cm" draw:transform="rotate (0.299323966717027) translate (22.943cm 17.944cm)">
          <text:p/>
          <draw:enhanced-geometry svg:viewBox="0 0 73 223" draw:mirror-horizontal="true" draw:type="non-primitive" draw:enhanced-path="M 73 223 L 56 219 42 211 32 200 26 188 21 175 19 163 18 152 18 144 16 126 9 102 4 74 0 46 1 34 5 24 11 16 20 10 30 5 41 2 53 1 64 0 55 3 47 7 38 11 32 17 27 24 25 31 25 41 28 50 31 65 28 74 25 82 29 98 32 109 32 123 31 140 31 156 33 174 39 191 52 208 73 223 Z N"/>
        </draw:custom-shape>
        <draw:custom-shape draw:style-name="Mgr14" draw:text-style-name="MP3" draw:layer="backgroundobjects" svg:width="0.285cm" svg:height="0.372cm" draw:transform="rotate (0.299323966717027) translate (22.835cm 17.673cm)">
          <text:p/>
          <draw:enhanced-geometry svg:viewBox="0 0 242 251" draw:mirror-horizontal="true" draw:type="non-primitive" draw:enhanced-path="M 22 251 L 10 240 4 230 0 218 0 207 1 197 5 186 10 176 15 167 23 155 34 141 46 123 61 106 75 88 91 71 105 55 118 43 129 33 140 22 152 14 162 7 173 2 185 0 196 0 208 4 214 7 219 9 222 11 224 14 227 17 230 21 235 26 242 34 234 27 225 22 217 18 207 16 197 16 187 18 175 22 164 30 153 38 143 44 134 50 127 55 121 62 115 68 110 75 106 83 103 91 100 99 97 105 93 110 90 114 86 117 81 120 75 122 67 127 57 134 44 145 32 160 23 178 17 200 15 223 22 251 Z N"/>
        </draw:custom-shape>
        <draw:custom-shape draw:style-name="Mgr12" draw:text-style-name="MP3" draw:layer="backgroundobjects" svg:width="0.282cm" svg:height="0.385cm" draw:transform="rotate (0.299323966717027) translate (22.8cm 17.698cm)">
          <text:p/>
          <draw:enhanced-geometry svg:viewBox="0 0 241 262" draw:mirror-horizontal="true" draw:type="non-primitive" draw:enhanced-path="M 209 4 L 197 0 185 0 174 2 162 7 152 14 141 22 129 32 118 43 106 55 91 70 76 88 61 105 47 124 34 141 23 155 16 166 11 176 6 186 1 196 0 207 0 218 5 229 11 240 22 251 36 259 50 262 65 261 80 257 94 250 108 242 120 232 129 222 139 213 150 203 161 195 173 187 184 180 195 174 205 167 213 162 230 146 239 124 241 99 239 74 233 49 224 28 216 13 209 4 Z N"/>
        </draw:custom-shape>
        <draw:custom-shape draw:style-name="Mgr12" draw:text-style-name="MP3" draw:layer="backgroundobjects" svg:width="0.456cm" svg:height="0.744cm" draw:transform="rotate (0.299323966717028) translate (23.4cm 17.53cm)">
          <text:p/>
          <draw:enhanced-geometry svg:viewBox="0 0 391 506" draw:mirror-horizontal="true" draw:type="non-primitive" draw:enhanced-path="M 151 0 L 140 1 128 3 114 6 101 11 86 17 72 24 59 35 45 45 33 58 22 73 13 89 6 108 2 128 0 149 1 174 5 200 17 248 30 286 43 316 54 342 66 364 75 384 83 406 90 432 98 457 111 475 128 489 146 498 166 503 184 505 201 506 213 505 225 503 238 499 254 493 268 486 283 476 294 464 302 449 306 433 309 412 315 385 322 356 331 324 341 291 352 261 363 233 373 211 378 201 384 187 387 173 390 156 391 139 390 121 386 103 378 85 368 68 354 51 334 37 309 24 279 13 243 6 201 1 151 0 Z N"/>
        </draw:custom-shape>
        <draw:custom-shape draw:style-name="Mgr14" draw:text-style-name="MP3" draw:layer="backgroundobjects" svg:width="0.144cm" svg:height="0.603cm" draw:transform="rotate (0.299323966717027) translate (23.411cm 17.548cm)">
          <text:p/>
          <draw:enhanced-geometry svg:viewBox="0 0 122 410" draw:mirror-horizontal="true" draw:type="non-primitive" draw:enhanced-path="M 0 410 L 7 405 14 400 20 394 25 388 29 381 33 373 36 365 37 357 40 336 46 309 53 280 62 248 72 215 83 185 94 157 104 135 109 124 115 110 119 94 122 76 122 58 120 38 115 19 105 0 107 30 107 66 103 99 95 124 89 138 80 163 69 193 58 227 49 261 40 293 34 318 33 334 33 345 32 354 30 363 26 371 22 381 16 390 8 399 0 410 Z N"/>
        </draw:custom-shape>
        <draw:custom-shape draw:style-name="Mgr14" draw:text-style-name="MP3" draw:layer="backgroundobjects" svg:width="0.225cm" svg:height="0.709cm" draw:transform="rotate (0.299323966717027) translate (23.6cm 17.561cm)">
          <text:p/>
          <draw:enhanced-geometry svg:viewBox="0 0 192 480" draw:mirror-horizontal="true" draw:type="non-primitive" draw:enhanced-path="M 192 480 L 180 480 165 476 146 469 127 457 109 444 93 425 80 403 72 377 66 353 60 335 54 320 47 305 39 287 29 262 18 228 7 181 0 131 4 91 15 59 31 35 51 18 72 7 90 1 105 0 90 10 78 22 66 38 56 57 49 79 45 104 44 130 47 160 52 188 58 211 64 229 71 245 76 256 82 267 88 274 93 280 103 295 109 317 108 340 95 358 89 369 88 384 93 403 103 421 118 441 138 457 162 471 192 480 Z N"/>
        </draw:custom-shape>
        <draw:custom-shape draw:style-name="Mgr12" draw:text-style-name="MP3" draw:layer="backgroundobjects" svg:width="0.203cm" svg:height="0.239cm" draw:transform="rotate (0.299323966717027) translate (23.571cm 18.456cm)">
          <text:p/>
          <draw:enhanced-geometry svg:viewBox="0 0 174 162" draw:mirror-horizontal="true" draw:type="non-primitive" draw:enhanced-path="M 117 5 L 108 3 99 1 91 0 83 1 74 3 66 8 59 15 52 25 40 42 35 50 31 56 25 63 20 69 14 76 9 84 5 92 2 100 0 109 0 117 3 125 7 131 10 138 14 142 19 146 24 149 30 152 37 154 47 156 56 157 63 157 67 156 69 156 72 158 77 160 83 161 89 162 95 162 100 161 104 159 107 156 113 158 118 159 124 159 130 159 135 159 140 158 143 156 146 154 156 156 165 156 171 152 174 146 172 134 169 122 165 111 159 101 152 93 147 82 144 70 146 61 148 56 149 49 148 41 146 32 142 24 136 17 128 10 117 5 Z N"/>
        </draw:custom-shape>
        <draw:custom-shape draw:style-name="Mgr14" draw:text-style-name="MP3" draw:layer="backgroundobjects" svg:width="0.137cm" svg:height="0.227cm" draw:transform="rotate (0.299323966717027) translate (23.645cm 18.456cm)">
          <text:p/>
          <draw:enhanced-geometry svg:viewBox="0 0 117 156" draw:mirror-horizontal="true" draw:type="non-primitive" draw:enhanced-path="M 47 156 L 37 154 30 152 24 149 19 146 14 142 10 138 7 131 3 125 0 117 0 109 2 100 5 92 9 84 14 76 20 69 25 63 31 56 35 50 40 42 52 25 59 15 66 8 74 3 83 1 91 0 99 1 108 3 117 5 106 4 96 8 88 12 82 18 79 26 84 34 93 44 111 52 101 48 90 45 79 44 72 44 69 48 72 55 84 66 105 83 99 82 93 80 86 77 78 74 72 70 66 66 60 61 55 57 51 55 53 63 60 76 70 88 64 86 58 85 51 83 44 82 41 82 40 85 44 90 54 99 46 101 40 106 36 113 33 122 32 131 34 141 39 149 47 156 Z N"/>
        </draw:custom-shape>
        <draw:custom-shape draw:style-name="Mgr14" draw:text-style-name="MP3" draw:layer="backgroundobjects" svg:width="0.045cm" svg:height="0.05cm" draw:transform="rotate (0.299323966717027) translate (23.653cm 18.61cm)">
          <text:p/>
          <draw:enhanced-geometry svg:viewBox="0 0 38 37" draw:mirror-horizontal="true" draw:type="non-primitive" draw:enhanced-path="M 38 31 L 35 34 31 36 26 37 20 37 14 36 8 35 3 33 0 31 1 24 3 16 7 7 13 2 19 0 25 3 32 14 38 31 Z N"/>
        </draw:custom-shape>
        <draw:custom-shape draw:style-name="Mgr14" draw:text-style-name="MP3" draw:layer="backgroundobjects" svg:width="0.034cm" svg:height="0.049cm" draw:transform="rotate (0.299323966717027) translate (23.575cm 18.58cm)">
          <text:p/>
          <draw:enhanced-geometry svg:viewBox="0 0 30 34" draw:mirror-horizontal="true" draw:type="non-primitive" draw:enhanced-path="M 30 24 L 27 30 21 34 12 34 2 32 0 22 0 13 4 6 7 1 12 0 18 2 24 10 30 24 Z N"/>
        </draw:custom-shape>
        <draw:custom-shape draw:style-name="Mgr14" draw:text-style-name="MP3" draw:layer="backgroundobjects" svg:width="0.046cm" svg:height="0.052cm" draw:transform="rotate (0.299323966717027) translate (23.603cm 18.592cm)">
          <text:p/>
          <draw:enhanced-geometry svg:viewBox="0 0 39 37" draw:mirror-horizontal="true" draw:type="non-primitive" draw:enhanced-path="M 39 32 L 36 34 33 36 28 37 23 37 17 37 11 37 6 36 0 34 0 24 2 15 7 7 12 2 18 0 25 4 32 15 39 32 Z N"/>
        </draw:custom-shape>
        <draw:custom-shape draw:style-name="Mgr12" draw:text-style-name="MP3" draw:layer="backgroundobjects" svg:width="0.334cm" svg:height="0.452cm" draw:transform="rotate (0.299323966717027) translate (23.425cm 18.087cm)">
          <text:p/>
          <draw:enhanced-geometry svg:viewBox="0 0 285 308" draw:mirror-horizontal="true" draw:type="non-primitive" draw:enhanced-path="M 284 91 L 285 81 284 72 281 62 277 51 269 41 261 30 249 19 234 9 222 4 206 0 188 0 168 2 148 8 128 19 110 35 95 55 80 81 66 110 52 141 38 171 26 199 15 223 7 241 3 252 1 261 0 269 1 277 4 286 10 293 20 300 33 305 50 308 66 308 78 305 88 298 96 290 103 279 110 269 119 258 130 248 144 237 161 223 179 206 197 189 216 172 231 158 244 146 252 140 255 138 260 135 264 130 269 124 275 116 279 109 282 100 284 91 Z N"/>
        </draw:custom-shape>
        <draw:custom-shape draw:style-name="Mgr14" draw:text-style-name="MP3" draw:layer="backgroundobjects" svg:width="0.239cm" svg:height="0.443cm" draw:transform="rotate (0.299323966717027) translate (23.517cm 18.099cm)">
          <text:p/>
          <draw:enhanced-geometry svg:viewBox="0 0 204 300" draw:mirror-horizontal="true" draw:type="non-primitive" draw:enhanced-path="M 50 300 L 33 297 20 292 10 285 4 278 1 269 0 261 1 253 3 244 7 233 15 215 26 191 38 163 52 133 66 102 80 73 95 47 100 39 106 31 112 25 120 19 126 12 133 8 140 4 148 0 143 6 143 12 151 18 165 19 173 19 181 19 186 19 190 20 194 22 197 24 200 27 203 30 204 33 200 33 192 32 183 31 170 30 159 30 148 32 139 36 134 41 132 45 133 50 136 52 140 55 146 56 152 58 157 59 165 63 167 67 162 70 148 69 138 68 130 69 125 72 120 75 118 79 118 83 119 87 123 90 131 95 133 100 129 105 117 109 108 112 99 118 91 124 83 132 74 140 67 149 61 157 57 165 53 174 49 184 44 195 40 205 36 216 32 225 29 233 26 238 24 243 21 252 19 260 19 270 21 280 26 288 35 295 50 300 Z N"/>
        </draw:custom-shape>
        <draw:custom-shape draw:style-name="Mgr14" draw:text-style-name="MP3" draw:layer="backgroundobjects" svg:width="0.09cm" svg:height="0.074cm" draw:transform="rotate (0.299323966717027) translate (23.491cm 18.136cm)">
          <text:p/>
          <draw:enhanced-geometry svg:viewBox="0 0 79 51" draw:mirror-horizontal="true" draw:type="non-primitive" draw:enhanced-path="M 47 50 L 50 48 55 44 59 40 65 33 70 26 74 18 77 10 79 0 74 6 67 11 58 16 49 21 40 25 30 29 19 31 9 31 2 31 0 34 2 38 7 42 15 46 25 49 36 51 47 50 Z N"/>
        </draw:custom-shape>
        <draw:custom-shape draw:style-name="Mgr14" draw:text-style-name="MP3" draw:layer="backgroundobjects" svg:width="1.089cm" svg:height="0.881cm" draw:transform="rotate (0.299323966717027) translate (23.83cm 17.808cm)">
          <text:p/>
          <draw:enhanced-geometry svg:viewBox="0 0 931 597" draw:mirror-horizontal="true" draw:type="non-primitive" draw:enhanced-path="M 140 511 L 142 509 148 504 157 495 171 483 186 469 204 453 222 436 244 417 265 398 287 378 310 359 332 340 353 322 373 306 390 291 407 279 451 247 498 216 543 187 589 161 633 136 676 113 719 92 758 73 794 56 828 42 857 28 883 18 903 10 919 5 928 1 931 0 928 2 918 7 902 14 883 24 859 38 831 51 802 68 770 83 738 101 706 118 674 135 644 151 615 167 591 180 569 192 552 202 529 217 503 234 476 253 448 274 419 296 390 318 362 341 335 364 307 386 282 408 258 429 237 448 217 466 200 480 188 494 179 503 172 511 163 518 155 525 146 532 136 537 127 543 117 548 107 555 95 560 83 565 70 570 58 575 45 580 30 585 16 591 0 597 1 596 5 594 12 591 19 588 27 583 33 580 39 577 43 576 63 565 83 554 99 542 113 533 124 524 132 517 138 513 140 511 Z N"/>
        </draw:custom-shape>
      </draw:g>
      <draw:custom-shape draw:style-name="Mgr15" draw:text-style-name="MP3" draw:layer="backgroundobjects" svg:width="4.582cm" svg:height="2.527cm" svg:x="0cm" svg:y="0cm">
        <text:p/>
        <draw:enhanced-geometry svg:viewBox="0 0 2188 1713" draw:type="non-primitive" draw:enhanced-path="M 2188 1713 L 2188 1568 2178 1568 2165 1563 2149 1555 2129 1544 2107 1530 2083 1514 2057 1495 2029 1475 1999 1454 1968 1431 1937 1409 1905 1386 1872 1363 1839 1340 1808 1319 1776 1298 1763 1291 1749 1286 1734 1281 1720 1278 1705 1275 1690 1273 1675 1271 1660 1270 1646 1267 1633 1265 1620 1263 1608 1258 1597 1253 1588 1246 1578 1240 1572 1229 1559 1208 1546 1188 1534 1168 1521 1150 1507 1131 1494 1114 1481 1097 1467 1082 1453 1068 1438 1055 1424 1044 1409 1035 1394 1026 1379 1020 1363 1016 1347 1014 1331 1009 1317 1000 1304 987 1294 972 1282 957 1273 942 1263 930 1254 922 1247 916 1242 907 1237 896 1234 885 1231 874 1228 864 1224 856 1219 851 1214 848 1210 843 1204 838 1199 832 1195 826 1191 821 1188 817 1184 815 1166 803 1152 786 1141 764 1130 739 1120 713 1108 688 1093 667 1075 651 1070 649 1065 644 1057 639 1047 635 1037 629 1027 624 1016 621 1007 618 1000 614 990 609 978 603 964 595 949 588 933 582 917 577 902 575 899 574 894 570 891 565 885 559 879 552 871 544 862 538 849 532 846 525 842 512 839 492 835 474 832 469 825 464 818 460 811 457 798 442 792 416 787 391 778 377 762 369 743 356 721 340 698 323 674 305 651 290 629 278 611 271 605 266 597 257 588 244 578 229 569 216 561 203 554 194 550 190 539 187 528 181 516 174 505 165 494 157 484 150 477 144 471 142 448 138 429 133 410 127 395 120 383 114 371 107 362 103 353 100 330 93 306 84 285 73 263 61 242 51 222 42 205 35 191 32 180 32 167 32 153 32 139 31 126 30 113 29 101 27 91 24 78 20 65 15 52 11 39 6 28 2 16 0 7 0 0 2 0 1713 2188 1713 Z N"/>
      </draw:custom-shape>
      <draw:custom-shape draw:style-name="Mgr9" draw:text-style-name="MP3" draw:layer="backgroundobjects" svg:width="0.097cm" svg:height="0.049cm" svg:x="2.584cm" svg:y="5.146cm">
        <text:p/>
        <draw:enhanced-geometry svg:viewBox="0 0 79 29" draw:type="non-primitive" draw:enhanced-path="M 21 24 L 26 25 34 26 42 27 51 28 59 29 68 29 72 29 76 27 78 23 79 19 79 16 79 15 74 13 65 11 55 9 47 6 40 3 31 1 21 0 15 2 9 8 3 13 0 18 1 21 5 23 11 23 17 24 21 24 Z N"/>
      </draw:custom-shape>
      <draw:custom-shape draw:style-name="Mgr10" draw:text-style-name="MP3" draw:layer="backgroundobjects" svg:width="0.079cm" svg:height="0.049cm" svg:x="2.584cm" svg:y="5.146cm">
        <text:p/>
        <draw:enhanced-geometry svg:viewBox="0 0 64 27" draw:type="non-primitive" draw:enhanced-path="M 47 6 L 40 3 31 1 21 0 15 2 9 8 3 13 0 18 1 21 5 23 11 23 17 24 21 24 26 25 32 26 39 26 46 27 51 27 57 26 62 26 64 24 64 21 63 17 57 11 47 6 Z N"/>
      </draw:custom-shape>
      <draw:custom-shape draw:style-name="Mgr10" draw:text-style-name="MP3" draw:layer="backgroundobjects" svg:width="0.123cm" svg:height="0.084cm" svg:x="4.128cm" svg:y="5.049cm">
        <text:p/>
        <draw:enhanced-geometry svg:viewBox="0 0 103 53" draw:type="non-primitive" draw:enhanced-path="M 82 52 L 79 53 73 52 64 51 53 50 43 48 34 45 27 43 22 41 18 38 14 36 8 36 0 36 5 34 10 31 13 28 18 23 22 19 28 14 33 10 38 5 44 1 51 0 57 0 64 3 70 5 75 7 81 11 86 14 93 20 99 26 103 30 98 31 90 33 85 35 82 42 82 52 Z N"/>
      </draw:custom-shape>
      <draw:g>
        <draw:custom-shape draw:style-name="Mgr16" draw:text-style-name="MP3" draw:layer="backgroundobjects" svg:width="3.735cm" svg:height="0.863cm" svg:x="0.053cm" svg:y="1.644cm">
          <text:p/>
          <draw:enhanced-geometry svg:viewBox="0 0 2188 1109" draw:type="non-primitive" draw:enhanced-path="M 2094 387 L 2079 386 2068 382 2059 378 2051 373 2044 367 2038 361 2030 355 2021 349 2009 345 1992 344 1970 344 1947 345 1923 346 1902 348 1885 346 1876 345 1870 345 1863 350 1855 356 1847 364 1839 372 1831 380 1825 384 1822 386 1803 381 1787 380 1773 382 1762 387 1750 391 1740 396 1729 401 1717 402 1712 403 1708 406 1701 411 1695 416 1687 420 1680 424 1671 426 1663 425 1656 424 1644 422 1631 422 1617 421 1600 421 1583 421 1567 421 1551 421 1544 421 1530 420 1514 420 1494 419 1475 417 1454 414 1436 412 1421 408 1416 408 1407 410 1395 413 1383 416 1370 418 1360 418 1350 416 1347 410 1341 406 1327 401 1307 394 1284 387 1260 381 1240 375 1225 371 1217 368 1209 367 1202 368 1197 372 1193 376 1189 381 1184 384 1180 387 1174 386 1158 381 1138 376 1115 372 1091 367 1066 363 1043 359 1020 355 1001 351 995 349 991 344 985 340 981 333 975 327 970 321 966 318 962 315 955 314 946 312 932 307 916 303 899 296 879 290 860 282 839 275 818 268 798 261 780 254 763 249 749 244 737 239 729 237 725 236 703 231 684 224 669 215 657 205 646 196 637 186 629 181 621 177 607 174 591 169 571 162 550 155 527 146 501 137 476 128 451 117 425 108 401 99 378 91 356 83 338 77 321 72 309 69 301 68 286 67 266 64 242 60 217 55 191 50 168 46 150 41 137 38 122 33 104 29 84 24 65 18 45 14 27 9 12 4 0 0 0 1109 2188 1109 2188 398 2172 399 2157 399 2143 398 2132 396 2120 393 2111 390 2102 388 2094 387 Z N"/>
        </draw:custom-shape>
        <draw:custom-shape draw:style-name="Mgr17" draw:text-style-name="MP3" draw:layer="backgroundobjects" svg:width="0.539cm" svg:height="0.501cm" svg:x="0.053cm" svg:y="1.442cm">
          <text:p/>
          <draw:enhanced-geometry svg:viewBox="0 0 317 313" draw:type="non-primitive" draw:enhanced-path="M 0 59 L 14 57 27 53 39 50 51 47 60 43 68 41 75 38 78 37 84 35 89 32 94 29 100 26 105 24 108 21 112 19 114 19 115 13 116 7 119 3 122 2 126 2 133 0 139 0 147 0 157 0 165 0 173 0 179 2 188 5 202 10 218 15 234 24 250 30 264 37 274 42 279 45 286 57 294 73 301 91 304 105 305 129 308 169 310 207 312 229 317 241 317 249 313 255 306 257 295 260 285 262 275 265 267 269 260 272 253 276 248 278 243 280 235 283 224 288 207 294 189 301 169 307 150 311 131 313 115 310 100 307 84 305 68 302 52 302 36 302 22 303 9 306 0 308 0 59 Z N"/>
        </draw:custom-shape>
        <draw:custom-shape draw:style-name="Mgr18" draw:text-style-name="MP3" draw:layer="backgroundobjects" svg:width="0.413cm" svg:height="0.501cm" svg:x="0.179cm" svg:y="1.442cm">
          <text:p/>
          <draw:enhanced-geometry svg:viewBox="0 0 243 313" draw:type="non-primitive" draw:enhanced-path="M 41 310 L 57 313 76 311 95 307 115 301 133 294 150 288 161 283 169 280 174 278 179 276 186 272 193 269 201 265 211 262 221 260 232 257 239 255 243 249 243 241 238 229 236 207 234 169 231 129 230 105 227 91 220 73 212 57 205 45 200 42 190 37 176 30 160 24 144 15 128 10 114 5 105 2 99 0 91 0 83 0 73 0 65 0 59 0 52 2 48 2 46 4 46 6 48 7 50 9 55 10 61 12 67 14 70 17 77 21 87 30 97 40 100 45 95 53 86 65 76 79 71 89 69 103 68 123 65 141 62 151 57 154 50 157 41 161 31 165 20 170 11 174 6 178 2 181 1 188 0 200 0 217 1 235 4 256 12 277 24 295 41 310 Z N"/>
        </draw:custom-shape>
        <draw:custom-shape draw:style-name="Mgr18" draw:text-style-name="MP3" draw:layer="backgroundobjects" svg:width="0.416cm" svg:height="0.418cm" svg:x="0.053cm" svg:y="1.819cm">
          <text:p/>
          <draw:enhanced-geometry svg:viewBox="0 0 243 260" draw:type="non-primitive" draw:enhanced-path="M 0 16 L 3 13 12 6 21 0 29 0 33 2 39 4 46 5 54 5 62 5 70 6 77 7 82 9 86 13 94 20 104 27 114 35 124 43 134 50 142 54 147 57 154 58 158 59 161 60 164 62 166 65 172 69 180 76 188 83 197 91 205 97 212 102 217 104 217 118 215 131 212 143 206 148 202 150 196 153 190 156 184 157 179 159 174 161 172 165 173 167 177 173 184 178 191 182 199 184 204 186 210 184 214 184 219 184 225 189 234 199 241 211 243 222 230 227 225 233 221 239 219 241 206 242 192 243 177 247 164 250 151 254 139 256 129 258 122 259 113 259 100 260 84 260 66 260 46 259 29 257 13 254 0 249 0 16 Z N"/>
        </draw:custom-shape>
        <draw:custom-shape draw:style-name="Mgr18" draw:text-style-name="MP3" draw:layer="backgroundobjects" svg:width="0.232cm" svg:height="0.17cm" svg:x="0.496cm" svg:y="2.053cm">
          <text:p/>
          <draw:enhanced-geometry svg:viewBox="0 0 135 106" draw:type="non-primitive" draw:enhanced-path="M 4 21 L 2 31 0 47 0 63 0 72 6 72 13 73 21 73 28 74 36 74 42 76 46 77 49 78 51 80 55 84 60 88 66 93 72 98 76 102 81 104 83 106 87 104 93 100 101 94 109 87 116 81 123 74 127 70 129 66 131 62 133 54 135 47 135 42 132 35 124 23 114 11 108 4 104 3 98 2 90 2 82 1 73 1 65 0 58 0 53 1 49 2 42 4 34 8 26 11 18 15 11 18 6 20 4 21 Z N"/>
        </draw:custom-shape>
        <draw:custom-shape draw:style-name="Mgr18" draw:text-style-name="MP3" draw:layer="backgroundobjects" svg:width="0.137cm" svg:height="0.048cm" svg:x="0.704cm" svg:y="2.482cm">
          <text:p/>
          <draw:enhanced-geometry svg:viewBox="0 0 79 29" draw:type="non-primitive" draw:enhanced-path="M 21 24 L 26 25 34 26 42 27 51 28 59 29 68 29 72 29 76 27 78 23 79 19 79 16 79 15 74 13 65 11 55 9 47 6 40 3 31 1 21 0 15 2 9 8 3 13 0 18 1 21 5 23 11 23 17 24 21 24 Z N"/>
        </draw:custom-shape>
        <draw:custom-shape draw:style-name="Mgr18" draw:text-style-name="MP3" draw:layer="backgroundobjects" svg:width="0.194cm" svg:height="0.09cm" svg:x="0.818cm" svg:y="2.533cm">
          <text:p/>
          <draw:enhanced-geometry svg:viewBox="0 0 114 54" draw:type="non-primitive" draw:enhanced-path="M 61 0 L 57 0 50 1 43 2 36 5 28 7 22 10 17 14 14 17 11 24 7 28 4 30 1 32 0 36 0 41 3 47 8 49 16 49 27 48 36 48 42 48 44 49 46 51 49 53 54 54 59 54 66 54 75 54 84 54 94 53 102 51 107 48 112 45 114 37 113 30 110 22 103 15 94 9 83 5 73 2 61 0 Z N"/>
        </draw:custom-shape>
        <draw:custom-shape draw:style-name="Mgr18" draw:text-style-name="MP3" draw:layer="backgroundobjects" svg:width="0.301cm" svg:height="0.084cm" svg:x="2.848cm" svg:y="2.382cm">
          <text:p/>
          <draw:enhanced-geometry svg:viewBox="0 0 177 53" draw:type="non-primitive" draw:enhanced-path="M 177 44 L 172 38 169 35 164 31 159 28 155 27 150 25 146 25 140 25 134 25 127 25 119 25 112 23 104 22 97 20 91 18 86 14 81 11 75 7 70 4 64 1 57 0 51 0 44 1 38 5 33 10 28 14 22 19 18 23 13 28 10 31 5 34 0 36 8 36 14 36 18 38 22 41 27 43 34 45 43 48 53 50 64 51 73 52 79 53 82 52 83 50 85 46 88 43 94 42 99 42 109 43 120 43 133 44 146 44 158 45 169 44 177 44 Z N"/>
        </draw:custom-shape>
        <draw:custom-shape draw:style-name="Mgr18" draw:text-style-name="MP3" draw:layer="backgroundobjects" svg:width="0.887cm" svg:height="0.447cm" svg:x="2.9cm" svg:y="2.018cm">
          <text:p/>
          <draw:enhanced-geometry svg:viewBox="0 0 520 277" draw:type="non-primitive" draw:enhanced-path="M 520 42 L 514 41 506 40 493 36 480 34 462 31 445 27 426 23 407 19 387 16 368 11 351 9 334 5 320 3 308 1 299 0 294 0 287 0 278 1 267 1 256 1 246 2 237 3 230 4 225 5 222 8 217 11 211 15 205 18 200 21 195 25 190 27 188 30 184 32 178 35 171 39 165 42 162 46 157 50 152 57 146 63 140 70 133 77 128 81 124 85 118 87 109 91 97 95 84 99 72 103 60 107 51 110 46 112 43 116 36 122 29 130 21 138 13 146 6 152 2 156 0 159 18 167 37 173 58 182 78 188 96 194 111 199 122 202 129 202 137 200 146 199 154 198 159 198 164 199 174 201 188 205 203 208 218 212 232 214 242 216 247 218 252 222 256 224 262 226 268 228 275 229 284 230 291 231 293 232 286 241 295 245 307 247 321 250 336 252 349 253 362 254 373 254 378 253 386 253 400 254 417 256 437 260 458 264 476 269 490 273 499 275 506 276 513 277 518 277 520 277 520 42 Z N"/>
        </draw:custom-shape>
        <draw:custom-shape draw:style-name="Mgr19" draw:text-style-name="MP3" draw:layer="backgroundobjects" svg:width="0.314cm" svg:height="0.418cm" svg:x="0.053cm" svg:y="1.819cm">
          <text:p/>
          <draw:enhanced-geometry svg:viewBox="0 0 184 260" draw:type="non-primitive" draw:enhanced-path="M 122 259 L 113 259 100 260 84 260 66 260 46 259 29 257 13 254 0 249 0 16 3 13 12 6 21 0 29 0 33 4 39 8 46 13 52 16 58 21 63 24 66 28 67 30 65 38 61 50 59 64 59 76 66 100 74 111 80 115 84 121 90 131 99 145 109 158 118 164 123 165 131 169 142 174 153 181 165 187 174 194 181 201 184 205 184 213 181 218 175 222 167 225 162 227 158 232 152 236 145 243 139 249 133 255 127 258 122 259 Z N"/>
        </draw:custom-shape>
        <draw:custom-shape draw:style-name="Mgr19" draw:text-style-name="MP3" draw:layer="backgroundobjects" svg:width="0.314cm" svg:height="0.157cm" svg:x="0.053cm" svg:y="2.079cm">
          <text:p/>
          <draw:enhanced-geometry svg:viewBox="0 0 184 96" draw:type="non-primitive" draw:enhanced-path="M 118 0 L 123 1 131 5 142 10 153 17 165 23 174 30 181 37 184 41 184 49 181 54 175 58 167 61 162 63 158 68 152 72 145 79 139 85 133 91 127 94 122 95 113 95 100 96 84 96 66 96 46 95 29 93 13 90 0 85 0 29 6 27 13 26 21 24 30 22 38 19 45 17 52 16 56 15 61 14 67 11 74 9 82 5 91 3 100 1 108 0 118 0 Z N"/>
        </draw:custom-shape>
        <draw:custom-shape draw:style-name="Mgr19" draw:text-style-name="MP3" draw:layer="backgroundobjects" svg:width="0.16cm" svg:height="0.148cm" svg:x="0.496cm" svg:y="2.076cm">
          <text:p/>
          <draw:enhanced-geometry svg:viewBox="0 0 95 94" draw:type="non-primitive" draw:enhanced-path="M 83 94 L 81 92 76 90 72 86 66 81 60 76 55 72 51 68 49 66 46 65 42 64 36 62 28 62 21 61 13 61 6 60 0 60 0 51 0 35 2 19 4 9 8 7 14 5 20 4 26 1 32 1 35 0 38 0 40 1 44 4 52 5 61 7 67 9 72 13 78 19 83 27 85 35 86 42 88 47 90 52 93 56 95 61 95 72 91 83 83 94 Z N"/>
        </draw:custom-shape>
        <draw:custom-shape draw:style-name="Mgr19" draw:text-style-name="MP3" draw:layer="backgroundobjects" svg:width="0.113cm" svg:height="0.045cm" svg:x="0.704cm" svg:y="2.482cm">
          <text:p/>
          <draw:enhanced-geometry svg:viewBox="0 0 64 27" draw:type="non-primitive" draw:enhanced-path="M 47 6 L 40 3 31 1 21 0 15 2 9 8 3 13 0 18 1 21 5 23 11 23 17 24 21 24 26 25 32 26 39 26 46 27 51 27 57 26 62 26 64 24 64 21 63 17 57 11 47 6 Z N"/>
        </draw:custom-shape>
        <draw:custom-shape draw:style-name="Mgr19" draw:text-style-name="MP3" draw:layer="backgroundobjects" svg:width="0.126cm" svg:height="0.081cm" svg:x="0.818cm" svg:y="2.533cm">
          <text:p/>
          <draw:enhanced-geometry svg:viewBox="0 0 74 49" draw:type="non-primitive" draw:enhanced-path="M 61 0 L 57 0 50 1 43 2 36 5 28 7 22 10 17 14 14 17 11 24 7 28 4 30 1 32 0 36 0 41 3 47 8 49 16 49 27 48 36 48 42 48 49 46 57 41 64 36 69 29 74 21 74 14 70 6 61 0 Z N"/>
        </draw:custom-shape>
        <draw:custom-shape draw:style-name="Mgr19" draw:text-style-name="MP3" draw:layer="backgroundobjects" svg:width="0.174cm" svg:height="0.084cm" svg:x="2.848cm" svg:y="2.382cm">
          <text:p/>
          <draw:enhanced-geometry svg:viewBox="0 0 103 53" draw:type="non-primitive" draw:enhanced-path="M 82 52 L 79 53 73 52 64 51 53 50 43 48 34 45 27 43 22 41 18 38 14 36 8 36 0 36 5 34 10 31 13 28 18 23 22 19 28 14 33 10 38 5 44 1 51 0 57 0 64 3 70 5 75 7 81 11 86 14 93 20 99 26 103 30 98 31 90 33 85 35 82 42 82 52 Z N"/>
        </draw:custom-shape>
        <draw:custom-shape draw:style-name="Mgr19" draw:text-style-name="MP3" draw:layer="backgroundobjects" svg:width="0.365cm" svg:height="0.176cm" svg:x="3.388cm" svg:y="2.283cm">
          <text:p/>
          <draw:enhanced-geometry svg:viewBox="0 0 213 112" draw:type="non-primitive" draw:enhanced-path="M 213 112 L 204 110 190 106 172 101 151 97 131 93 114 91 100 90 92 90 87 91 76 91 63 90 50 89 35 87 21 84 9 82 0 78 13 62 29 54 30 53 31 49 34 44 36 37 39 31 43 27 46 23 50 21 53 20 59 17 66 14 75 9 83 6 91 2 97 0 100 0 105 2 113 8 123 16 135 24 148 34 158 40 167 46 172 49 179 51 188 53 196 55 201 58 201 63 201 74 202 85 204 92 207 96 211 101 213 107 213 112 Z N"/>
        </draw:custom-shape>
        <draw:custom-shape draw:style-name="Mgr19" draw:text-style-name="MP3" draw:layer="backgroundobjects" svg:width="0.655cm" svg:height="0.232cm" svg:x="2.9cm" svg:y="2.153cm">
          <text:p/>
          <draw:enhanced-geometry svg:viewBox="0 0 384 143" draw:type="non-primitive" draw:enhanced-path="M 124 0 L 118 2 109 6 97 10 84 14 72 18 60 22 51 25 46 27 43 31 36 37 29 45 21 53 13 61 6 67 2 71 0 74 18 82 37 88 58 97 78 103 96 109 111 114 122 117 129 117 137 115 146 114 154 113 159 113 164 114 174 116 188 120 203 123 218 127 232 129 242 131 247 133 252 137 256 139 262 141 268 143 276 141 284 140 291 139 294 138 300 136 306 132 310 128 314 123 316 117 320 108 324 100 330 94 334 92 341 88 349 85 359 82 367 79 375 77 381 75 384 74 382 62 376 55 368 49 361 46 356 44 349 39 341 34 332 29 324 24 316 19 309 17 306 16 302 17 296 19 290 22 281 25 275 30 269 33 263 38 261 42 255 45 248 48 241 50 234 53 227 54 222 55 218 55 216 54 215 49 211 42 208 36 204 32 201 31 194 27 185 23 175 17 165 11 156 7 149 3 144 2 139 1 134 0 128 0 124 0 Z N"/>
        </draw:custom-shape>
      </draw:g>
      <draw:g>
        <draw:custom-shape draw:style-name="Mgr20" draw:text-style-name="MP3" draw:layer="backgroundobjects" svg:width="0.121cm" svg:height="0.19cm" draw:transform="rotate (0.265813645078736) translate (2.764cm 0.724cm)">
          <text:p/>
          <draw:enhanced-geometry svg:viewBox="0 0 122 160" draw:type="non-primitive" draw:enhanced-path="M 5 148 L 8 152 12 156 18 159 24 160 33 159 42 153 53 145 66 131 77 116 85 102 91 90 96 79 100 69 105 59 110 48 118 36 122 25 120 16 115 9 110 5 101 1 93 0 84 4 79 12 76 22 71 32 66 44 60 55 52 65 45 75 36 85 28 94 14 108 4 121 0 132 5 148 Z N"/>
        </draw:custom-shape>
        <draw:custom-shape draw:style-name="Mgr20" draw:text-style-name="MP3" draw:layer="backgroundobjects" svg:width="0.274cm" svg:height="0.123cm" draw:transform="rotate (0.265813645078736) translate (2.573cm 0.871cm)">
          <text:p/>
          <draw:enhanced-geometry svg:viewBox="0 0 279 105" draw:type="non-primitive" draw:enhanced-path="M 74 104 L 91 102 106 100 120 98 132 95 140 93 148 92 156 90 162 90 168 90 177 90 186 90 196 90 206 89 216 89 226 89 235 90 244 90 251 89 259 88 265 85 270 80 274 74 277 66 279 58 279 47 277 40 272 34 265 29 258 26 249 25 241 24 235 24 229 25 220 26 210 27 200 29 187 29 174 29 162 26 148 22 135 17 121 13 108 8 94 5 81 2 70 1 60 0 52 1 45 2 37 5 28 7 19 12 12 19 5 26 2 39 0 54 2 60 3 66 7 74 10 82 10 80 15 85 21 90 27 95 34 99 43 102 52 104 62 105 74 104 Z N"/>
        </draw:custom-shape>
        <draw:custom-shape draw:style-name="Mgr20" draw:text-style-name="MP3" draw:layer="backgroundobjects" svg:width="0.041cm" svg:height="0.091cm" draw:transform="rotate (0.265813645078736) translate (2.82cm 0.636cm)">
          <text:p/>
          <draw:enhanced-geometry svg:viewBox="0 0 42 77" draw:type="non-primitive" draw:enhanced-path="M 18 77 L 9 75 3 65 0 48 4 27 13 9 22 0 29 0 36 4 41 11 42 16 41 19 36 26 32 35 28 42 27 50 27 56 28 61 28 67 26 74 18 77 Z N"/>
        </draw:custom-shape>
        <draw:custom-shape draw:style-name="Mgr20" draw:text-style-name="MP3" draw:layer="backgroundobjects" svg:width="0.077cm" svg:height="0.041cm" draw:transform="rotate (0.265813645078736) translate (2.861cm 0.687cm)">
          <text:p/>
          <draw:enhanced-geometry svg:viewBox="0 0 78 37" draw:type="non-primitive" draw:enhanced-path="M 77 20 L 73 27 67 30 61 30 54 27 48 26 42 26 33 30 24 34 18 36 13 37 9 36 3 31 0 25 1 16 10 8 29 2 39 1 48 0 56 1 63 3 68 6 73 8 77 12 78 16 77 20 Z N"/>
        </draw:custom-shape>
        <draw:custom-shape draw:style-name="Mgr20" draw:text-style-name="MP3" draw:layer="backgroundobjects" svg:width="0.032cm" svg:height="0.021cm" draw:transform="rotate (0.265813645078736) translate (2.844cm 0.625cm)">
          <text:p/>
          <draw:enhanced-geometry svg:viewBox="0 0 33 18" draw:type="non-primitive" draw:enhanced-path="M 0 5 L 3 5 5 7 6 8 8 9 9 12 12 14 13 16 13 18 17 13 23 9 28 5 33 4 27 2 17 0 6 2 0 5 Z N"/>
        </draw:custom-shape>
        <draw:custom-shape draw:style-name="Mgr20" draw:text-style-name="MP3" draw:layer="backgroundobjects" svg:width="0.02cm" svg:height="0.023cm" draw:transform="rotate (0.265813645078736) translate (2.933cm 0.686cm)">
          <text:p/>
          <draw:enhanced-geometry svg:viewBox="0 0 20 23" draw:type="non-primitive" draw:enhanced-path="M 7 0 L 8 1 8 2 8 5 7 6 6 10 5 12 2 15 0 16 5 17 11 18 16 21 20 23 20 17 17 10 13 3 7 0 Z N"/>
        </draw:custom-shape>
        <draw:custom-shape draw:style-name="Mgr20" draw:text-style-name="MP3" draw:layer="backgroundobjects" svg:width="0.599cm" svg:height="0.659cm" draw:transform="rotate (0.265813645078736) translate (2.06cm 1.061cm)">
          <text:p/>
          <draw:enhanced-geometry svg:viewBox="0 0 607 560" draw:type="non-primitive" draw:enhanced-path="M 566 536 L 551 546 536 554 518 559 501 560 482 560 462 555 443 546 424 532 414 525 402 516 388 506 374 497 359 487 344 478 329 468 313 458 297 449 282 440 267 431 253 424 241 416 228 410 218 405 209 401 200 397 189 395 175 391 161 386 145 381 128 375 112 366 94 357 78 346 62 332 46 316 33 298 21 276 11 253 4 225 0 193 1 162 7 133 19 106 35 84 55 63 79 47 104 32 132 21 160 12 188 5 214 2 241 0 263 2 285 5 301 12 314 21 352 60 383 101 411 142 435 179 455 216 470 247 483 273 492 290 501 305 513 322 526 339 540 358 554 375 567 390 578 402 586 411 593 420 600 431 605 445 607 462 605 479 599 498 586 517 566 536 Z N"/>
        </draw:custom-shape>
        <draw:custom-shape draw:style-name="Mgr20" draw:text-style-name="MP3" draw:layer="backgroundobjects" svg:width="0.05cm" svg:height="0.067cm" draw:transform="rotate (0.265813645078736) translate (2.79cm 1.93cm)">
          <text:p/>
          <draw:enhanced-geometry svg:viewBox="0 0 50 57" draw:type="non-primitive" draw:enhanced-path="M 39 27 L 38 34 40 43 45 52 50 57 40 53 31 47 22 39 16 30 10 22 6 14 2 6 0 0 5 0 10 1 16 4 22 8 29 11 34 16 36 22 39 27 Z N"/>
        </draw:custom-shape>
        <draw:custom-shape draw:style-name="Mgr20" draw:text-style-name="MP3" draw:layer="backgroundobjects" svg:width="0.318cm" svg:height="0.341cm" draw:transform="rotate (0.265813645078736) translate (2.666cm 1.767cm)">
          <text:p/>
          <draw:enhanced-geometry svg:viewBox="0 0 324 290" draw:type="non-primitive" draw:enhanced-path="M 116 188 L 123 193 131 196 139 200 146 204 152 209 159 214 164 219 169 225 179 242 186 256 195 269 203 280 213 287 224 290 239 290 258 283 265 285 271 285 277 283 285 281 291 277 299 275 305 269 311 266 318 259 321 249 324 238 324 224 320 210 314 198 304 186 290 176 272 167 251 156 229 142 208 127 186 109 166 89 147 68 131 44 116 24 101 10 84 2 69 0 54 1 41 5 29 11 19 16 6 30 0 55 4 82 22 106 35 114 46 123 55 131 62 137 68 143 72 150 74 155 77 161 82 161 87 162 93 165 99 169 106 172 111 177 113 183 116 188 Z N"/>
        </draw:custom-shape>
        <draw:custom-shape draw:style-name="Mgr20" draw:text-style-name="MP3" draw:layer="backgroundobjects" svg:width="0.212cm" svg:height="0.49cm" draw:transform="rotate (0.265813645078736) translate (2.554cm 1.41cm)">
          <text:p/>
          <draw:enhanced-geometry svg:viewBox="0 0 216 416" draw:type="non-primitive" draw:enhanced-path="M 195 5 L 181 1 168 0 156 1 143 5 133 10 124 18 116 27 110 37 101 53 95 64 87 69 76 73 68 75 60 78 50 85 39 92 31 101 23 112 17 125 13 139 8 167 5 192 7 214 12 237 17 261 17 289 13 318 8 342 3 362 0 380 5 395 24 407 38 412 53 415 70 416 85 415 99 410 110 402 119 391 125 376 132 348 140 303 149 256 157 223 161 211 167 193 174 173 182 153 191 133 197 115 203 101 207 92 212 75 216 48 212 23 195 5 Z N"/>
        </draw:custom-shape>
        <draw:custom-shape draw:style-name="Mgr20" draw:text-style-name="MP3" draw:layer="backgroundobjects" svg:width="0.126cm" svg:height="0.095cm" draw:transform="rotate (0.265813645078736) translate (2.977cm 1.862cm)">
          <text:p/>
          <draw:enhanced-geometry svg:viewBox="0 0 127 83" draw:type="non-primitive" draw:enhanced-path="M 119 0 L 123 6 122 10 117 13 109 14 103 14 100 11 99 8 98 4 98 9 95 14 90 18 85 20 82 20 79 16 78 11 75 6 74 13 70 19 64 25 59 29 55 30 53 28 51 24 49 19 48 24 45 31 39 39 32 44 25 47 21 44 18 39 16 34 15 47 11 60 6 72 0 79 5 82 10 83 16 82 21 79 27 74 36 69 46 63 58 57 70 50 83 45 95 43 106 42 119 37 126 26 127 13 119 0 Z N"/>
        </draw:custom-shape>
        <draw:custom-shape draw:style-name="Mgr20" draw:text-style-name="MP3" draw:layer="backgroundobjects" svg:width="0.132cm" svg:height="0.101cm" draw:transform="rotate (0.265813645078736) translate (2.962cm 1.854cm)">
          <text:p/>
          <draw:enhanced-geometry svg:viewBox="0 0 137 88" draw:type="non-primitive" draw:enhanced-path="M 30 43 L 32 48 35 53 39 56 46 53 53 48 59 40 62 33 63 28 65 33 67 37 69 39 73 38 78 34 84 28 88 22 89 15 92 20 93 25 96 29 99 29 104 27 109 23 112 18 112 13 113 17 114 20 117 23 123 23 131 22 136 19 137 15 133 9 130 6 123 4 116 1 108 0 98 1 87 3 73 6 58 11 43 19 30 27 19 35 11 44 5 53 1 61 0 68 2 75 5 78 7 82 11 86 14 88 20 81 25 69 29 56 30 43 Z N"/>
        </draw:custom-shape>
        <draw:custom-shape draw:style-name="Mgr20" draw:text-style-name="MP3" draw:layer="backgroundobjects" svg:width="0.133cm" svg:height="0.077cm" draw:transform="rotate (0.265813645078736) translate (2.991cm 1.894cm)">
          <text:p/>
          <draw:enhanced-geometry svg:viewBox="0 0 135 67" draw:type="non-primitive" draw:enhanced-path="M 130 2 L 132 9 131 13 127 16 119 17 113 16 111 13 109 11 109 6 108 9 104 14 99 18 93 19 89 18 87 13 85 7 83 0 80 7 75 12 69 17 63 21 58 22 56 18 56 14 54 9 53 14 49 21 41 27 35 31 26 32 24 29 21 24 20 19 16 37 11 51 6 60 0 63 3 66 8 67 15 67 20 65 26 61 36 57 48 52 60 47 73 43 85 41 98 40 108 41 122 38 132 28 135 14 130 2 Z N"/>
        </draw:custom-shape>
        <draw:custom-shape draw:style-name="Mgr20" draw:text-style-name="MP3" draw:layer="backgroundobjects" svg:width="0.141cm" svg:height="0.087cm" draw:transform="rotate (0.265813645078736) translate (2.976cm 1.883cm)">
          <text:p/>
          <draw:enhanced-geometry svg:viewBox="0 0 144 75" draw:type="non-primitive" draw:enhanced-path="M 32 31 L 33 36 36 41 38 44 47 43 53 39 61 33 65 26 66 21 68 26 68 30 70 34 75 33 81 29 87 24 92 19 95 12 97 19 99 25 101 30 105 31 111 30 116 26 120 21 121 18 121 23 123 25 125 28 131 29 139 28 143 25 144 21 142 14 138 10 133 6 125 4 116 1 106 0 95 0 81 2 65 5 49 10 36 16 23 23 14 30 7 38 3 45 0 53 2 59 4 64 5 68 8 72 12 75 18 72 23 63 28 49 32 31 Z N"/>
        </draw:custom-shape>
        <draw:custom-shape draw:style-name="Mgr20" draw:text-style-name="MP3" draw:layer="backgroundobjects" svg:width="0.144cm" svg:height="0.084cm" draw:transform="rotate (0.265813645078736) translate (2.99cm 1.924cm)">
          <text:p/>
          <draw:enhanced-geometry svg:viewBox="0 0 147 73" draw:type="non-primitive" draw:enhanced-path="M 144 18 L 140 14 135 10 128 6 121 4 111 1 99 0 86 1 69 3 53 6 38 12 26 17 16 23 7 30 2 37 0 44 0 51 4 61 10 69 19 73 29 72 36 69 46 66 58 62 70 58 84 56 97 54 110 53 120 54 134 54 144 46 147 32 144 18 Z N"/>
        </draw:custom-shape>
        <draw:custom-shape draw:style-name="Mgr20" draw:text-style-name="MP3" draw:layer="backgroundobjects" svg:width="0.062cm" svg:height="0.035cm" draw:transform="rotate (0.265813645078736) translate (3.089cm 1.823cm)">
          <text:p/>
          <draw:enhanced-geometry svg:viewBox="0 0 64 32" draw:type="non-primitive" draw:enhanced-path="M 7 32 L 8 25 8 19 5 11 0 6 4 3 9 1 16 0 23 0 32 1 42 5 52 11 64 20 61 19 56 19 50 19 42 19 34 21 24 24 16 27 7 32 Z N"/>
        </draw:custom-shape>
        <draw:custom-shape draw:style-name="Mgr20" draw:text-style-name="MP3" draw:layer="backgroundobjects" svg:width="0.058cm" svg:height="0.039cm" draw:transform="rotate (0.265813645078736) translate (3.112cm 1.857cm)">
          <text:p/>
          <draw:enhanced-geometry svg:viewBox="0 0 59 31" draw:type="non-primitive" draw:enhanced-path="M 1 31 L 3 24 5 18 3 10 0 4 3 2 8 0 15 0 22 1 31 4 40 9 49 16 59 26 56 25 51 24 45 24 37 23 30 24 20 25 11 28 1 31 Z N"/>
        </draw:custom-shape>
        <draw:custom-shape draw:style-name="Mgr20" draw:text-style-name="MP3" draw:layer="backgroundobjects" svg:width="0.056cm" svg:height="0.035cm" draw:transform="rotate (0.265813645078736) translate (3.131cm 1.903cm)">
          <text:p/>
          <draw:enhanced-geometry svg:viewBox="0 0 58 32" draw:type="non-primitive" draw:enhanced-path="M 0 31 L 2 24 3 17 3 10 0 3 3 2 10 0 16 2 24 3 31 7 40 12 49 20 58 32 55 31 50 28 44 27 36 25 29 25 19 25 10 28 0 31 Z N"/>
        </draw:custom-shape>
        <draw:custom-shape draw:style-name="Mgr20" draw:text-style-name="MP3" draw:layer="backgroundobjects" svg:width="0.861cm" svg:height="0.955cm" draw:transform="rotate (0.265813645078736) translate (1.838cm 0.837cm)">
          <text:p/>
          <draw:enhanced-geometry svg:viewBox="0 0 874 813" draw:type="non-primitive" draw:enhanced-path="M 6 406 L 19 358 36 315 60 280 88 248 117 222 145 199 173 178 195 159 207 149 222 136 242 124 263 110 287 97 311 87 337 79 361 77 381 77 397 77 410 76 419 76 426 74 434 73 439 72 446 71 456 68 470 66 487 63 504 59 521 57 536 53 549 48 557 44 562 40 569 37 579 30 589 25 602 19 615 13 631 8 648 4 666 1 685 0 704 1 724 5 745 13 767 23 788 37 810 54 844 93 864 130 874 165 874 198 869 227 860 251 851 271 843 284 835 292 826 303 815 314 802 326 790 339 777 350 766 360 757 369 747 378 733 389 716 405 697 421 679 440 661 461 644 484 631 508 619 532 609 553 600 573 593 592 585 609 579 624 574 636 569 648 564 660 557 672 550 684 541 694 531 706 520 717 507 727 494 736 479 746 463 755 445 764 426 773 406 780 386 789 363 795 339 803 315 808 292 812 270 813 247 812 227 808 205 803 186 795 168 786 149 776 131 764 115 751 98 737 83 721 69 706 57 688 44 671 24 634 11 594 2 553 0 514 0 478 1 446 4 422 6 406 Z N"/>
        </draw:custom-shape>
        <draw:custom-shape draw:style-name="Mgr20" draw:text-style-name="MP3" draw:layer="backgroundobjects" svg:width="1.579cm" svg:height="0.74cm" draw:transform="rotate (0.265813645078736) translate (0.76cm 1.507cm)">
          <text:p/>
          <draw:enhanced-geometry svg:viewBox="0 0 1604 630" draw:type="non-primitive" draw:enhanced-path="M 1296 35 L 1278 37 1259 40 1239 41 1218 42 1195 44 1171 44 1148 44 1124 44 1102 44 1079 42 1056 41 1036 40 1016 39 997 37 981 35 967 34 950 31 929 29 902 25 871 21 837 17 798 13 757 10 713 6 668 3 621 1 573 0 525 0 477 1 431 3 384 7 340 13 297 21 258 30 224 40 192 51 163 63 138 76 115 90 96 104 79 119 63 136 51 151 39 167 31 184 22 201 15 218 9 234 4 253 2 273 0 294 2 318 5 342 12 368 20 391 33 417 46 437 60 456 77 473 96 491 118 507 142 523 168 536 198 549 231 560 263 567 292 570 320 572 346 572 373 569 399 567 427 564 456 563 486 563 518 565 553 570 591 578 632 591 678 607 728 630 719 618 711 606 702 594 692 584 680 573 669 563 656 554 644 544 629 535 613 528 596 519 577 511 557 505 535 499 513 492 487 487 467 483 447 480 428 477 410 476 393 475 376 473 361 472 347 472 333 472 321 472 308 472 297 472 287 472 277 472 268 471 260 471 235 462 212 449 193 432 178 412 167 389 159 366 157 345 159 325 163 312 168 301 174 288 182 277 193 265 205 255 220 247 236 238 256 231 278 226 302 223 330 221 360 221 394 225 431 230 471 239 485 243 501 249 520 255 540 264 562 273 583 283 606 294 629 306 651 317 674 328 694 339 714 349 733 359 748 368 762 375 774 381 785 388 801 397 823 407 847 418 875 429 905 442 939 456 976 470 1013 482 1053 496 1094 509 1136 521 1179 531 1222 541 1265 549 1306 555 1331 558 1353 558 1373 558 1391 555 1406 552 1421 547 1434 540 1445 533 1455 524 1466 514 1475 504 1485 492 1495 480 1505 467 1517 453 1529 439 1548 415 1566 389 1581 361 1593 334 1601 303 1604 274 1603 245 1596 216 1585 186 1574 158 1561 133 1550 110 1536 92 1523 74 1508 60 1492 47 1475 39 1456 31 1435 27 1412 25 1387 23 1359 26 1329 30 1296 35 Z N"/>
        </draw:custom-shape>
        <draw:custom-shape draw:style-name="Mgr20" draw:text-style-name="MP3" draw:layer="backgroundobjects" svg:width="0.268cm" svg:height="0.105cm" draw:transform="rotate (0.265813645078736) translate (2.629cm 0.439cm)">
          <text:p/>
          <draw:enhanced-geometry svg:viewBox="0 0 275 91" draw:type="non-primitive" draw:enhanced-path="M 0 63 L 0 56 2 47 5 35 11 24 19 14 29 5 43 0 61 0 71 1 82 4 95 6 109 10 124 14 138 18 154 21 169 24 185 28 198 32 212 34 226 37 238 38 249 39 258 39 264 38 273 37 275 37 273 40 267 44 259 49 249 54 240 58 231 61 220 62 202 63 180 64 154 66 129 67 104 69 81 73 65 79 52 86 40 90 29 91 21 90 13 87 8 81 3 73 0 63 Z N"/>
        </draw:custom-shape>
        <draw:custom-shape draw:style-name="Mgr20" draw:text-style-name="MP3" draw:layer="backgroundobjects" svg:width="0.377cm" svg:height="0.659cm" draw:transform="rotate (0.265813645078736) translate (2.297cm 0.32cm)">
          <text:p/>
          <draw:enhanced-geometry svg:viewBox="0 0 385 561" draw:type="non-primitive" draw:enhanced-path="M 259 4 L 250 2 239 1 228 0 215 0 205 1 197 4 192 7 193 14 185 16 173 19 161 24 149 30 138 38 132 47 130 57 134 68 128 72 120 77 114 83 108 91 104 97 103 105 105 111 111 117 106 122 99 130 93 137 86 145 81 155 80 164 81 173 87 181 81 199 72 223 67 246 72 265 61 280 43 307 24 343 8 384 0 428 7 471 32 509 80 541 109 552 137 558 161 561 182 559 201 557 219 551 234 542 246 533 258 522 267 510 274 498 281 485 286 474 288 464 291 454 292 446 294 431 297 415 301 397 307 378 313 359 320 341 328 325 337 311 352 286 369 249 380 204 385 156 380 108 359 64 320 29 259 4 Z N"/>
        </draw:custom-shape>
        <draw:custom-shape draw:style-name="Mgr20" draw:text-style-name="MP3" draw:layer="backgroundobjects" svg:width="0.593cm" svg:height="0.338cm" draw:transform="rotate (0.265813645078736) translate (2.4cm 0.202cm)">
          <text:p/>
          <draw:enhanced-geometry svg:viewBox="0 0 602 289" draw:type="non-primitive" draw:enhanced-path="M 568 72 L 564 70 558 66 549 63 540 61 530 58 521 57 512 56 505 54 497 54 487 53 478 52 468 49 458 49 448 48 440 49 434 52 419 48 405 43 390 39 376 34 363 32 352 29 342 29 333 32 328 24 322 13 314 5 303 3 298 4 291 5 286 7 280 8 274 9 269 10 261 12 255 12 247 12 241 13 233 13 227 13 221 13 214 13 208 12 203 9 197 7 188 5 178 3 166 0 154 0 142 0 134 2 125 4 119 8 112 13 107 18 102 24 97 29 92 33 88 38 83 41 78 42 72 43 67 43 60 43 54 44 49 46 44 47 40 49 34 54 33 60 35 63 40 65 31 70 24 75 19 82 15 90 14 96 15 99 19 99 24 99 16 102 10 107 5 112 2 116 2 120 4 125 9 129 16 131 7 143 1 154 0 165 11 178 6 194 7 211 11 225 19 237 23 244 28 252 34 261 43 270 52 279 63 285 77 289 92 289 107 284 119 278 129 269 137 260 144 252 151 245 158 241 164 241 172 244 178 247 184 252 190 257 198 262 206 266 216 267 227 267 237 265 247 260 255 254 264 246 272 238 283 231 295 225 309 220 314 218 319 217 324 217 329 216 330 216 332 216 332 216 333 216 336 216 339 216 342 216 344 215 351 215 357 213 363 213 370 213 372 213 376 213 380 213 382 212 389 212 395 212 400 212 406 211 410 211 414 211 416 211 420 210 426 210 433 208 439 208 445 208 449 207 453 207 457 207 460 207 460 207 460 206 460 206 460 206 467 206 473 204 478 203 484 202 489 201 494 199 500 199 505 198 511 197 517 194 524 193 530 192 532 191 536 189 539 189 542 188 549 186 555 183 560 182 566 179 568 178 570 178 571 178 573 177 578 175 583 173 587 172 589 172 589 172 589 172 589 172 589 172 597 169 600 165 602 159 602 145 599 126 593 107 583 90 568 72 Z N"/>
        </draw:custom-shape>
        <draw:custom-shape draw:style-name="Mgr20" draw:text-style-name="MP3" draw:layer="backgroundobjects" svg:width="0.014cm" svg:height="0.042cm" draw:transform="rotate (0.265813645078736) translate (2.995cm 0.247cm)">
          <text:p/>
          <draw:enhanced-geometry svg:viewBox="0 0 16 34" draw:type="non-primitive" draw:enhanced-path="M 0 5 L 2 11 5 19 6 26 6 34 10 26 14 17 15 9 16 0 16 0 16 0 16 0 16 0 14 0 10 1 5 3 0 5 Z N"/>
        </draw:custom-shape>
        <draw:custom-shape draw:style-name="Mgr20" draw:text-style-name="MP3" draw:layer="backgroundobjects" svg:width="0.023cm" svg:height="0.063cm" draw:transform="rotate (0.265813645078736) translate (2.898cm 0.311cm)">
          <text:p/>
          <draw:enhanced-geometry svg:viewBox="0 0 24 53" draw:type="non-primitive" draw:enhanced-path="M 0 5 L 3 16 5 28 7 40 7 53 16 40 21 26 24 13 24 1 24 1 24 1 24 1 24 0 18 1 13 2 7 4 0 4 0 4 0 4 0 5 0 5 Z N"/>
        </draw:custom-shape>
        <draw:custom-shape draw:style-name="Mgr20" draw:text-style-name="MP3" draw:layer="backgroundobjects" svg:width="0.023cm" svg:height="0.052cm" draw:transform="rotate (0.265813645078736) translate (2.76cm 0.367cm)">
          <text:p/>
          <draw:enhanced-geometry svg:viewBox="0 0 24 46" draw:type="non-primitive" draw:enhanced-path="M 0 4 L 1 15 3 25 3 36 0 46 9 36 16 24 21 10 24 0 23 0 23 0 21 0 20 0 15 1 10 1 5 2 0 4 Z N"/>
        </draw:custom-shape>
        <draw:custom-shape draw:style-name="Mgr20" draw:text-style-name="MP3" draw:layer="backgroundobjects" svg:width="0.023cm" svg:height="0.059cm" draw:transform="rotate (0.265813645078736) translate (2.792cm 0.354cm)">
          <text:p/>
          <draw:enhanced-geometry svg:viewBox="0 0 26 52" draw:type="non-primitive" draw:enhanced-path="M 8 52 L 15 39 22 25 24 12 26 0 26 0 26 0 26 0 26 0 19 0 13 0 7 2 0 2 3 13 7 25 8 39 8 52 Z N"/>
        </draw:custom-shape>
        <draw:custom-shape draw:style-name="Mgr20" draw:text-style-name="MP3" draw:layer="backgroundobjects" svg:width="0.023cm" svg:height="0.059cm" draw:transform="rotate (0.265813645078736) translate (2.826cm 0.342cm)">
          <text:p/>
          <draw:enhanced-geometry svg:viewBox="0 0 24 49" draw:type="non-primitive" draw:enhanced-path="M 7 49 L 14 38 20 24 23 10 24 0 18 1 13 1 7 1 0 1 3 12 5 25 7 38 7 49 Z N"/>
        </draw:custom-shape>
        <draw:custom-shape draw:style-name="Mgr20" draw:text-style-name="MP3" draw:layer="backgroundobjects" svg:width="0.024cm" svg:height="0.063cm" draw:transform="rotate (0.265813645078736) translate (2.862cm 0.328cm)">
          <text:p/>
          <draw:enhanced-geometry svg:viewBox="0 0 25 52" draw:type="non-primitive" draw:enhanced-path="M 6 52 L 15 39 22 25 24 12 25 0 25 0 25 0 25 0 25 0 19 0 13 0 6 2 0 2 3 13 5 27 6 39 6 52 Z N"/>
        </draw:custom-shape>
        <draw:custom-shape draw:style-name="Mgr20" draw:text-style-name="MP3" draw:layer="backgroundobjects" svg:width="0.026cm" svg:height="0.063cm" draw:transform="rotate (0.265813645078736) translate (2.937cm 0.289cm)">
          <text:p/>
          <draw:enhanced-geometry svg:viewBox="0 0 25 54" draw:type="non-primitive" draw:enhanced-path="M 6 54 L 15 43 21 28 24 14 25 4 25 2 25 1 25 1 25 0 19 1 12 2 6 5 0 6 2 18 6 30 7 43 6 54 Z N"/>
        </draw:custom-shape>
        <draw:custom-shape draw:style-name="Mgr20" draw:text-style-name="MP3" draw:layer="backgroundobjects" svg:width="0.023cm" svg:height="0.066cm" draw:transform="rotate (0.265813645078736) translate (2.97cm 0.266cm)">
          <text:p/>
          <draw:enhanced-geometry svg:viewBox="0 0 24 57" draw:type="non-primitive" draw:enhanced-path="M 11 57 L 18 44 23 29 24 15 24 4 24 3 24 2 24 2 24 0 18 3 13 4 7 7 0 9 4 20 8 32 11 44 11 57 Z N"/>
        </draw:custom-shape>
        <draw:custom-shape draw:style-name="Mgr20" draw:text-style-name="MP3" draw:layer="backgroundobjects" svg:width="0.448cm" svg:height="0.268cm" draw:transform="rotate (0.265813645078736) translate (2.543cm 0.451cm)">
          <text:p/>
          <draw:enhanced-geometry svg:viewBox="0 0 456 227" draw:type="non-primitive" draw:enhanced-path="M 422 183 L 416 182 410 180 403 180 397 179 392 178 386 177 381 175 374 174 368 172 362 170 354 168 348 167 343 165 338 164 333 163 328 162 325 160 323 159 319 159 316 158 313 157 310 155 306 154 302 153 300 151 297 149 295 148 292 146 287 144 282 140 277 138 272 135 270 133 266 130 262 129 260 126 254 124 251 120 247 116 242 114 239 111 236 109 232 107 229 105 225 102 222 100 218 97 214 95 213 93 212 93 210 93 209 92 205 91 203 90 199 87 196 86 193 83 189 81 184 78 180 76 167 65 155 53 143 42 133 30 123 22 116 13 108 7 103 4 93 1 82 0 69 0 56 3 44 7 32 13 21 22 11 34 5 49 1 65 0 81 3 96 8 110 16 122 27 134 40 141 54 146 68 151 80 155 93 158 103 160 113 162 122 163 130 163 137 163 147 164 160 165 171 167 184 169 196 172 209 175 219 180 228 184 236 187 243 188 249 189 257 189 263 189 271 192 280 194 290 198 300 204 313 209 325 216 339 221 353 225 368 227 384 227 400 225 412 221 424 216 434 211 441 204 448 198 453 193 456 188 449 188 441 187 432 184 422 183 Z N"/>
        </draw:custom-shape>
        <draw:custom-shape draw:style-name="Mgr20" draw:text-style-name="MP3" draw:layer="backgroundobjects" svg:width="0.038cm" svg:height="0.049cm" draw:transform="rotate (0.265813645078736) translate (2.868cm 0.509cm)">
          <text:p/>
          <draw:enhanced-geometry svg:viewBox="0 0 40 41" draw:type="non-primitive" draw:enhanced-path="M 26 41 L 31 32 34 20 38 10 40 0 36 5 32 10 27 14 22 18 16 22 11 25 5 28 0 32 4 33 8 34 11 36 14 37 17 38 21 38 23 39 26 41 Z N"/>
        </draw:custom-shape>
        <draw:custom-shape draw:style-name="Mgr20" draw:text-style-name="MP3" draw:layer="backgroundobjects" svg:width="0.032cm" svg:height="0.038cm" draw:transform="rotate (0.265813645078736) translate (2.969cm 0.519cm)">
          <text:p/>
          <draw:enhanced-geometry svg:viewBox="0 0 35 34" draw:type="non-primitive" draw:enhanced-path="M 35 0 L 28 9 19 16 9 24 0 30 6 31 13 31 19 33 25 34 29 26 33 18 34 9 35 0 Z N"/>
        </draw:custom-shape>
        <draw:custom-shape draw:style-name="Mgr20" draw:text-style-name="MP3" draw:layer="backgroundobjects" svg:width="0.038cm" svg:height="0.045cm" draw:transform="rotate (0.265813645078736) translate (2.916cm 0.515cm)">
          <text:p/>
          <draw:enhanced-geometry svg:viewBox="0 0 38 39" draw:type="non-primitive" draw:enhanced-path="M 38 0 L 34 5 30 10 25 14 20 18 15 22 10 25 5 29 0 32 6 33 14 35 20 37 26 39 31 30 35 20 38 10 38 0 Z N"/>
        </draw:custom-shape>
        <draw:custom-shape draw:style-name="Mgr20" draw:text-style-name="MP3" draw:layer="backgroundobjects" svg:width="0.035cm" svg:height="0.046cm" draw:transform="rotate (0.265813645078736) translate (2.836cm 0.503cm)">
          <text:p/>
          <draw:enhanced-geometry svg:viewBox="0 0 37 37" draw:type="non-primitive" draw:enhanced-path="M 37 0 L 29 7 20 15 10 20 0 26 5 29 10 31 15 35 20 37 27 29 32 20 35 10 37 0 Z N"/>
        </draw:custom-shape>
        <draw:custom-shape draw:style-name="Mgr20" draw:text-style-name="MP3" draw:layer="backgroundobjects" svg:width="0.032cm" svg:height="0.042cm" draw:transform="rotate (0.265813645078736) translate (2.802cm 0.491cm)">
          <text:p/>
          <draw:enhanced-geometry svg:viewBox="0 0 34 35" draw:type="non-primitive" draw:enhanced-path="M 34 0 L 26 8 19 13 9 19 0 23 5 25 9 29 12 33 18 35 23 28 28 19 31 9 34 0 Z N"/>
        </draw:custom-shape>
        <draw:custom-shape draw:style-name="Mgr20" draw:text-style-name="MP3" draw:layer="backgroundobjects" svg:width="0.026cm" svg:height="0.039cm" draw:transform="rotate (0.265813645078736) translate (2.771cm 0.477cm)">
          <text:p/>
          <draw:enhanced-geometry svg:viewBox="0 0 28 32" draw:type="non-primitive" draw:enhanced-path="M 28 0 L 22 7 15 13 8 18 0 22 4 24 8 27 11 29 15 32 20 24 24 17 27 8 28 0 Z N"/>
        </draw:custom-shape>
        <draw:custom-shape draw:style-name="Mgr20" draw:text-style-name="MP3" draw:layer="backgroundobjects" svg:width="0.029cm" svg:height="0.038cm" draw:transform="rotate (0.265813645078736) translate (2.732cm 0.466cm)">
          <text:p/>
          <draw:enhanced-geometry svg:viewBox="0 0 28 32" draw:type="non-primitive" draw:enhanced-path="M 28 0 L 23 7 15 12 8 17 0 22 4 24 9 27 13 29 16 32 21 24 24 16 27 8 28 0 Z N"/>
        </draw:custom-shape>
        <draw:custom-shape draw:style-name="Mgr20" draw:text-style-name="MP3" draw:layer="backgroundobjects" svg:width="0.41cm" svg:height="0.806cm" draw:transform="rotate (0.265813645078736) translate (1.843cm 1.125cm)">
          <text:p/>
          <draw:enhanced-geometry svg:viewBox="0 0 416 688" draw:type="non-primitive" draw:enhanced-path="M 60 86 L 53 101 43 123 31 152 20 184 10 218 4 252 0 281 2 306 9 329 15 353 21 378 28 403 33 428 39 450 44 469 49 483 55 505 59 526 58 544 57 560 55 568 55 582 59 600 68 619 82 638 105 657 135 672 178 684 217 688 248 686 274 675 291 662 304 645 313 630 318 615 319 605 319 585 320 553 324 522 333 495 342 476 354 445 370 403 385 355 399 306 410 258 416 218 415 186 409 161 401 136 392 112 382 88 371 68 357 50 342 35 324 25 304 18 281 10 256 5 231 1 204 0 182 0 161 4 145 9 131 18 117 26 103 38 92 48 81 59 72 69 65 78 60 86 Z N"/>
        </draw:custom-shape>
        <draw:custom-shape draw:style-name="Mgr20" draw:text-style-name="MP3" draw:layer="backgroundobjects" svg:width="0.469cm" svg:height="0.405cm" draw:transform="rotate (0.265813645078736) translate (1.858cm 1.786cm)">
          <text:p/>
          <draw:enhanced-geometry svg:viewBox="0 0 477 344" draw:type="non-primitive" draw:enhanced-path="M 352 176 L 345 181 331 190 313 202 293 215 272 229 250 242 231 253 217 262 207 268 195 275 181 282 167 290 152 299 135 307 119 318 101 329 82 339 67 344 56 344 46 340 37 333 28 325 21 315 13 306 4 294 0 284 0 273 4 263 12 256 21 247 32 239 45 232 57 223 70 212 82 200 94 186 104 174 113 161 120 150 125 139 130 127 135 116 142 102 148 87 157 73 166 59 176 45 188 33 201 23 215 15 227 10 240 7 251 6 262 6 270 7 278 9 287 10 297 10 307 10 317 7 326 6 333 4 340 2 345 1 356 0 370 0 386 1 403 2 419 6 436 13 450 20 461 31 468 44 475 57 477 71 477 83 473 96 467 108 458 120 444 128 429 136 414 144 402 151 389 156 378 163 367 168 359 173 352 176 Z N"/>
        </draw:custom-shape>
        <draw:custom-shape draw:style-name="Mgr20" draw:text-style-name="MP3" draw:layer="backgroundobjects" svg:width="0.176cm" svg:height="0.402cm" draw:transform="rotate (0.265813645078736) translate (1.927cm 2.063cm)">
          <text:p/>
          <draw:enhanced-geometry svg:viewBox="0 0 181 342" draw:type="non-primitive" draw:enhanced-path="M 134 189 L 128 172 123 152 121 126 122 94 122 75 118 59 113 45 107 32 99 22 92 14 84 7 78 2 69 0 58 0 44 1 29 7 16 16 6 27 1 44 4 65 7 82 11 103 15 126 15 141 11 153 7 169 2 185 0 196 11 203 17 210 22 218 25 227 33 243 39 263 44 283 46 300 48 303 50 308 55 312 60 317 67 321 74 324 83 326 92 327 101 329 111 332 120 337 130 341 140 342 149 341 160 335 170 324 181 295 178 272 169 253 161 240 156 229 149 216 140 203 134 189 Z N"/>
        </draw:custom-shape>
        <draw:custom-shape draw:style-name="Mgr20" draw:text-style-name="MP3" draw:layer="backgroundobjects" svg:width="0.026cm" svg:height="0.077cm" draw:transform="rotate (0.265813645078736) translate (1.983cm 2.286cm)">
          <text:p/>
          <draw:enhanced-geometry svg:viewBox="0 0 28 67" draw:type="non-primitive" draw:enhanced-path="M 28 31 L 25 38 23 48 22 58 22 67 7 43 0 24 0 10 3 0 14 7 20 14 25 22 28 31 Z N"/>
        </draw:custom-shape>
        <draw:custom-shape draw:style-name="Mgr20" draw:text-style-name="MP3" draw:layer="backgroundobjects" svg:width="0.064cm" svg:height="0.048cm" draw:transform="rotate (0.265813645078736) translate (2.284cm 2.262cm)">
          <text:p/>
          <draw:enhanced-geometry svg:viewBox="0 0 66 41" draw:type="non-primitive" draw:enhanced-path="M 0 33 L 5 27 8 19 7 10 4 2 9 0 15 0 22 2 31 4 39 9 48 17 57 27 66 41 63 38 58 36 51 33 43 32 33 31 23 29 12 31 0 33 Z N"/>
        </draw:custom-shape>
        <draw:custom-shape draw:style-name="Mgr20" draw:text-style-name="MP3" draw:layer="backgroundobjects" svg:width="0.061cm" svg:height="0.056cm" draw:transform="rotate (0.265813645078736) translate (2.289cm 2.304cm)">
          <text:p/>
          <draw:enhanced-geometry svg:viewBox="0 0 63 48" draw:type="non-primitive" draw:enhanced-path="M 0 31 L 5 25 8 17 9 9 8 0 13 0 18 0 25 2 33 6 40 11 49 20 57 32 63 48 61 45 55 41 49 39 42 35 33 32 23 31 11 30 0 31 Z N"/>
        </draw:custom-shape>
        <draw:custom-shape draw:style-name="Mgr20" draw:text-style-name="MP3" draw:layer="backgroundobjects" svg:width="0.062cm" svg:height="0.063cm" draw:transform="rotate (0.265813645078736) translate (2.289cm 2.36cm)">
          <text:p/>
          <draw:enhanced-geometry svg:viewBox="0 0 62 53" draw:type="non-primitive" draw:enhanced-path="M 0 30 L 7 24 10 16 12 9 12 0 17 0 22 1 29 4 37 8 43 15 51 24 57 37 62 53 60 50 56 47 50 43 43 39 34 35 24 33 13 30 0 30 Z N"/>
        </draw:custom-shape>
        <draw:custom-shape draw:style-name="Mgr20" draw:text-style-name="MP3" draw:layer="backgroundobjects" svg:width="0.165cm" svg:height="0.077cm" draw:transform="rotate (0.265813645078736) translate (2.121cm 2.281cm)">
          <text:p/>
          <draw:enhanced-geometry svg:viewBox="0 0 169 67" draw:type="non-primitive" draw:enhanced-path="M 42 24 L 43 30 43 35 47 39 56 40 65 36 73 31 81 24 84 19 85 25 85 30 85 34 90 34 97 31 106 27 114 21 118 15 118 22 118 27 118 31 121 34 129 32 137 30 140 25 143 20 143 25 143 30 144 34 152 35 160 36 167 35 169 31 168 24 164 19 159 14 152 9 143 5 131 2 118 0 102 0 84 0 65 2 48 6 33 11 20 17 10 24 4 32 0 40 0 48 2 53 3 58 5 63 8 67 17 60 27 50 36 36 42 24 Z N"/>
        </draw:custom-shape>
        <draw:custom-shape draw:style-name="Mgr20" draw:text-style-name="MP3" draw:layer="backgroundobjects" svg:width="0.159cm" svg:height="0.07cm" draw:transform="rotate (0.265813645078736) translate (2.133cm 2.296cm)">
          <text:p/>
          <draw:enhanced-geometry svg:viewBox="0 0 164 60" draw:type="non-primitive" draw:enhanced-path="M 160 9 L 161 16 159 20 152 21 144 20 136 19 135 15 135 10 135 5 132 10 129 15 121 17 113 19 110 16 110 12 110 7 110 0 106 6 98 12 89 16 82 19 77 19 77 15 77 10 76 4 73 9 65 16 57 21 48 25 39 24 35 20 35 15 34 9 28 21 19 35 9 45 0 52 4 57 10 59 15 60 23 59 31 57 43 53 57 50 72 48 87 45 102 45 116 46 129 49 137 50 145 49 152 45 158 40 161 33 164 25 163 17 160 9 Z N"/>
        </draw:custom-shape>
        <draw:custom-shape draw:style-name="Mgr20" draw:text-style-name="MP3" draw:layer="backgroundobjects" svg:width="0.165cm" svg:height="0.067cm" draw:transform="rotate (0.265813645078736) translate (2.133cm 2.325cm)">
          <text:p/>
          <draw:enhanced-geometry svg:viewBox="0 0 167 58" draw:type="non-primitive" draw:enhanced-path="M 166 20 L 166 29 163 32 157 34 148 32 142 30 140 26 140 22 142 16 139 21 134 25 126 27 119 26 115 22 114 17 115 10 115 2 110 7 102 12 92 15 85 16 80 16 80 12 81 7 81 1 77 6 70 11 60 16 51 17 42 16 39 12 39 6 39 0 34 8 28 17 23 23 18 30 13 34 8 37 4 39 0 39 4 44 9 47 15 49 22 49 31 47 43 46 57 45 72 45 87 46 104 47 118 51 129 55 137 58 145 58 152 55 158 50 163 44 166 36 167 27 166 20 Z N"/>
        </draw:custom-shape>
        <draw:custom-shape draw:style-name="Mgr20" draw:text-style-name="MP3" draw:layer="backgroundobjects" svg:width="0.168cm" svg:height="0.066cm" draw:transform="rotate (0.265813645078736) translate (2.122cm 2.306cm)">
          <text:p/>
          <draw:enhanced-geometry svg:viewBox="0 0 171 57" draw:type="non-primitive" draw:enhanced-path="M 44 18 L 44 24 44 30 47 34 56 35 65 34 75 29 82 24 86 19 86 25 85 30 85 34 90 34 97 33 107 30 115 25 120 20 120 28 119 35 120 40 124 44 131 45 139 43 144 39 147 34 145 40 145 44 147 48 153 50 162 52 168 50 171 47 171 38 168 31 163 26 157 21 148 15 136 11 124 7 109 4 90 1 71 0 53 1 38 5 25 9 14 14 7 20 1 28 0 35 0 41 1 48 4 53 5 57 9 57 13 55 18 52 23 48 28 41 33 35 39 26 44 18 Z N"/>
        </draw:custom-shape>
        <draw:custom-shape draw:style-name="Mgr20" draw:text-style-name="MP3" draw:layer="backgroundobjects" svg:width="0.168cm" svg:height="0.095cm" draw:transform="rotate (0.265813645078736) translate (2.127cm 2.348cm)">
          <text:p/>
          <draw:enhanced-geometry svg:viewBox="0 0 170 82" draw:type="non-primitive" draw:enhanced-path="M 169 47 L 166 41 162 36 156 29 149 23 138 17 126 12 111 7 92 3 73 0 55 0 40 2 27 4 16 9 7 16 2 22 0 29 0 42 5 53 12 61 24 62 32 62 44 62 59 62 74 63 89 66 104 68 117 74 128 79 136 82 145 82 152 81 159 76 165 71 169 63 170 56 169 47 Z N"/>
        </draw:custom-shape>
        <draw:custom-shape draw:style-name="Mgr20" draw:text-style-name="MP3" draw:layer="backgroundobjects" svg:width="0.15cm" svg:height="0.313cm" draw:transform="rotate (0.265813645078736) translate (2.597cm 0.861cm)">
          <text:p/>
          <draw:enhanced-geometry svg:viewBox="0 0 152 267" draw:type="non-primitive" draw:enhanced-path="M 84 235 L 78 219 70 200 61 183 55 169 53 162 50 156 45 150 40 142 34 132 27 121 19 108 10 93 2 73 0 54 2 38 8 25 8 24 12 17 19 12 24 7 29 5 44 0 56 0 66 2 75 6 83 12 88 20 93 28 98 34 104 49 109 73 113 102 114 131 118 157 127 180 137 198 146 212 151 224 152 241 146 254 132 264 131 266 128 266 127 266 124 266 124 266 117 267 109 266 103 263 98 259 94 256 90 249 87 243 84 235 Z N"/>
        </draw:custom-shape>
        <draw:custom-shape draw:style-name="Mgr20" draw:text-style-name="MP3" draw:layer="backgroundobjects" svg:width="0.073cm" svg:height="0.049cm" draw:transform="rotate (0.265813645078736) translate (2.903cm 1.029cm)">
          <text:p/>
          <draw:enhanced-geometry svg:viewBox="0 0 75 42" draw:type="non-primitive" draw:enhanced-path="M 1 37 L 0 33 0 28 2 23 6 18 11 13 19 8 29 4 39 1 50 0 59 0 67 1 70 4 74 6 75 10 75 14 74 18 70 25 68 28 63 29 55 28 46 28 38 29 30 30 25 34 21 38 15 42 9 42 1 37 Z N"/>
        </draw:custom-shape>
        <draw:custom-shape draw:style-name="Mgr20" draw:text-style-name="MP3" draw:layer="backgroundobjects" svg:width="0.07cm" svg:height="0.055cm" draw:transform="rotate (0.265813645078736) translate (2.922cm 1.09cm)">
          <text:p/>
          <draw:enhanced-geometry svg:viewBox="0 0 74 48" draw:type="non-primitive" draw:enhanced-path="M 74 36 L 72 27 67 23 59 22 54 23 49 23 42 19 34 14 26 8 21 3 18 0 13 0 6 4 1 9 0 17 6 27 23 38 32 43 39 46 48 47 54 48 61 47 67 46 71 43 73 41 74 36 Z N"/>
        </draw:custom-shape>
        <draw:custom-shape draw:style-name="Mgr20" draw:text-style-name="MP3" draw:layer="backgroundobjects" svg:width="0.023cm" svg:height="0.035cm" draw:transform="rotate (0.265813645078736) translate (2.971cm 1.023cm)">
          <text:p/>
          <draw:enhanced-geometry svg:viewBox="0 0 22 28" draw:type="non-primitive" draw:enhanced-path="M 5 0 L 6 2 6 4 6 6 5 9 4 11 3 14 1 15 0 16 6 17 13 20 18 24 22 28 22 21 18 12 13 4 5 0 Z N"/>
        </draw:custom-shape>
        <draw:custom-shape draw:style-name="Mgr20" draw:text-style-name="MP3" draw:layer="backgroundobjects" svg:width="0.02cm" svg:height="0.024cm" draw:transform="rotate (0.265813645078736) translate (2.995cm 1.099cm)">
          <text:p/>
          <draw:enhanced-geometry svg:viewBox="0 0 21 20" draw:type="non-primitive" draw:enhanced-path="M 2 20 L 3 18 4 16 5 14 5 13 5 9 4 6 2 4 0 1 5 1 12 1 17 1 21 0 19 6 15 13 9 18 2 20 Z N"/>
        </draw:custom-shape>
        <draw:custom-shape draw:style-name="Mgr20" draw:text-style-name="MP3" draw:layer="backgroundobjects" svg:width="0.177cm" svg:height="0.074cm" draw:transform="rotate (0.265813645078736) translate (2.753cm 1.078cm)">
          <text:p/>
          <draw:enhanced-geometry svg:viewBox="0 0 181 63" draw:type="non-primitive" draw:enhanced-path="M 4 15 L 2 19 0 24 0 31 3 37 8 44 17 51 31 56 48 60 67 62 84 63 98 62 109 61 120 61 130 60 143 58 157 60 168 58 176 52 180 44 181 38 180 28 176 20 170 14 159 14 149 17 138 18 125 18 113 17 100 15 88 14 75 12 64 9 53 7 43 4 36 2 28 0 22 0 16 3 11 8 4 15 Z N"/>
        </draw:custom-shape>
      </draw:g>
      <draw:frame presentation:style-name="Default-outline1" draw:layer="backgroundobjects" svg:width="19.527cm" svg:height="11.309cm" svg:x="2.909cm" svg:y="4.789cm" presentation:class="outline" presentation:placeholder="true">
        <draw:text-box/>
      </draw:frame>
      <presentation:notes style:page-layout-name="PM0">
        <draw:rect draw:style-name="Mgr21" draw:text-style-name="MP8" draw:layer="backgroundobjects" svg:width="19.05cm" svg:height="25.82cm" svg:x="0cm" svg:y="0cm">
          <text:p/>
        </draw:rect>
        <draw:frame presentation:style-name="Mpr2" draw:text-style-name="MP10" draw:layer="backgroundobjects" svg:width="8.251cm" svg:height="1.289cm" svg:x="-0.001cm" svg:y="0cm" presentation:class="header">
          <draw:text-box>
            <text:p text:style-name="MP9"><text:span text:style-name="MT4"><presentation:header/></text:span></text:p>
          </draw:text-box>
        </draw:frame>
        <draw:frame presentation:style-name="Mpr2" draw:text-style-name="MP12" draw:layer="backgroundobjects" svg:width="8.251cm" svg:height="1.289cm" svg:x="10.798cm" svg:y="0cm" presentation:class="date-time">
          <draw:text-box>
            <text:p text:style-name="MP11"><text:span text:style-name="MT4"><presentation:date-time/></text:span></text:p>
          </draw:text-box>
        </draw:frame>
        <draw:page-thumbnail presentation:style-name="Default-title" draw:layer="backgroundobjects" svg:width="12.911cm" svg:height="9.685cm" svg:x="3.073cm" svg:y="1.94cm" presentation:class="page"/>
        <draw:frame presentation:style-name="Default-notes" draw:layer="backgroundobjects" svg:width="13.97cm" svg:height="11.616cm" svg:x="2.54cm" svg:y="12.267cm" presentation:class="notes" presentation:placeholder="true">
          <draw:text-box/>
        </draw:frame>
        <draw:frame presentation:style-name="Mpr3" draw:text-style-name="MP10" draw:layer="backgroundobjects" svg:width="8.251cm" svg:height="1.288cm" svg:x="-0.001cm" svg:y="24.534cm" presentation:class="footer">
          <draw:text-box>
            <text:p text:style-name="MP9"><text:span text:style-name="MT4"><presentation:footer/></text:span></text:p>
          </draw:text-box>
        </draw:frame>
        <draw:frame presentation:style-name="Mpr3" draw:text-style-name="MP12" draw:layer="backgroundobjects" svg:width="8.251cm" svg:height="1.288cm" svg:x="10.798cm" svg:y="24.534cm" presentation:class="page-number">
          <draw:text-box>
            <text:p text:style-name="MP11"><text:span text:style-name="MT4"><text:page-number>&lt;number&gt;</text:page-number></text:span></text:p>
          </draw:text-box>
        </draw:frame>
      </presentation:notes>
    </style:master-page>
    <style:master-page style:name="Title1" style:page-layout-name="PM1" draw:style-name="Mdp1">
      <draw:custom-shape draw:style-name="Mgr22" draw:text-style-name="MP3" draw:layer="backgroundobjects" svg:width="25.4cm" svg:height="7.056cm" svg:x="0cm" svg:y="0cm">
        <text:p/>
        <draw:enhanced-geometry svg:viewBox="0 0 21600 21600" draw:type="rectangle" draw:enhanced-path="M 0 0 L 21600 0 21600 21600 0 21600 0 0 Z N"/>
      </draw:custom-shape>
      <draw:custom-shape draw:style-name="Mgr23" draw:text-style-name="MP3" draw:layer="backgroundobjects" svg:width="25.4cm" svg:height="11.994cm" svg:x="0cm" svg:y="7.056cm">
        <text:p/>
        <draw:enhanced-geometry svg:viewBox="0 0 21600 21600" draw:type="rectangle" draw:enhanced-path="M 0 0 L 21600 0 21600 21600 0 21600 0 0 Z N"/>
      </draw:custom-shape>
      <draw:custom-shape draw:style-name="Mgr24" draw:text-style-name="MP3" draw:layer="backgroundobjects" svg:width="18.935cm" svg:height="0.705cm" svg:x="0cm" svg:y="7.202cm">
        <text:p/>
        <draw:enhanced-geometry svg:viewBox="0 0 21600 21600" draw:mirror-vertical="true" draw:type="rectangle" draw:enhanced-path="M 0 0 L 21600 0 21600 21600 0 21600 0 0 Z N"/>
      </draw:custom-shape>
      <draw:frame presentation:style-name="Title1-title" draw:layer="backgroundobjects" svg:width="21.59cm" svg:height="1.963cm" svg:x="3.276cm" svg:y="0.507cm" presentation:class="title" presentation:placeholder="true">
        <draw:text-box/>
      </draw:frame>
      <draw:frame presentation:style-name="Mpr4" draw:text-style-name="MP14" draw:layer="backgroundobjects" svg:width="5.292cm" svg:height="1.271cm" svg:x="1.905cm" svg:y="17.357cm" presentation:class="date-time">
        <draw:text-box>
          <text:p text:style-name="MP13"><text:span text:style-name="MT5"><text:date style:data-style-name="D3" text:date-value="2015-03-19">03/19/15</text:date></text:span><text:span text:style-name="MT5"> </text:span><text:span text:style-name="MT5"><text:time style:data-style-name="T2" text:time-value="00:00:00">20:55</text:time></text:span></text:p>
        </draw:text-box>
      </draw:frame>
      <draw:frame presentation:style-name="Mpr5" draw:text-style-name="MP16" draw:layer="backgroundobjects" svg:width="8.044cm" svg:height="1.271cm" svg:x="8.678cm" svg:y="17.357cm" presentation:class="footer">
        <draw:text-box>
          <text:p text:style-name="MP15"><text:span text:style-name="MT5"><presentation:footer/></text:span></text:p>
        </draw:text-box>
      </draw:frame>
      <draw:frame presentation:style-name="Mpr6" draw:text-style-name="MP18" draw:layer="backgroundobjects" svg:width="5.292cm" svg:height="1.271cm" svg:x="18.203cm" svg:y="17.357cm" presentation:class="page-number">
        <draw:text-box>
          <text:p text:style-name="MP17"><text:span text:style-name="MT5"><text:page-number>&lt;number&gt;</text:page-number></text:span></text:p>
        </draw:text-box>
      </draw:frame>
      <presentation:notes style:page-layout-name="PM0">
        <draw:rect draw:style-name="Mgr21" draw:text-style-name="MP8" draw:layer="backgroundobjects" svg:width="19.05cm" svg:height="25.82cm" svg:x="0cm" svg:y="0cm">
          <text:p/>
        </draw:rect>
        <draw:frame presentation:style-name="Mpr7" draw:text-style-name="MP10" draw:layer="backgroundobjects" svg:width="8.251cm" svg:height="1.289cm" svg:x="-0.001cm" svg:y="0cm" presentation:class="header">
          <draw:text-box>
            <text:p text:style-name="MP9"><text:span text:style-name="MT4"><presentation:header/></text:span></text:p>
          </draw:text-box>
        </draw:frame>
        <draw:frame presentation:style-name="Mpr7" draw:text-style-name="MP12" draw:layer="backgroundobjects" svg:width="8.251cm" svg:height="1.289cm" svg:x="10.798cm" svg:y="0cm" presentation:class="date-time">
          <draw:text-box>
            <text:p text:style-name="MP11"><text:span text:style-name="MT4"><presentation:date-time/></text:span></text:p>
          </draw:text-box>
        </draw:frame>
        <draw:page-thumbnail presentation:style-name="Title1-title" draw:layer="backgroundobjects" svg:width="12.911cm" svg:height="9.685cm" svg:x="3.073cm" svg:y="1.94cm" presentation:class="page"/>
        <draw:frame presentation:style-name="Title1-notes" draw:layer="backgroundobjects" svg:width="13.97cm" svg:height="11.616cm" svg:x="2.54cm" svg:y="12.267cm" presentation:class="notes" presentation:placeholder="true">
          <draw:text-box/>
        </draw:frame>
        <draw:frame presentation:style-name="Mpr8" draw:text-style-name="MP10" draw:layer="backgroundobjects" svg:width="8.251cm" svg:height="1.288cm" svg:x="-0.001cm" svg:y="24.534cm" presentation:class="footer">
          <draw:text-box>
            <text:p text:style-name="MP9"><text:span text:style-name="MT4"><presentation:footer/></text:span></text:p>
          </draw:text-box>
        </draw:frame>
        <draw:frame presentation:style-name="Mpr8" draw:text-style-name="MP12" draw:layer="backgroundobjects" svg:width="8.251cm" svg:height="1.288cm" svg:x="10.798cm" svg:y="24.534cm" presentation:class="page-number">
          <draw:text-box>
            <text:p text:style-name="MP11"><text:span text:style-name="M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Module 3:  Operating-System Structures</dc:title>
    <meta:initial-creator>Marilyn Turnamian</meta:initial-creator>
    <meta:creation-date>1999-06-30T13:09:32</meta:creation-date>
    <dc:date>2015-03-19T20:55:09.845553472</dc:date>
    <meta:print-date>2001-06-14T07:10:39</meta:print-date>
    <meta:editing-cycles>140</meta:editing-cycles>
    <meta:editing-duration>P2DT15H32M27S</meta:editing-duration>
    <meta:generator>LibreOffice/4.2.7.2$Linux_X86_64 LibreOffice_project/420m0$Build-2</meta:generator>
    <meta:document-statistic meta:object-count="230"/>
  </office:meta>
</office:document-meta>
</file>